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6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030860784]:</text:p>
          </table:table-cell>
          <table:table-cell office:value-type="float" office:value="114.468117" calcext:value-type="float">
            <text:p>114.468117</text:p>
          </table:table-cell>
          <table:table-cell office:value-type="float" office:value="2.85091" calcext:value-type="float">
            <text:p>2.85091</text:p>
          </table:table-cell>
          <table:table-cell office:value-type="float" office:value="0.89981" calcext:value-type="float">
            <text:p>0.89981</text:p>
          </table:table-cell>
          <table:table-cell office:value-type="float" office:value="0.139045" calcext:value-type="float">
            <text:p>0.139045</text:p>
          </table:table-cell>
          <table:table-cell office:value-type="float" office:value="4.458077" calcext:value-type="float">
            <text:p>4.458077</text:p>
          </table:table-cell>
          <table:table-cell office:value-type="float" office:value="0.688895" calcext:value-type="float">
            <text:p>0.68889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051219203]:</text:p>
          </table:table-cell>
          <table:table-cell office:value-type="float" office:value="113.943375" calcext:value-type="float">
            <text:p>113.943375</text:p>
          </table:table-cell>
          <table:table-cell office:value-type="float" office:value="2.850729" calcext:value-type="float">
            <text:p>2.850729</text:p>
          </table:table-cell>
          <table:table-cell office:value-type="float" office:value="0.89772" calcext:value-type="float">
            <text:p>0.89772</text:p>
          </table:table-cell>
          <table:table-cell office:value-type="float" office:value="0.139041" calcext:value-type="float">
            <text:p>0.139041</text:p>
          </table:table-cell>
          <table:table-cell office:value-type="float" office:value="4.447807" calcext:value-type="float">
            <text:p>4.447807</text:p>
          </table:table-cell>
          <table:table-cell office:value-type="float" office:value="0.688873" calcext:value-type="float">
            <text:p>0.68887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070421279]:</text:p>
          </table:table-cell>
          <table:table-cell office:value-type="float" office:value="113.627525" calcext:value-type="float">
            <text:p>113.627525</text:p>
          </table:table-cell>
          <table:table-cell office:value-type="float" office:value="2.728292" calcext:value-type="float">
            <text:p>2.728292</text:p>
          </table:table-cell>
          <table:table-cell office:value-type="float" office:value="0.896531" calcext:value-type="float">
            <text:p>0.896531</text:p>
          </table:table-cell>
          <table:table-cell office:value-type="float" office:value="0.136092" calcext:value-type="float">
            <text:p>0.136092</text:p>
          </table:table-cell>
          <table:table-cell office:value-type="float" office:value="4.441613" calcext:value-type="float">
            <text:p>4.441613</text:p>
          </table:table-cell>
          <table:table-cell office:value-type="float" office:value="0.673524" calcext:value-type="float">
            <text:p>0.67352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090694962]:</text:p>
          </table:table-cell>
          <table:table-cell office:value-type="float" office:value="113.945633" calcext:value-type="float">
            <text:p>113.945633</text:p>
          </table:table-cell>
          <table:table-cell office:value-type="float" office:value="2.776436" calcext:value-type="float">
            <text:p>2.776436</text:p>
          </table:table-cell>
          <table:table-cell office:value-type="float" office:value="0.897794" calcext:value-type="float">
            <text:p>0.897794</text:p>
          </table:table-cell>
          <table:table-cell office:value-type="float" office:value="0.137322" calcext:value-type="float">
            <text:p>0.137322</text:p>
          </table:table-cell>
          <table:table-cell office:value-type="float" office:value="4.44785" calcext:value-type="float">
            <text:p>4.44785</text:p>
          </table:table-cell>
          <table:table-cell office:value-type="float" office:value="0.679592" calcext:value-type="float">
            <text:p>0.67959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110953583]:</text:p>
          </table:table-cell>
          <table:table-cell office:value-type="float" office:value="115.063049" calcext:value-type="float">
            <text:p>115.063049</text:p>
          </table:table-cell>
          <table:table-cell office:value-type="float" office:value="2.724799" calcext:value-type="float">
            <text:p>2.724799</text:p>
          </table:table-cell>
          <table:table-cell office:value-type="float" office:value="0.902223" calcext:value-type="float">
            <text:p>0.902223</text:p>
          </table:table-cell>
          <table:table-cell office:value-type="float" office:value="0.136002" calcext:value-type="float">
            <text:p>0.136002</text:p>
          </table:table-cell>
          <table:table-cell office:value-type="float" office:value="4.469692" calcext:value-type="float">
            <text:p>4.469692</text:p>
          </table:table-cell>
          <table:table-cell office:value-type="float" office:value="0.673082" calcext:value-type="float">
            <text:p>0.67308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131255926]:</text:p>
          </table:table-cell>
          <table:table-cell office:value-type="float" office:value="115.352554" calcext:value-type="float">
            <text:p>115.352554</text:p>
          </table:table-cell>
          <table:table-cell office:value-type="float" office:value="2.624143" calcext:value-type="float">
            <text:p>2.624143</text:p>
          </table:table-cell>
          <table:table-cell office:value-type="float" office:value="0.903368" calcext:value-type="float">
            <text:p>0.903368</text:p>
          </table:table-cell>
          <table:table-cell office:value-type="float" office:value="0.133389" calcext:value-type="float">
            <text:p>0.133389</text:p>
          </table:table-cell>
          <table:table-cell office:value-type="float" office:value="4.475333" calcext:value-type="float">
            <text:p>4.475333</text:p>
          </table:table-cell>
          <table:table-cell office:value-type="float" office:value="0.660214" calcext:value-type="float">
            <text:p>0.66021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150491112]:</text:p>
          </table:table-cell>
          <table:table-cell office:value-type="float" office:value="116.7575" calcext:value-type="float">
            <text:p>116.7575</text:p>
          </table:table-cell>
          <table:table-cell office:value-type="float" office:value="2.261717" calcext:value-type="float">
            <text:p>2.261717</text:p>
          </table:table-cell>
          <table:table-cell office:value-type="float" office:value="0.908616" calcext:value-type="float">
            <text:p>0.908616</text:p>
          </table:table-cell>
          <table:table-cell office:value-type="float" office:value="0.124045" calcext:value-type="float">
            <text:p>0.124045</text:p>
          </table:table-cell>
          <table:table-cell office:value-type="float" office:value="4.502616" calcext:value-type="float">
            <text:p>4.502616</text:p>
          </table:table-cell>
          <table:table-cell office:value-type="float" office:value="0.611631" calcext:value-type="float">
            <text:p>0.61163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170904874]:</text:p>
          </table:table-cell>
          <table:table-cell office:value-type="float" office:value="117.566681" calcext:value-type="float">
            <text:p>117.566681</text:p>
          </table:table-cell>
          <table:table-cell office:value-type="float" office:value="2.498956" calcext:value-type="float">
            <text:p>2.498956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130594" calcext:value-type="float">
            <text:p>0.130594</text:p>
          </table:table-cell>
          <table:table-cell office:value-type="float" office:value="4.518252" calcext:value-type="float">
            <text:p>4.518252</text:p>
          </table:table-cell>
          <table:table-cell office:value-type="float" office:value="0.643788" calcext:value-type="float">
            <text:p>0.64378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191297245]:</text:p>
          </table:table-cell>
          <table:table-cell office:value-type="float" office:value="118.22374" calcext:value-type="float">
            <text:p>118.22374</text:p>
          </table:table-cell>
          <table:table-cell office:value-type="float" office:value="2.23137" calcext:value-type="float">
            <text:p>2.23137</text:p>
          </table:table-cell>
          <table:table-cell office:value-type="float" office:value="0.914386" calcext:value-type="float">
            <text:p>0.914386</text:p>
          </table:table-cell>
          <table:table-cell office:value-type="float" office:value="0.12316" calcext:value-type="float">
            <text:p>0.12316</text:p>
          </table:table-cell>
          <table:table-cell office:value-type="float" office:value="4.530909" calcext:value-type="float">
            <text:p>4.530909</text:p>
          </table:table-cell>
          <table:table-cell office:value-type="float" office:value="0.607402" calcext:value-type="float">
            <text:p>0.60740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210652549]:</text:p>
          </table:table-cell>
          <table:table-cell office:value-type="float" office:value="118.417404" calcext:value-type="float">
            <text:p>118.417404</text:p>
          </table:table-cell>
          <table:table-cell office:value-type="float" office:value="2.28922" calcext:value-type="float">
            <text:p>2.28922</text:p>
          </table:table-cell>
          <table:table-cell office:value-type="float" office:value="0.915105" calcext:value-type="float">
            <text:p>0.915105</text:p>
          </table:table-cell>
          <table:table-cell office:value-type="float" office:value="0.124716" calcext:value-type="float">
            <text:p>0.124716</text:p>
          </table:table-cell>
          <table:table-cell office:value-type="float" office:value="4.534634" calcext:value-type="float">
            <text:p>4.534634</text:p>
          </table:table-cell>
          <table:table-cell office:value-type="float" office:value="0.615458" calcext:value-type="float">
            <text:p>0.61545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231043035]:</text:p>
          </table:table-cell>
          <table:table-cell office:value-type="float" office:value="118.841324" calcext:value-type="float">
            <text:p>118.841324</text:p>
          </table:table-cell>
          <table:table-cell office:value-type="float" office:value="2.167066" calcext:value-type="float">
            <text:p>2.167066</text:p>
          </table:table-cell>
          <table:table-cell office:value-type="float" office:value="0.916768" calcext:value-type="float">
            <text:p>0.916768</text:p>
          </table:table-cell>
          <table:table-cell office:value-type="float" office:value="0.121221" calcext:value-type="float">
            <text:p>0.121221</text:p>
          </table:table-cell>
          <table:table-cell office:value-type="float" office:value="4.542774" calcext:value-type="float">
            <text:p>4.542774</text:p>
          </table:table-cell>
          <table:table-cell office:value-type="float" office:value="0.59835" calcext:value-type="float">
            <text:p>0.5983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250403240]:</text:p>
          </table:table-cell>
          <table:table-cell office:value-type="float" office:value="118.535637" calcext:value-type="float">
            <text:p>118.535637</text:p>
          </table:table-cell>
          <table:table-cell office:value-type="float" office:value="2.175933" calcext:value-type="float">
            <text:p>2.175933</text:p>
          </table:table-cell>
          <table:table-cell office:value-type="float" office:value="0.915631" calcext:value-type="float">
            <text:p>0.915631</text:p>
          </table:table-cell>
          <table:table-cell office:value-type="float" office:value="0.121465" calcext:value-type="float">
            <text:p>0.121465</text:p>
          </table:table-cell>
          <table:table-cell office:value-type="float" office:value="4.536904" calcext:value-type="float">
            <text:p>4.536904</text:p>
          </table:table-cell>
          <table:table-cell office:value-type="float" office:value="0.59961" calcext:value-type="float">
            <text:p>0.5996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270752696]:</text:p>
          </table:table-cell>
          <table:table-cell office:value-type="float" office:value="118.549217" calcext:value-type="float">
            <text:p>118.549217</text:p>
          </table:table-cell>
          <table:table-cell office:value-type="float" office:value="1.965782" calcext:value-type="float">
            <text:p>1.965782</text:p>
          </table:table-cell>
          <table:table-cell office:value-type="float" office:value="0.915684" calcext:value-type="float">
            <text:p>0.915684</text:p>
          </table:table-cell>
          <table:table-cell office:value-type="float" office:value="0.11525" calcext:value-type="float">
            <text:p>0.11525</text:p>
          </table:table-cell>
          <table:table-cell office:value-type="float" office:value="4.537165" calcext:value-type="float">
            <text:p>4.537165</text:p>
          </table:table-cell>
          <table:table-cell office:value-type="float" office:value="0.569072" calcext:value-type="float">
            <text:p>0.56907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291080536]:</text:p>
          </table:table-cell>
          <table:table-cell office:value-type="float" office:value="118.824036" calcext:value-type="float">
            <text:p>118.824036</text:p>
          </table:table-cell>
          <table:table-cell office:value-type="float" office:value="1.810543" calcext:value-type="float">
            <text:p>1.810543</text:p>
          </table:table-cell>
          <table:table-cell office:value-type="float" office:value="0.916756" calcext:value-type="float">
            <text:p>0.916756</text:p>
          </table:table-cell>
          <table:table-cell office:value-type="float" office:value="0.110448" calcext:value-type="float">
            <text:p>0.110448</text:p>
          </table:table-cell>
          <table:table-cell office:value-type="float" office:value="4.542441" calcext:value-type="float">
            <text:p>4.542441</text:p>
          </table:table-cell>
          <table:table-cell office:value-type="float" office:value="0.545451" calcext:value-type="float">
            <text:p>0.54545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311349164]:</text:p>
          </table:table-cell>
          <table:table-cell office:value-type="float" office:value="119.185318" calcext:value-type="float">
            <text:p>119.185318</text:p>
          </table:table-cell>
          <table:table-cell office:value-type="float" office:value="1.493298" calcext:value-type="float">
            <text:p>1.493298</text:p>
          </table:table-cell>
          <table:table-cell office:value-type="float" office:value="0.918161" calcext:value-type="float">
            <text:p>0.918161</text:p>
          </table:table-cell>
          <table:table-cell office:value-type="float" office:value="0.099976" calcext:value-type="float">
            <text:p>0.099976</text:p>
          </table:table-cell>
          <table:table-cell office:value-type="float" office:value="4.549368" calcext:value-type="float">
            <text:p>4.549368</text:p>
          </table:table-cell>
          <table:table-cell office:value-type="float" office:value="0.493793" calcext:value-type="float">
            <text:p>0.49379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330600905]:</text:p>
          </table:table-cell>
          <table:table-cell office:value-type="float" office:value="119.729279" calcext:value-type="float">
            <text:p>119.729279</text:p>
          </table:table-cell>
          <table:table-cell office:value-type="float" office:value="1.435583" calcext:value-type="float">
            <text:p>1.435583</text:p>
          </table:table-cell>
          <table:table-cell office:value-type="float" office:value="0.920167" calcext:value-type="float">
            <text:p>0.920167</text:p>
          </table:table-cell>
          <table:table-cell office:value-type="float" office:value="0.098051" calcext:value-type="float">
            <text:p>0.098051</text:p>
          </table:table-cell>
          <table:table-cell office:value-type="float" office:value="4.55978" calcext:value-type="float">
            <text:p>4.55978</text:p>
          </table:table-cell>
          <table:table-cell office:value-type="float" office:value="0.483806" calcext:value-type="float">
            <text:p>0.48380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350889012]:</text:p>
          </table:table-cell>
          <table:table-cell office:value-type="float" office:value="119.639542" calcext:value-type="float">
            <text:p>119.639542</text:p>
          </table:table-cell>
          <table:table-cell office:value-type="float" office:value="1.276331" calcext:value-type="float">
            <text:p>1.276331</text:p>
          </table:table-cell>
          <table:table-cell office:value-type="float" office:value="0.919819" calcext:value-type="float">
            <text:p>0.919819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4.558064" calcext:value-type="float">
            <text:p>4.558064</text:p>
          </table:table-cell>
          <table:table-cell office:value-type="float" office:value="0.455208" calcext:value-type="float">
            <text:p>0.45520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371269611]:</text:p>
          </table:table-cell>
          <table:table-cell office:value-type="float" office:value="119.950356" calcext:value-type="float">
            <text:p>119.950356</text:p>
          </table:table-cell>
          <table:table-cell office:value-type="float" office:value="1.189714" calcext:value-type="float">
            <text:p>1.189714</text:p>
          </table:table-cell>
          <table:table-cell office:value-type="float" office:value="0.921028" calcext:value-type="float">
            <text:p>0.921028</text:p>
          </table:table-cell>
          <table:table-cell office:value-type="float" office:value="0.088933" calcext:value-type="float">
            <text:p>0.088933</text:p>
          </table:table-cell>
          <table:table-cell office:value-type="float" office:value="4.564004" calcext:value-type="float">
            <text:p>4.564004</text:p>
          </table:table-cell>
          <table:table-cell office:value-type="float" office:value="0.438904" calcext:value-type="float">
            <text:p>0.43890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390612911]:</text:p>
          </table:table-cell>
          <table:table-cell office:value-type="float" office:value="119.945084" calcext:value-type="float">
            <text:p>119.945084</text:p>
          </table:table-cell>
          <table:table-cell office:value-type="float" office:value="0.984068" calcext:value-type="float">
            <text:p>0.984068</text:p>
          </table:table-cell>
          <table:table-cell office:value-type="float" office:value="0.921008" calcext:value-type="float">
            <text:p>0.921008</text:p>
          </table:table-cell>
          <table:table-cell office:value-type="float" office:value="0.080928" calcext:value-type="float">
            <text:p>0.080928</text:p>
          </table:table-cell>
          <table:table-cell office:value-type="float" office:value="4.563903" calcext:value-type="float">
            <text:p>4.563903</text:p>
          </table:table-cell>
          <table:table-cell office:value-type="float" office:value="0.397554" calcext:value-type="float">
            <text:p>0.39755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410974571]:</text:p>
          </table:table-cell>
          <table:table-cell office:value-type="float" office:value="120.002693" calcext:value-type="float">
            <text:p>120.002693</text:p>
          </table:table-cell>
          <table:table-cell office:value-type="float" office:value="0.863764" calcext:value-type="float">
            <text:p>0.863764</text:p>
          </table:table-cell>
          <table:table-cell office:value-type="float" office:value="0.921232" calcext:value-type="float">
            <text:p>0.921232</text:p>
          </table:table-cell>
          <table:table-cell office:value-type="float" office:value="0.0756" calcext:value-type="float">
            <text:p>0.0756</text:p>
          </table:table-cell>
          <table:table-cell office:value-type="float" office:value="4.565003" calcext:value-type="float">
            <text:p>4.565003</text:p>
          </table:table-cell>
          <table:table-cell office:value-type="float" office:value="0.371388" calcext:value-type="float">
            <text:p>0.37138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431404858]:</text:p>
          </table:table-cell>
          <table:table-cell office:value-type="float" office:value="119.853096" calcext:value-type="float">
            <text:p>119.853096</text:p>
          </table:table-cell>
          <table:table-cell office:value-type="float" office:value="0.674807" calcext:value-type="float">
            <text:p>0.674807</text:p>
          </table:table-cell>
          <table:table-cell office:value-type="float" office:value="0.920649" calcext:value-type="float">
            <text:p>0.920649</text:p>
          </table:table-cell>
          <table:table-cell office:value-type="float" office:value="0.066397" calcext:value-type="float">
            <text:p>0.066397</text:p>
          </table:table-cell>
          <table:table-cell office:value-type="float" office:value="4.562146" calcext:value-type="float">
            <text:p>4.562146</text:p>
          </table:table-cell>
          <table:table-cell office:value-type="float" office:value="0.3263" calcext:value-type="float">
            <text:p>0.326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450772770]:</text:p>
          </table:table-cell>
          <table:table-cell office:value-type="float" office:value="119.723289" calcext:value-type="float">
            <text:p>119.723289</text:p>
          </table:table-cell>
          <table:table-cell office:value-type="float" office:value="0.633758" calcext:value-type="float">
            <text:p>0.633758</text:p>
          </table:table-cell>
          <table:table-cell office:value-type="float" office:value="0.920168" calcext:value-type="float">
            <text:p>0.920168</text:p>
          </table:table-cell>
          <table:table-cell office:value-type="float" office:value="0.064337" calcext:value-type="float">
            <text:p>0.064337</text:p>
          </table:table-cell>
          <table:table-cell office:value-type="float" office:value="4.559665" calcext:value-type="float">
            <text:p>4.559665</text:p>
          </table:table-cell>
          <table:table-cell office:value-type="float" office:value="0.315672" calcext:value-type="float">
            <text:p>0.31567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471239239]:</text:p>
          </table:table-cell>
          <table:table-cell office:value-type="float" office:value="119.412827" calcext:value-type="float">
            <text:p>119.412827</text:p>
          </table:table-cell>
          <table:table-cell office:value-type="float" office:value="0.463574" calcext:value-type="float">
            <text:p>0.463574</text:p>
          </table:table-cell>
          <table:table-cell office:value-type="float" office:value="0.918957" calcext:value-type="float">
            <text:p>0.918957</text:p>
          </table:table-cell>
          <table:table-cell office:value-type="float" office:value="0.054523" calcext:value-type="float">
            <text:p>0.054523</text:p>
          </table:table-cell>
          <table:table-cell office:value-type="float" office:value="4.553727" calcext:value-type="float">
            <text:p>4.553727</text:p>
          </table:table-cell>
          <table:table-cell office:value-type="float" office:value="0.267552" calcext:value-type="float">
            <text:p>0.26755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490617138]:</text:p>
          </table:table-cell>
          <table:table-cell office:value-type="float" office:value="119.069977" calcext:value-type="float">
            <text:p>119.069977</text:p>
          </table:table-cell>
          <table:table-cell office:value-type="float" office:value="0.332522" calcext:value-type="float">
            <text:p>0.332522</text:p>
          </table:table-cell>
          <table:table-cell office:value-type="float" office:value="0.917679" calcext:value-type="float">
            <text:p>0.917679</text:p>
          </table:table-cell>
          <table:table-cell office:value-type="float" office:value="0.046034" calcext:value-type="float">
            <text:p>0.046034</text:p>
          </table:table-cell>
          <table:table-cell office:value-type="float" office:value="4.547159" calcext:value-type="float">
            <text:p>4.547159</text:p>
          </table:table-cell>
          <table:table-cell office:value-type="float" office:value="0.223909" calcext:value-type="float">
            <text:p>0.22390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510955044]:</text:p>
          </table:table-cell>
          <table:table-cell office:value-type="float" office:value="118.90242" calcext:value-type="float">
            <text:p>118.90242</text:p>
          </table:table-cell>
          <table:table-cell office:value-type="float" office:value="0.226173" calcext:value-type="float">
            <text:p>0.226173</text:p>
          </table:table-cell>
          <table:table-cell office:value-type="float" office:value="0.917026" calcext:value-type="float">
            <text:p>0.917026</text:p>
          </table:table-cell>
          <table:table-cell office:value-type="float" office:value="0.037457" calcext:value-type="float">
            <text:p>0.037457</text:p>
          </table:table-cell>
          <table:table-cell office:value-type="float" office:value="4.543946" calcext:value-type="float">
            <text:p>4.543946</text:p>
          </table:table-cell>
          <table:table-cell office:value-type="float" office:value="0.181729" calcext:value-type="float">
            <text:p>0.18172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531394500]:</text:p>
          </table:table-cell>
          <table:table-cell office:value-type="float" office:value="118.490768" calcext:value-type="float">
            <text:p>118.490768</text:p>
          </table:table-cell>
          <table:table-cell office:value-type="float" office:value="0.136172" calcext:value-type="float">
            <text:p>0.136172</text:p>
          </table:table-cell>
          <table:table-cell office:value-type="float" office:value="0.915411" calcext:value-type="float">
            <text:p>0.915411</text:p>
          </table:table-cell>
          <table:table-cell office:value-type="float" office:value="0.028386" calcext:value-type="float">
            <text:p>0.028386</text:p>
          </table:table-cell>
          <table:table-cell office:value-type="float" office:value="4.536043" calcext:value-type="float">
            <text:p>4.536043</text:p>
          </table:table-cell>
          <table:table-cell office:value-type="float" office:value="0.137341" calcext:value-type="float">
            <text:p>0.13734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550898124]:</text:p>
          </table:table-cell>
          <table:table-cell office:value-type="float" office:value="117.827202" calcext:value-type="float">
            <text:p>117.827202</text:p>
          </table:table-cell>
          <table:table-cell office:value-type="float" office:value="0.088332" calcext:value-type="float">
            <text:p>0.088332</text:p>
          </table:table-cell>
          <table:table-cell office:value-type="float" office:value="0.912926" calcext:value-type="float">
            <text:p>0.912926</text:p>
          </table:table-cell>
          <table:table-cell office:value-type="float" office:value="0.02254" calcext:value-type="float">
            <text:p>0.02254</text:p>
          </table:table-cell>
          <table:table-cell office:value-type="float" office:value="4.523273" calcext:value-type="float">
            <text:p>4.523273</text:p>
          </table:table-cell>
          <table:table-cell office:value-type="float" office:value="0.107302" calcext:value-type="float">
            <text:p>0.10730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571250686]:</text:p>
          </table:table-cell>
          <table:table-cell office:value-type="float" office:value="117.256981" calcext:value-type="float">
            <text:p>117.256981</text:p>
          </table:table-cell>
          <table:table-cell office:value-type="float" office:value="0.023218" calcext:value-type="float">
            <text:p>0.023218</text:p>
          </table:table-cell>
          <table:table-cell office:value-type="float" office:value="0.910681" calcext:value-type="float">
            <text:p>0.910681</text:p>
          </table:table-cell>
          <table:table-cell office:value-type="float" office:value="0.010334" calcext:value-type="float">
            <text:p>0.010334</text:p>
          </table:table-cell>
          <table:table-cell office:value-type="float" office:value="4.512272" calcext:value-type="float">
            <text:p>4.512272</text:p>
          </table:table-cell>
          <table:table-cell office:value-type="float" office:value="0.047482" calcext:value-type="float">
            <text:p>0.04748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590596650]:</text:p>
          </table:table-cell>
          <table:table-cell office:value-type="float" office:value="116.395744" calcext:value-type="float">
            <text:p>116.395744</text:p>
          </table:table-cell>
          <table:table-cell office:value-type="float" office:value="-0.002972" calcext:value-type="float">
            <text:p>-0.002972</text:p>
          </table:table-cell>
          <table:table-cell office:value-type="float" office:value="0.907454" calcext:value-type="float">
            <text:p>0.907454</text:p>
          </table:table-cell>
          <table:table-cell office:value-type="float" office:value="-0.001722" calcext:value-type="float">
            <text:p>-0.001722</text:p>
          </table:table-cell>
          <table:table-cell office:value-type="float" office:value="4.495604" calcext:value-type="float">
            <text:p>4.495604</text:p>
          </table:table-cell>
          <table:table-cell office:value-type="float" office:value="-0.01479" calcext:value-type="float">
            <text:p>-0.0147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610869806]:</text:p>
          </table:table-cell>
          <table:table-cell office:value-type="float" office:value="115.744087" calcext:value-type="float">
            <text:p>115.744087</text:p>
          </table:table-cell>
          <table:table-cell office:value-type="float" office:value="-0.052802" calcext:value-type="float">
            <text:p>-0.052802</text:p>
          </table:table-cell>
          <table:table-cell office:value-type="float" office:value="0.904889" calcext:value-type="float">
            <text:p>0.904889</text:p>
          </table:table-cell>
          <table:table-cell office:value-type="float" office:value="-0.015176" calcext:value-type="float">
            <text:p>-0.015176</text:p>
          </table:table-cell>
          <table:table-cell office:value-type="float" office:value="4.482952" calcext:value-type="float">
            <text:p>4.482952</text:p>
          </table:table-cell>
          <table:table-cell office:value-type="float" office:value="-0.081145" calcext:value-type="float">
            <text:p>-0.08114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631248940]:</text:p>
          </table:table-cell>
          <table:table-cell office:value-type="float" office:value="115.145767" calcext:value-type="float">
            <text:p>115.145767</text:p>
          </table:table-cell>
          <table:table-cell office:value-type="float" office:value="-0.074844" calcext:value-type="float">
            <text:p>-0.074844</text:p>
          </table:table-cell>
          <table:table-cell office:value-type="float" office:value="0.902521" calcext:value-type="float">
            <text:p>0.902521</text:p>
          </table:table-cell>
          <table:table-cell office:value-type="float" office:value="-0.018811" calcext:value-type="float">
            <text:p>-0.018811</text:p>
          </table:table-cell>
          <table:table-cell office:value-type="float" office:value="4.471305" calcext:value-type="float">
            <text:p>4.471305</text:p>
          </table:table-cell>
          <table:table-cell office:value-type="float" office:value="-0.099025" calcext:value-type="float">
            <text:p>-0.09902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650595735]:</text:p>
          </table:table-cell>
          <table:table-cell office:value-type="float" office:value="113.906738" calcext:value-type="float">
            <text:p>113.906738</text:p>
          </table:table-cell>
          <table:table-cell office:value-type="float" office:value="-0.219146" calcext:value-type="float">
            <text:p>-0.219146</text:p>
          </table:table-cell>
          <table:table-cell office:value-type="float" office:value="0.897826" calcext:value-type="float">
            <text:p>0.897826</text:p>
          </table:table-cell>
          <table:table-cell office:value-type="float" office:value="-0.034464" calcext:value-type="float">
            <text:p>-0.034464</text:p>
          </table:table-cell>
          <table:table-cell office:value-type="float" office:value="4.447084" calcext:value-type="float">
            <text:p>4.447084</text:p>
          </table:table-cell>
          <table:table-cell office:value-type="float" office:value="-0.179776" calcext:value-type="float">
            <text:p>-0.17977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670894573]:</text:p>
          </table:table-cell>
          <table:table-cell office:value-type="float" office:value="113.051277" calcext:value-type="float">
            <text:p>113.051277</text:p>
          </table:table-cell>
          <table:table-cell office:value-type="float" office:value="-0.330426" calcext:value-type="float">
            <text:p>-0.330426</text:p>
          </table:table-cell>
          <table:table-cell office:value-type="float" office:value="0.894414" calcext:value-type="float">
            <text:p>0.894414</text:p>
          </table:table-cell>
          <table:table-cell office:value-type="float" office:value="-0.043465" calcext:value-type="float">
            <text:p>-0.043465</text:p>
          </table:table-cell>
          <table:table-cell office:value-type="float" office:value="4.430288" calcext:value-type="float">
            <text:p>4.430288</text:p>
          </table:table-cell>
          <table:table-cell office:value-type="float" office:value="-0.224094" calcext:value-type="float">
            <text:p>-0.22409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691207698]:</text:p>
          </table:table-cell>
          <table:table-cell office:value-type="float" office:value="111.629173" calcext:value-type="float">
            <text:p>111.629173</text:p>
          </table:table-cell>
          <table:table-cell office:value-type="float" office:value="-0.632157" calcext:value-type="float">
            <text:p>-0.632157</text:p>
          </table:table-cell>
          <table:table-cell office:value-type="float" office:value="0.888714" calcext:value-type="float">
            <text:p>0.888714</text:p>
          </table:table-cell>
          <table:table-cell office:value-type="float" office:value="-0.062101" calcext:value-type="float">
            <text:p>-0.062101</text:p>
          </table:table-cell>
          <table:table-cell office:value-type="float" office:value="4.402225" calcext:value-type="float">
            <text:p>4.402225</text:p>
          </table:table-cell>
          <table:table-cell office:value-type="float" office:value="-0.315848" calcext:value-type="float">
            <text:p>-0.31584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710411069]:</text:p>
          </table:table-cell>
          <table:table-cell office:value-type="float" office:value="110.500107" calcext:value-type="float">
            <text:p>110.500107</text:p>
          </table:table-cell>
          <table:table-cell office:value-type="float" office:value="-0.861815" calcext:value-type="float">
            <text:p>-0.861815</text:p>
          </table:table-cell>
          <table:table-cell office:value-type="float" office:value="0.884411" calcext:value-type="float">
            <text:p>0.884411</text:p>
          </table:table-cell>
          <table:table-cell office:value-type="float" office:value="-0.072805" calcext:value-type="float">
            <text:p>-0.072805</text:p>
          </table:table-cell>
          <table:table-cell office:value-type="float" office:value="4.379811" calcext:value-type="float">
            <text:p>4.379811</text:p>
          </table:table-cell>
          <table:table-cell office:value-type="float" office:value="-0.371587" calcext:value-type="float">
            <text:p>-0.37158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730730338]:</text:p>
          </table:table-cell>
          <table:table-cell office:value-type="float" office:value="108.88942" calcext:value-type="float">
            <text:p>108.88942</text:p>
          </table:table-cell>
          <table:table-cell office:value-type="float" office:value="-1.228693" calcext:value-type="float">
            <text:p>-1.228693</text:p>
          </table:table-cell>
          <table:table-cell office:value-type="float" office:value="0.877879" calcext:value-type="float">
            <text:p>0.877879</text:p>
          </table:table-cell>
          <table:table-cell office:value-type="float" office:value="-0.088073" calcext:value-type="float">
            <text:p>-0.088073</text:p>
          </table:table-cell>
          <table:table-cell office:value-type="float" office:value="4.347645" calcext:value-type="float">
            <text:p>4.347645</text:p>
          </table:table-cell>
          <table:table-cell office:value-type="float" office:value="-0.446776" calcext:value-type="float">
            <text:p>-0.44677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751079723]:</text:p>
          </table:table-cell>
          <table:table-cell office:value-type="float" office:value="107.748253" calcext:value-type="float">
            <text:p>107.748253</text:p>
          </table:table-cell>
          <table:table-cell office:value-type="float" office:value="-1.457138" calcext:value-type="float">
            <text:p>-1.457138</text:p>
          </table:table-cell>
          <table:table-cell office:value-type="float" office:value="0.87321" calcext:value-type="float">
            <text:p>0.87321</text:p>
          </table:table-cell>
          <table:table-cell office:value-type="float" office:value="-0.09646" calcext:value-type="float">
            <text:p>-0.09646</text:p>
          </table:table-cell>
          <table:table-cell office:value-type="float" office:value="4.324712" calcext:value-type="float">
            <text:p>4.324712</text:p>
          </table:table-cell>
          <table:table-cell office:value-type="float" office:value="-0.487974" calcext:value-type="float">
            <text:p>-0.48797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771396397]:</text:p>
          </table:table-cell>
          <table:table-cell office:value-type="float" office:value="106.520256" calcext:value-type="float">
            <text:p>106.520256</text:p>
          </table:table-cell>
          <table:table-cell office:value-type="float" office:value="-1.747491" calcext:value-type="float">
            <text:p>-1.747491</text:p>
          </table:table-cell>
          <table:table-cell office:value-type="float" office:value="0.868166" calcext:value-type="float">
            <text:p>0.868166</text:p>
          </table:table-cell>
          <table:table-cell office:value-type="float" office:value="-0.106209" calcext:value-type="float">
            <text:p>-0.106209</text:p>
          </table:table-cell>
          <table:table-cell office:value-type="float" office:value="4.299897" calcext:value-type="float">
            <text:p>4.299897</text:p>
          </table:table-cell>
          <table:table-cell office:value-type="float" office:value="-0.535933" calcext:value-type="float">
            <text:p>-0.53593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790725520]:</text:p>
          </table:table-cell>
          <table:table-cell office:value-type="float" office:value="104.532814" calcext:value-type="float">
            <text:p>104.532814</text:p>
          </table:table-cell>
          <table:table-cell office:value-type="float" office:value="-2.36799" calcext:value-type="float">
            <text:p>-2.36799</text:p>
          </table:table-cell>
          <table:table-cell office:value-type="float" office:value="0.860345" calcext:value-type="float">
            <text:p>0.860345</text:p>
          </table:table-cell>
          <table:table-cell office:value-type="float" office:value="-0.123745" calcext:value-type="float">
            <text:p>-0.123745</text:p>
          </table:table-cell>
          <table:table-cell office:value-type="float" office:value="4.259423" calcext:value-type="float">
            <text:p>4.259423</text:p>
          </table:table-cell>
          <table:table-cell office:value-type="float" office:value="-0.626692" calcext:value-type="float">
            <text:p>-0.62669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811015868]:</text:p>
          </table:table-cell>
          <table:table-cell office:value-type="float" office:value="103.21096" calcext:value-type="float">
            <text:p>103.21096</text:p>
          </table:table-cell>
          <table:table-cell office:value-type="float" office:value="-2.75481" calcext:value-type="float">
            <text:p>-2.75481</text:p>
          </table:table-cell>
          <table:table-cell office:value-type="float" office:value="0.854839" calcext:value-type="float">
            <text:p>0.854839</text:p>
          </table:table-cell>
          <table:table-cell office:value-type="float" office:value="-0.134004" calcext:value-type="float">
            <text:p>-0.134004</text:p>
          </table:table-cell>
          <table:table-cell office:value-type="float" office:value="4.232295" calcext:value-type="float">
            <text:p>4.232295</text:p>
          </table:table-cell>
          <table:table-cell office:value-type="float" office:value="-0.67723" calcext:value-type="float">
            <text:p>-0.6772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831364653]:</text:p>
          </table:table-cell>
          <table:table-cell office:value-type="float" office:value="100.638474" calcext:value-type="float">
            <text:p>100.638474</text:p>
          </table:table-cell>
          <table:table-cell office:value-type="float" office:value="-3.926756" calcext:value-type="float">
            <text:p>-3.926756</text:p>
          </table:table-cell>
          <table:table-cell office:value-type="float" office:value="0.844001" calcext:value-type="float">
            <text:p>0.844001</text:p>
          </table:table-cell>
          <table:table-cell office:value-type="float" office:value="-0.161361" calcext:value-type="float">
            <text:p>-0.161361</text:p>
          </table:table-cell>
          <table:table-cell office:value-type="float" office:value="4.178999" calcext:value-type="float">
            <text:p>4.178999</text:p>
          </table:table-cell>
          <table:table-cell office:value-type="float" office:value="-0.811754" calcext:value-type="float">
            <text:p>-0.81175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850699513]:</text:p>
          </table:table-cell>
          <table:table-cell office:value-type="float" office:value="99.082115" calcext:value-type="float">
            <text:p>99.082115</text:p>
          </table:table-cell>
          <table:table-cell office:value-type="float" office:value="-4.389479" calcext:value-type="float">
            <text:p>-4.389479</text:p>
          </table:table-cell>
          <table:table-cell office:value-type="float" office:value="0.837708" calcext:value-type="float">
            <text:p>0.837708</text:p>
          </table:table-cell>
          <table:table-cell office:value-type="float" office:value="-0.170533" calcext:value-type="float">
            <text:p>-0.170533</text:p>
          </table:table-cell>
          <table:table-cell office:value-type="float" office:value="4.146417" calcext:value-type="float">
            <text:p>4.146417</text:p>
          </table:table-cell>
          <table:table-cell office:value-type="float" office:value="-0.859253" calcext:value-type="float">
            <text:p>-0.85925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871126044]:</text:p>
          </table:table-cell>
          <table:table-cell office:value-type="float" office:value="97.448814" calcext:value-type="float">
            <text:p>97.448814</text:p>
          </table:table-cell>
          <table:table-cell office:value-type="float" office:value="-4.991661" calcext:value-type="float">
            <text:p>-4.991661</text:p>
          </table:table-cell>
          <table:table-cell office:value-type="float" office:value="0.83069" calcext:value-type="float">
            <text:p>0.83069</text:p>
          </table:table-cell>
          <table:table-cell office:value-type="float" office:value="-0.182376" calcext:value-type="float">
            <text:p>-0.182376</text:p>
          </table:table-cell>
          <table:table-cell office:value-type="float" office:value="4.111955" calcext:value-type="float">
            <text:p>4.111955</text:p>
          </table:table-cell>
          <table:table-cell office:value-type="float" office:value="-0.917401" calcext:value-type="float">
            <text:p>-0.91740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890405059]:</text:p>
          </table:table-cell>
          <table:table-cell office:value-type="float" office:value="94.550179" calcext:value-type="float">
            <text:p>94.550179</text:p>
          </table:table-cell>
          <table:table-cell office:value-type="float" office:value="-6.177276" calcext:value-type="float">
            <text:p>-6.177276</text:p>
          </table:table-cell>
          <table:table-cell office:value-type="float" office:value="0.818705" calcext:value-type="float">
            <text:p>0.818705</text:p>
          </table:table-cell>
          <table:table-cell office:value-type="float" office:value="-0.202732" calcext:value-type="float">
            <text:p>-0.202732</text:p>
          </table:table-cell>
          <table:table-cell office:value-type="float" office:value="4.050063" calcext:value-type="float">
            <text:p>4.050063</text:p>
          </table:table-cell>
          <table:table-cell office:value-type="float" office:value="-1.022519" calcext:value-type="float">
            <text:p>-1.02251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910707947]:</text:p>
          </table:table-cell>
          <table:table-cell office:value-type="float" office:value="92.666451" calcext:value-type="float">
            <text:p>92.666451</text:p>
          </table:table-cell>
          <table:table-cell office:value-type="float" office:value="-7.045794" calcext:value-type="float">
            <text:p>-7.045794</text:p>
          </table:table-cell>
          <table:table-cell office:value-type="float" office:value="0.810441" calcext:value-type="float">
            <text:p>0.810441</text:p>
          </table:table-cell>
          <table:table-cell office:value-type="float" office:value="-0.217069" calcext:value-type="float">
            <text:p>-0.217069</text:p>
          </table:table-cell>
          <table:table-cell office:value-type="float" office:value="4.009339" calcext:value-type="float">
            <text:p>4.009339</text:p>
          </table:table-cell>
          <table:table-cell office:value-type="float" office:value="-1.093173" calcext:value-type="float">
            <text:p>-1.09317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930996007]:</text:p>
          </table:table-cell>
          <table:table-cell office:value-type="float" office:value="89.931007" calcext:value-type="float">
            <text:p>89.931007</text:p>
          </table:table-cell>
          <table:table-cell office:value-type="float" office:value="-8.037172" calcext:value-type="float">
            <text:p>-8.037172</text:p>
          </table:table-cell>
          <table:table-cell office:value-type="float" office:value="0.798283" calcext:value-type="float">
            <text:p>0.798283</text:p>
          </table:table-cell>
          <table:table-cell office:value-type="float" office:value="-0.232402" calcext:value-type="float">
            <text:p>-0.232402</text:p>
          </table:table-cell>
          <table:table-cell office:value-type="float" office:value="3.949459" calcext:value-type="float">
            <text:p>3.949459</text:p>
          </table:table-cell>
          <table:table-cell office:value-type="float" office:value="-1.168689" calcext:value-type="float">
            <text:p>-1.16868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951285773]:</text:p>
          </table:table-cell>
          <table:table-cell office:value-type="float" office:value="87.970161" calcext:value-type="float">
            <text:p>87.970161</text:p>
          </table:table-cell>
          <table:table-cell office:value-type="float" office:value="-8.901868" calcext:value-type="float">
            <text:p>-8.901868</text:p>
          </table:table-cell>
          <table:table-cell office:value-type="float" office:value="0.789462" calcext:value-type="float">
            <text:p>0.789462</text:p>
          </table:table-cell>
          <table:table-cell office:value-type="float" office:value="-0.245008" calcext:value-type="float">
            <text:p>-0.245008</text:p>
          </table:table-cell>
          <table:table-cell office:value-type="float" office:value="3.905973" calcext:value-type="float">
            <text:p>3.905973</text:p>
          </table:table-cell>
          <table:table-cell office:value-type="float" office:value="-1.230833" calcext:value-type="float">
            <text:p>-1.23083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970599318]:</text:p>
          </table:table-cell>
          <table:table-cell office:value-type="float" office:value="86.054108" calcext:value-type="float">
            <text:p>86.054108</text:p>
          </table:table-cell>
          <table:table-cell office:value-type="float" office:value="-9.51311" calcext:value-type="float">
            <text:p>-9.51311</text:p>
          </table:table-cell>
          <table:table-cell office:value-type="float" office:value="0.78116" calcext:value-type="float">
            <text:p>0.78116</text:p>
          </table:table-cell>
          <table:table-cell office:value-type="float" office:value="-0.253151" calcext:value-type="float">
            <text:p>-0.253151</text:p>
          </table:table-cell>
          <table:table-cell office:value-type="float" office:value="3.863" calcext:value-type="float">
            <text:p>3.863</text:p>
          </table:table-cell>
          <table:table-cell office:value-type="float" office:value="-1.272986" calcext:value-type="float">
            <text:p>-1.27298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6.991004985]:</text:p>
          </table:table-cell>
          <table:table-cell office:value-type="float" office:value="83.075645" calcext:value-type="float">
            <text:p>83.075645</text:p>
          </table:table-cell>
          <table:table-cell office:value-type="float" office:value="-10.80191" calcext:value-type="float">
            <text:p>-10.80191</text:p>
          </table:table-cell>
          <table:table-cell office:value-type="float" office:value="0.767386" calcext:value-type="float">
            <text:p>0.767386</text:p>
          </table:table-cell>
          <table:table-cell office:value-type="float" office:value="-0.27035" calcext:value-type="float">
            <text:p>-0.27035</text:p>
          </table:table-cell>
          <table:table-cell office:value-type="float" office:value="3.795253" calcext:value-type="float">
            <text:p>3.795253</text:p>
          </table:table-cell>
          <table:table-cell office:value-type="float" office:value="-1.35758" calcext:value-type="float">
            <text:p>-1.3575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010472593]:</text:p>
          </table:table-cell>
          <table:table-cell office:value-type="float" office:value="80.66716" calcext:value-type="float">
            <text:p>80.66716</text:p>
          </table:table-cell>
          <table:table-cell office:value-type="float" office:value="-11.72597" calcext:value-type="float">
            <text:p>-11.72597</text:p>
          </table:table-cell>
          <table:table-cell office:value-type="float" office:value="0.756512" calcext:value-type="float">
            <text:p>0.756512</text:p>
          </table:table-cell>
          <table:table-cell office:value-type="float" office:value="-0.281601" calcext:value-type="float">
            <text:p>-0.281601</text:p>
          </table:table-cell>
          <table:table-cell office:value-type="float" office:value="3.739567" calcext:value-type="float">
            <text:p>3.739567</text:p>
          </table:table-cell>
          <table:table-cell office:value-type="float" office:value="-1.415191" calcext:value-type="float">
            <text:p>-1.41519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030847709]:</text:p>
          </table:table-cell>
          <table:table-cell office:value-type="float" office:value="77.72261" calcext:value-type="float">
            <text:p>77.72261</text:p>
          </table:table-cell>
          <table:table-cell office:value-type="float" office:value="-12.999398" calcext:value-type="float">
            <text:p>-12.999398</text:p>
          </table:table-cell>
          <table:table-cell office:value-type="float" office:value="0.742402" calcext:value-type="float">
            <text:p>0.742402</text:p>
          </table:table-cell>
          <table:table-cell office:value-type="float" office:value="-0.297044" calcext:value-type="float">
            <text:p>-0.297044</text:p>
          </table:table-cell>
          <table:table-cell office:value-type="float" office:value="3.670359" calcext:value-type="float">
            <text:p>3.670359</text:p>
          </table:table-cell>
          <table:table-cell office:value-type="float" office:value="-1.490943" calcext:value-type="float">
            <text:p>-1.49094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051210090]:</text:p>
          </table:table-cell>
          <table:table-cell office:value-type="float" office:value="75.313637" calcext:value-type="float">
            <text:p>75.313637</text:p>
          </table:table-cell>
          <table:table-cell office:value-type="float" office:value="-14.053879" calcext:value-type="float">
            <text:p>-14.053879</text:p>
          </table:table-cell>
          <table:table-cell office:value-type="float" office:value="0.730687" calcext:value-type="float">
            <text:p>0.730687</text:p>
          </table:table-cell>
          <table:table-cell office:value-type="float" office:value="-0.30924" calcext:value-type="float">
            <text:p>-0.30924</text:p>
          </table:table-cell>
          <table:table-cell office:value-type="float" office:value="3.612757" calcext:value-type="float">
            <text:p>3.612757</text:p>
          </table:table-cell>
          <table:table-cell office:value-type="float" office:value="-1.550907" calcext:value-type="float">
            <text:p>-1.55090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070527585]:</text:p>
          </table:table-cell>
          <table:table-cell office:value-type="float" office:value="73.123932" calcext:value-type="float">
            <text:p>73.123932</text:p>
          </table:table-cell>
          <table:table-cell office:value-type="float" office:value="-14.866685" calcext:value-type="float">
            <text:p>-14.866685</text:p>
          </table:table-cell>
          <table:table-cell office:value-type="float" office:value="0.720407" calcext:value-type="float">
            <text:p>0.720407</text:p>
          </table:table-cell>
          <table:table-cell office:value-type="float" office:value="-0.317886" calcext:value-type="float">
            <text:p>-0.317886</text:p>
          </table:table-cell>
          <table:table-cell office:value-type="float" office:value="3.559581" calcext:value-type="float">
            <text:p>3.559581</text:p>
          </table:table-cell>
          <table:table-cell office:value-type="float" office:value="-1.595631" calcext:value-type="float">
            <text:p>-1.59563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090801444]:</text:p>
          </table:table-cell>
          <table:table-cell office:value-type="float" office:value="69.85022" calcext:value-type="float">
            <text:p>69.85022</text:p>
          </table:table-cell>
          <table:table-cell office:value-type="float" office:value="-16.114744" calcext:value-type="float">
            <text:p>-16.114744</text:p>
          </table:table-cell>
          <table:table-cell office:value-type="float" office:value="0.703979" calcext:value-type="float">
            <text:p>0.703979</text:p>
          </table:table-cell>
          <table:table-cell office:value-type="float" office:value="-0.331339" calcext:value-type="float">
            <text:p>-0.331339</text:p>
          </table:table-cell>
          <table:table-cell office:value-type="float" office:value="3.47859" calcext:value-type="float">
            <text:p>3.47859</text:p>
          </table:table-cell>
          <table:table-cell office:value-type="float" office:value="-1.661955" calcext:value-type="float">
            <text:p>-1.66195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111106297]:</text:p>
          </table:table-cell>
          <table:table-cell office:value-type="float" office:value="67.673996" calcext:value-type="float">
            <text:p>67.673996</text:p>
          </table:table-cell>
          <table:table-cell office:value-type="float" office:value="-16.853132" calcext:value-type="float">
            <text:p>-16.853132</text:p>
          </table:table-cell>
          <table:table-cell office:value-type="float" office:value="0.692835" calcext:value-type="float">
            <text:p>0.692835</text:p>
          </table:table-cell>
          <table:table-cell office:value-type="float" office:value="-0.339061" calcext:value-type="float">
            <text:p>-0.339061</text:p>
          </table:table-cell>
          <table:table-cell office:value-type="float" office:value="3.423697" calcext:value-type="float">
            <text:p>3.423697</text:p>
          </table:table-cell>
          <table:table-cell office:value-type="float" office:value="-1.699989" calcext:value-type="float">
            <text:p>-1.69998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131382404]:</text:p>
          </table:table-cell>
          <table:table-cell office:value-type="float" office:value="64.431099" calcext:value-type="float">
            <text:p>64.431099</text:p>
          </table:table-cell>
          <table:table-cell office:value-type="float" office:value="-17.87122" calcext:value-type="float">
            <text:p>-17.87122</text:p>
          </table:table-cell>
          <table:table-cell office:value-type="float" office:value="0.675909" calcext:value-type="float">
            <text:p>0.675909</text:p>
          </table:table-cell>
          <table:table-cell office:value-type="float" office:value="-0.349423" calcext:value-type="float">
            <text:p>-0.349423</text:p>
          </table:table-cell>
          <table:table-cell office:value-type="float" office:value="3.340233" calcext:value-type="float">
            <text:p>3.340233</text:p>
          </table:table-cell>
          <table:table-cell office:value-type="float" office:value="-1.751089" calcext:value-type="float">
            <text:p>-1.75108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150658510]:</text:p>
          </table:table-cell>
          <table:table-cell office:value-type="float" office:value="61.79451" calcext:value-type="float">
            <text:p>61.79451</text:p>
          </table:table-cell>
          <table:table-cell office:value-type="float" office:value="-19.01289" calcext:value-type="float">
            <text:p>-19.01289</text:p>
          </table:table-cell>
          <table:table-cell office:value-type="float" office:value="0.662526" calcext:value-type="float">
            <text:p>0.662526</text:p>
          </table:table-cell>
          <table:table-cell office:value-type="float" office:value="-0.360145" calcext:value-type="float">
            <text:p>-0.360145</text:p>
          </table:table-cell>
          <table:table-cell office:value-type="float" office:value="3.270795" calcext:value-type="float">
            <text:p>3.270795</text:p>
          </table:table-cell>
          <table:table-cell office:value-type="float" office:value="-1.806718" calcext:value-type="float">
            <text:p>-1.80671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170946798]:</text:p>
          </table:table-cell>
          <table:table-cell office:value-type="float" office:value="59.892532" calcext:value-type="float">
            <text:p>59.892532</text:p>
          </table:table-cell>
          <table:table-cell office:value-type="float" office:value="-19.415064" calcext:value-type="float">
            <text:p>-19.415064</text:p>
          </table:table-cell>
          <table:table-cell office:value-type="float" office:value="0.65218" calcext:value-type="float">
            <text:p>0.65218</text:p>
          </table:table-cell>
          <table:table-cell office:value-type="float" office:value="-0.364037" calcext:value-type="float">
            <text:p>-0.364037</text:p>
          </table:table-cell>
          <table:table-cell office:value-type="float" office:value="3.219792" calcext:value-type="float">
            <text:p>3.219792</text:p>
          </table:table-cell>
          <table:table-cell office:value-type="float" office:value="-1.825905" calcext:value-type="float">
            <text:p>-1.82590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191236240]:</text:p>
          </table:table-cell>
          <table:table-cell office:value-type="float" office:value="56.832935" calcext:value-type="float">
            <text:p>56.832935</text:p>
          </table:table-cell>
          <table:table-cell office:value-type="float" office:value="-20.521683" calcext:value-type="float">
            <text:p>-20.521683</text:p>
          </table:table-cell>
          <table:table-cell office:value-type="float" office:value="0.635179" calcext:value-type="float">
            <text:p>0.635179</text:p>
          </table:table-cell>
          <table:table-cell office:value-type="float" office:value="-0.374548" calcext:value-type="float">
            <text:p>-0.374548</text:p>
          </table:table-cell>
          <table:table-cell office:value-type="float" office:value="3.136018" calcext:value-type="float">
            <text:p>3.136018</text:p>
          </table:table-cell>
          <table:table-cell office:value-type="float" office:value="-1.877698" calcext:value-type="float">
            <text:p>-1.87769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210520348]:</text:p>
          </table:table-cell>
          <table:table-cell office:value-type="float" office:value="54.5522" calcext:value-type="float">
            <text:p>54.5522</text:p>
          </table:table-cell>
          <table:table-cell office:value-type="float" office:value="-21.190701" calcext:value-type="float">
            <text:p>-21.190701</text:p>
          </table:table-cell>
          <table:table-cell office:value-type="float" office:value="0.622848" calcext:value-type="float">
            <text:p>0.622848</text:p>
          </table:table-cell>
          <table:table-cell office:value-type="float" office:value="-0.380458" calcext:value-type="float">
            <text:p>-0.380458</text:p>
          </table:table-cell>
          <table:table-cell office:value-type="float" office:value="3.072074" calcext:value-type="float">
            <text:p>3.072074</text:p>
          </table:table-cell>
          <table:table-cell office:value-type="float" office:value="-1.908348" calcext:value-type="float">
            <text:p>-1.90834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230953476]:</text:p>
          </table:table-cell>
          <table:table-cell office:value-type="float" office:value="51.638443" calcext:value-type="float">
            <text:p>51.638443</text:p>
          </table:table-cell>
          <table:table-cell office:value-type="float" office:value="-22.069954" calcext:value-type="float">
            <text:p>-22.069954</text:p>
          </table:table-cell>
          <table:table-cell office:value-type="float" office:value="0.60576" calcext:value-type="float">
            <text:p>0.60576</text:p>
          </table:table-cell>
          <table:table-cell office:value-type="float" office:value="-0.388535" calcext:value-type="float">
            <text:p>-0.388535</text:p>
          </table:table-cell>
          <table:table-cell office:value-type="float" office:value="2.988431" calcext:value-type="float">
            <text:p>2.988431</text:p>
          </table:table-cell>
          <table:table-cell office:value-type="float" office:value="-1.947883" calcext:value-type="float">
            <text:p>-1.94788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251284783]:</text:p>
          </table:table-cell>
          <table:table-cell office:value-type="float" office:value="49.918137" calcext:value-type="float">
            <text:p>49.918137</text:p>
          </table:table-cell>
          <table:table-cell office:value-type="float" office:value="-22.28968" calcext:value-type="float">
            <text:p>-22.28968</text:p>
          </table:table-cell>
          <table:table-cell office:value-type="float" office:value="0.595491" calcext:value-type="float">
            <text:p>0.595491</text:p>
          </table:table-cell>
          <table:table-cell office:value-type="float" office:value="-0.39052" calcext:value-type="float">
            <text:p>-0.39052</text:p>
          </table:table-cell>
          <table:table-cell office:value-type="float" office:value="2.937935" calcext:value-type="float">
            <text:p>2.937935</text:p>
          </table:table-cell>
          <table:table-cell office:value-type="float" office:value="-1.95764" calcext:value-type="float">
            <text:p>-1.9576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270537759]:</text:p>
          </table:table-cell>
          <table:table-cell office:value-type="float" office:value="47.283875" calcext:value-type="float">
            <text:p>47.283875</text:p>
          </table:table-cell>
          <table:table-cell office:value-type="float" office:value="-23.422651" calcext:value-type="float">
            <text:p>-23.422651</text:p>
          </table:table-cell>
          <table:table-cell office:value-type="float" office:value="0.580268" calcext:value-type="float">
            <text:p>0.580268</text:p>
          </table:table-cell>
          <table:table-cell office:value-type="float" office:value="-0.400067" calcext:value-type="float">
            <text:p>-0.400067</text:p>
          </table:table-cell>
          <table:table-cell office:value-type="float" office:value="2.858869" calcext:value-type="float">
            <text:p>2.858869</text:p>
          </table:table-cell>
          <table:table-cell office:value-type="float" office:value="-2.007225" calcext:value-type="float">
            <text:p>-2.00722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290781594]:</text:p>
          </table:table-cell>
          <table:table-cell office:value-type="float" office:value="44.60725" calcext:value-type="float">
            <text:p>44.60725</text:p>
          </table:table-cell>
          <table:table-cell office:value-type="float" office:value="-23.669878" calcext:value-type="float">
            <text:p>-23.669878</text:p>
          </table:table-cell>
          <table:table-cell office:value-type="float" office:value="0.563547" calcext:value-type="float">
            <text:p>0.563547</text:p>
          </table:table-cell>
          <table:table-cell office:value-type="float" office:value="-0.402223" calcext:value-type="float">
            <text:p>-0.402223</text:p>
          </table:table-cell>
          <table:table-cell office:value-type="float" office:value="2.776265" calcext:value-type="float">
            <text:p>2.776265</text:p>
          </table:table-cell>
          <table:table-cell office:value-type="float" office:value="-2.01788" calcext:value-type="float">
            <text:p>-2.0178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311069088]:</text:p>
          </table:table-cell>
          <table:table-cell office:value-type="float" office:value="42.648193" calcext:value-type="float">
            <text:p>42.648193</text:p>
          </table:table-cell>
          <table:table-cell office:value-type="float" office:value="-24.233425" calcext:value-type="float">
            <text:p>-24.233425</text:p>
          </table:table-cell>
          <table:table-cell office:value-type="float" office:value="0.550965" calcext:value-type="float">
            <text:p>0.550965</text:p>
          </table:table-cell>
          <table:table-cell office:value-type="float" office:value="-0.407107" calcext:value-type="float">
            <text:p>-0.407107</text:p>
          </table:table-cell>
          <table:table-cell office:value-type="float" office:value="2.714225" calcext:value-type="float">
            <text:p>2.714225</text:p>
          </table:table-cell>
          <table:table-cell office:value-type="float" office:value="-2.041961" calcext:value-type="float">
            <text:p>-2.04196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331387653]:</text:p>
          </table:table-cell>
          <table:table-cell office:value-type="float" office:value="39.785282" calcext:value-type="float">
            <text:p>39.785282</text:p>
          </table:table-cell>
          <table:table-cell office:value-type="float" office:value="-24.758657" calcext:value-type="float">
            <text:p>-24.758657</text:p>
          </table:table-cell>
          <table:table-cell office:value-type="float" office:value="0.532012" calcext:value-type="float">
            <text:p>0.532012</text:p>
          </table:table-cell>
          <table:table-cell office:value-type="float" office:value="-0.411616" calcext:value-type="float">
            <text:p>-0.411616</text:p>
          </table:table-cell>
          <table:table-cell office:value-type="float" office:value="2.620939" calcext:value-type="float">
            <text:p>2.620939</text:p>
          </table:table-cell>
          <table:table-cell office:value-type="float" office:value="-2.064154" calcext:value-type="float">
            <text:p>-2.06415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350736975]:</text:p>
          </table:table-cell>
          <table:table-cell office:value-type="float" office:value="37.73727" calcext:value-type="float">
            <text:p>37.73727</text:p>
          </table:table-cell>
          <table:table-cell office:value-type="float" office:value="-25.349468" calcext:value-type="float">
            <text:p>-25.349468</text:p>
          </table:table-cell>
          <table:table-cell office:value-type="float" office:value="0.518701" calcext:value-type="float">
            <text:p>0.518701</text:p>
          </table:table-cell>
          <table:table-cell office:value-type="float" office:value="-0.416392" calcext:value-type="float">
            <text:p>-0.416392</text:p>
          </table:table-cell>
          <table:table-cell office:value-type="float" office:value="2.552107" calcext:value-type="float">
            <text:p>2.552107</text:p>
          </table:table-cell>
          <table:table-cell office:value-type="float" office:value="-2.088849" calcext:value-type="float">
            <text:p>-2.08884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371150831]:</text:p>
          </table:table-cell>
          <table:table-cell office:value-type="float" office:value="35.903805" calcext:value-type="float">
            <text:p>35.903805</text:p>
          </table:table-cell>
          <table:table-cell office:value-type="float" office:value="-25.670307" calcext:value-type="float">
            <text:p>-25.670307</text:p>
          </table:table-cell>
          <table:table-cell office:value-type="float" office:value="0.505791" calcext:value-type="float">
            <text:p>0.505791</text:p>
          </table:table-cell>
          <table:table-cell office:value-type="float" office:value="-0.419105" calcext:value-type="float">
            <text:p>-0.419105</text:p>
          </table:table-cell>
          <table:table-cell office:value-type="float" office:value="2.488906" calcext:value-type="float">
            <text:p>2.488906</text:p>
          </table:table-cell>
          <table:table-cell office:value-type="float" office:value="-2.102132" calcext:value-type="float">
            <text:p>-2.10213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390447397]:</text:p>
          </table:table-cell>
          <table:table-cell office:value-type="float" office:value="33.140686" calcext:value-type="float">
            <text:p>33.140686</text:p>
          </table:table-cell>
          <table:table-cell office:value-type="float" office:value="-26.096491" calcext:value-type="float">
            <text:p>-26.096491</text:p>
          </table:table-cell>
          <table:table-cell office:value-type="float" office:value="0.486807" calcext:value-type="float">
            <text:p>0.486807</text:p>
          </table:table-cell>
          <table:table-cell office:value-type="float" office:value="-0.422486" calcext:value-type="float">
            <text:p>-0.422486</text:p>
          </table:table-cell>
          <table:table-cell office:value-type="float" office:value="2.390487" calcext:value-type="float">
            <text:p>2.390487</text:p>
          </table:table-cell>
          <table:table-cell office:value-type="float" office:value="-2.119658" calcext:value-type="float">
            <text:p>-2.11965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410844370]:</text:p>
          </table:table-cell>
          <table:table-cell office:value-type="float" office:value="31.258133" calcext:value-type="float">
            <text:p>31.258133</text:p>
          </table:table-cell>
          <table:table-cell office:value-type="float" office:value="-26.386566" calcext:value-type="float">
            <text:p>-26.386566</text:p>
          </table:table-cell>
          <table:table-cell office:value-type="float" office:value="0.472642" calcext:value-type="float">
            <text:p>0.472642</text:p>
          </table:table-cell>
          <table:table-cell office:value-type="float" office:value="-0.424903" calcext:value-type="float">
            <text:p>-0.424903</text:p>
          </table:table-cell>
          <table:table-cell office:value-type="float" office:value="2.32109" calcext:value-type="float">
            <text:p>2.32109</text:p>
          </table:table-cell>
          <table:table-cell office:value-type="float" office:value="-2.1315" calcext:value-type="float">
            <text:p>-2.131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431201290]:</text:p>
          </table:table-cell>
          <table:table-cell office:value-type="float" office:value="28.81481" calcext:value-type="float">
            <text:p>28.81481</text:p>
          </table:table-cell>
          <table:table-cell office:value-type="float" office:value="-26.557751" calcext:value-type="float">
            <text:p>-26.557751</text:p>
          </table:table-cell>
          <table:table-cell office:value-type="float" office:value="0.453658" calcext:value-type="float">
            <text:p>0.453658</text:p>
          </table:table-cell>
          <table:table-cell office:value-type="float" office:value="-0.426319" calcext:value-type="float">
            <text:p>-0.426319</text:p>
          </table:table-cell>
          <table:table-cell office:value-type="float" office:value="2.227824" calcext:value-type="float">
            <text:p>2.227824</text:p>
          </table:table-cell>
          <table:table-cell office:value-type="float" office:value="-2.138458" calcext:value-type="float">
            <text:p>-2.13845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450414008]:</text:p>
          </table:table-cell>
          <table:table-cell office:value-type="float" office:value="26.539732" calcext:value-type="float">
            <text:p>26.539732</text:p>
          </table:table-cell>
          <table:table-cell office:value-type="float" office:value="-27.134115" calcext:value-type="float">
            <text:p>-27.134115</text:p>
          </table:table-cell>
          <table:table-cell office:value-type="float" office:value="0.436274" calcext:value-type="float">
            <text:p>0.436274</text:p>
          </table:table-cell>
          <table:table-cell office:value-type="float" office:value="-0.430789" calcext:value-type="float">
            <text:p>-0.430789</text:p>
          </table:table-cell>
          <table:table-cell office:value-type="float" office:value="2.137313" calcext:value-type="float">
            <text:p>2.137313</text:p>
          </table:table-cell>
          <table:table-cell office:value-type="float" office:value="-2.161731" calcext:value-type="float">
            <text:p>-2.16173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470811604]:</text:p>
          </table:table-cell>
          <table:table-cell office:value-type="float" office:value="25.112137" calcext:value-type="float">
            <text:p>25.112137</text:p>
          </table:table-cell>
          <table:table-cell office:value-type="float" office:value="-27.083191" calcext:value-type="float">
            <text:p>-27.083191</text:p>
          </table:table-cell>
          <table:table-cell office:value-type="float" office:value="0.424322" calcext:value-type="float">
            <text:p>0.424322</text:p>
          </table:table-cell>
          <table:table-cell office:value-type="float" office:value="-0.430373" calcext:value-type="float">
            <text:p>-0.430373</text:p>
          </table:table-cell>
          <table:table-cell office:value-type="float" office:value="2.078549" calcext:value-type="float">
            <text:p>2.078549</text:p>
          </table:table-cell>
          <table:table-cell office:value-type="float" office:value="-2.159686" calcext:value-type="float">
            <text:p>-2.15968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491116789]:</text:p>
          </table:table-cell>
          <table:table-cell office:value-type="float" office:value="22.424795" calcext:value-type="float">
            <text:p>22.424795</text:p>
          </table:table-cell>
          <table:table-cell office:value-type="float" office:value="-27.398722" calcext:value-type="float">
            <text:p>-27.398722</text:p>
          </table:table-cell>
          <table:table-cell office:value-type="float" office:value="0.40086" calcext:value-type="float">
            <text:p>0.40086</text:p>
          </table:table-cell>
          <table:table-cell office:value-type="float" office:value="-0.432945" calcext:value-type="float">
            <text:p>-0.432945</text:p>
          </table:table-cell>
          <table:table-cell office:value-type="float" office:value="1.963209" calcext:value-type="float">
            <text:p>1.963209</text:p>
          </table:table-cell>
          <table:table-cell office:value-type="float" office:value="-2.172328" calcext:value-type="float">
            <text:p>-2.17232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511421794]:</text:p>
          </table:table-cell>
          <table:table-cell office:value-type="float" office:value="20.732542" calcext:value-type="float">
            <text:p>20.732542</text:p>
          </table:table-cell>
          <table:table-cell office:value-type="float" office:value="-27.517593" calcext:value-type="float">
            <text:p>-27.517593</text:p>
          </table:table-cell>
          <table:table-cell office:value-type="float" office:value="0.385367" calcext:value-type="float">
            <text:p>0.385367</text:p>
          </table:table-cell>
          <table:table-cell office:value-type="float" office:value="-0.433909" calcext:value-type="float">
            <text:p>-0.433909</text:p>
          </table:table-cell>
          <table:table-cell office:value-type="float" office:value="1.886997" calcext:value-type="float">
            <text:p>1.886997</text:p>
          </table:table-cell>
          <table:table-cell office:value-type="float" office:value="-2.177073" calcext:value-type="float">
            <text:p>-2.17707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530727799]:</text:p>
          </table:table-cell>
          <table:table-cell office:value-type="float" office:value="18.337481" calcext:value-type="float">
            <text:p>18.337481</text:p>
          </table:table-cell>
          <table:table-cell office:value-type="float" office:value="-27.480703" calcext:value-type="float">
            <text:p>-27.480703</text:p>
          </table:table-cell>
          <table:table-cell office:value-type="float" office:value="0.36347" calcext:value-type="float">
            <text:p>0.36347</text:p>
          </table:table-cell>
          <table:table-cell office:value-type="float" office:value="-0.433625" calcext:value-type="float">
            <text:p>-0.433625</text:p>
          </table:table-cell>
          <table:table-cell office:value-type="float" office:value="1.773542" calcext:value-type="float">
            <text:p>1.773542</text:p>
          </table:table-cell>
          <table:table-cell office:value-type="float" office:value="-2.175601" calcext:value-type="float">
            <text:p>-2.17560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551016954]:</text:p>
          </table:table-cell>
          <table:table-cell office:value-type="float" office:value="16.616142" calcext:value-type="float">
            <text:p>16.616142</text:p>
          </table:table-cell>
          <table:table-cell office:value-type="float" office:value="-27.78307" calcext:value-type="float">
            <text:p>-27.78307</text:p>
          </table:table-cell>
          <table:table-cell office:value-type="float" office:value="0.345996" calcext:value-type="float">
            <text:p>0.345996</text:p>
          </table:table-cell>
          <table:table-cell office:value-type="float" office:value="-0.436065" calcext:value-type="float">
            <text:p>-0.436065</text:p>
          </table:table-cell>
          <table:table-cell office:value-type="float" office:value="1.687387" calcext:value-type="float">
            <text:p>1.687387</text:p>
          </table:table-cell>
          <table:table-cell office:value-type="float" office:value="-2.18763" calcext:value-type="float">
            <text:p>-2.1876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571321607]:</text:p>
          </table:table-cell>
          <table:table-cell office:value-type="float" office:value="15.215667" calcext:value-type="float">
            <text:p>15.215667</text:p>
          </table:table-cell>
          <table:table-cell office:value-type="float" office:value="-27.736464" calcext:value-type="float">
            <text:p>-27.736464</text:p>
          </table:table-cell>
          <table:table-cell office:value-type="float" office:value="0.331077" calcext:value-type="float">
            <text:p>0.331077</text:p>
          </table:table-cell>
          <table:table-cell office:value-type="float" office:value="-0.435689" calcext:value-type="float">
            <text:p>-0.435689</text:p>
          </table:table-cell>
          <table:table-cell office:value-type="float" office:value="1.61394" calcext:value-type="float">
            <text:p>1.61394</text:p>
          </table:table-cell>
          <table:table-cell office:value-type="float" office:value="-2.18578" calcext:value-type="float">
            <text:p>-2.1857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590619906]:</text:p>
          </table:table-cell>
          <table:table-cell office:value-type="float" office:value="13.174269" calcext:value-type="float">
            <text:p>13.174269</text:p>
          </table:table-cell>
          <table:table-cell office:value-type="float" office:value="-27.815907" calcext:value-type="float">
            <text:p>-27.815907</text:p>
          </table:table-cell>
          <table:table-cell office:value-type="float" office:value="0.309163" calcext:value-type="float">
            <text:p>0.309163</text:p>
          </table:table-cell>
          <table:table-cell office:value-type="float" office:value="-0.436298" calcext:value-type="float">
            <text:p>-0.436298</text:p>
          </table:table-cell>
          <table:table-cell office:value-type="float" office:value="1.500464" calcext:value-type="float">
            <text:p>1.500464</text:p>
          </table:table-cell>
          <table:table-cell office:value-type="float" office:value="-2.188934" calcext:value-type="float">
            <text:p>-2.18893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611058863]:</text:p>
          </table:table-cell>
          <table:table-cell office:value-type="float" office:value="11.880471" calcext:value-type="float">
            <text:p>11.880471</text:p>
          </table:table-cell>
          <table:table-cell office:value-type="float" office:value="-27.955467" calcext:value-type="float">
            <text:p>-27.955467</text:p>
          </table:table-cell>
          <table:table-cell office:value-type="float" office:value="0.293575" calcext:value-type="float">
            <text:p>0.293575</text:p>
          </table:table-cell>
          <table:table-cell office:value-type="float" office:value="-0.437425" calcext:value-type="float">
            <text:p>-0.437425</text:p>
          </table:table-cell>
          <table:table-cell office:value-type="float" office:value="1.423976" calcext:value-type="float">
            <text:p>1.423976</text:p>
          </table:table-cell>
          <table:table-cell office:value-type="float" office:value="-2.194461" calcext:value-type="float">
            <text:p>-2.19446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630441445]:</text:p>
          </table:table-cell>
          <table:table-cell office:value-type="float" office:value="10.038005" calcext:value-type="float">
            <text:p>10.038005</text:p>
          </table:table-cell>
          <table:table-cell office:value-type="float" office:value="-27.978075" calcext:value-type="float">
            <text:p>-27.978075</text:p>
          </table:table-cell>
          <table:table-cell office:value-type="float" office:value="0.270939" calcext:value-type="float">
            <text:p>0.270939</text:p>
          </table:table-cell>
          <table:table-cell office:value-type="float" office:value="-0.437598" calcext:value-type="float">
            <text:p>-0.437598</text:p>
          </table:table-cell>
          <table:table-cell office:value-type="float" office:value="1.307378" calcext:value-type="float">
            <text:p>1.307378</text:p>
          </table:table-cell>
          <table:table-cell office:value-type="float" office:value="-2.195355" calcext:value-type="float">
            <text:p>-2.19535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650781222]:</text:p>
          </table:table-cell>
          <table:table-cell office:value-type="float" office:value="8.996829" calcext:value-type="float">
            <text:p>8.996829</text:p>
          </table:table-cell>
          <table:table-cell office:value-type="float" office:value="-27.706354" calcext:value-type="float">
            <text:p>-27.706354</text:p>
          </table:table-cell>
          <table:table-cell office:value-type="float" office:value="0.256555" calcext:value-type="float">
            <text:p>0.256555</text:p>
          </table:table-cell>
          <table:table-cell office:value-type="float" office:value="-0.435405" calcext:value-type="float">
            <text:p>-0.435405</text:p>
          </table:table-cell>
          <table:table-cell office:value-type="float" office:value="1.236749" calcext:value-type="float">
            <text:p>1.236749</text:p>
          </table:table-cell>
          <table:table-cell office:value-type="float" office:value="-2.184586" calcext:value-type="float">
            <text:p>-2.18458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671217801]:</text:p>
          </table:table-cell>
          <table:table-cell office:value-type="float" office:value="7.763506" calcext:value-type="float">
            <text:p>7.763506</text:p>
          </table:table-cell>
          <table:table-cell office:value-type="float" office:value="-27.818069" calcext:value-type="float">
            <text:p>-27.818069</text:p>
          </table:table-cell>
          <table:table-cell office:value-type="float" office:value="0.23838" calcext:value-type="float">
            <text:p>0.23838</text:p>
          </table:table-cell>
          <table:table-cell office:value-type="float" office:value="-0.436309" calcext:value-type="float">
            <text:p>-0.436309</text:p>
          </table:table-cell>
          <table:table-cell office:value-type="float" office:value="1.147561" calcext:value-type="float">
            <text:p>1.147561</text:p>
          </table:table-cell>
          <table:table-cell office:value-type="float" office:value="-2.18902" calcext:value-type="float">
            <text:p>-2.1890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690742148]:</text:p>
          </table:table-cell>
          <table:table-cell office:value-type="float" office:value="6.131118" calcext:value-type="float">
            <text:p>6.131118</text:p>
          </table:table-cell>
          <table:table-cell office:value-type="float" office:value="-27.952156" calcext:value-type="float">
            <text:p>-27.952156</text:p>
          </table:table-cell>
          <table:table-cell office:value-type="float" office:value="0.212979" calcext:value-type="float">
            <text:p>0.212979</text:p>
          </table:table-cell>
          <table:table-cell office:value-type="float" office:value="-0.437347" calcext:value-type="float">
            <text:p>-0.437347</text:p>
          </table:table-cell>
          <table:table-cell office:value-type="float" office:value="1.017681" calcext:value-type="float">
            <text:p>1.017681</text:p>
          </table:table-cell>
          <table:table-cell office:value-type="float" office:value="-2.194332" calcext:value-type="float">
            <text:p>-2.19433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711033799]:</text:p>
          </table:table-cell>
          <table:table-cell office:value-type="float" office:value="5.192769" calcext:value-type="float">
            <text:p>5.192769</text:p>
          </table:table-cell>
          <table:table-cell office:value-type="float" office:value="-27.66774" calcext:value-type="float">
            <text:p>-27.66774</text:p>
          </table:table-cell>
          <table:table-cell office:value-type="float" office:value="0.196208" calcext:value-type="float">
            <text:p>0.196208</text:p>
          </table:table-cell>
          <table:table-cell office:value-type="float" office:value="-0.435057" calcext:value-type="float">
            <text:p>-0.435057</text:p>
          </table:table-cell>
          <table:table-cell office:value-type="float" office:value="0.935093" calcext:value-type="float">
            <text:p>0.935093</text:p>
          </table:table-cell>
          <table:table-cell office:value-type="float" office:value="-2.183053" calcext:value-type="float">
            <text:p>-2.18305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731273146]:</text:p>
          </table:table-cell>
          <table:table-cell office:value-type="float" office:value="3.920036" calcext:value-type="float">
            <text:p>3.920036</text:p>
          </table:table-cell>
          <table:table-cell office:value-type="float" office:value="-27.616198" calcext:value-type="float">
            <text:p>-27.616198</text:p>
          </table:table-cell>
          <table:table-cell office:value-type="float" office:value="0.170879" calcext:value-type="float">
            <text:p>0.170879</text:p>
          </table:table-cell>
          <table:table-cell office:value-type="float" office:value="-0.434642" calcext:value-type="float">
            <text:p>-0.434642</text:p>
          </table:table-cell>
          <table:table-cell office:value-type="float" office:value="0.810002" calcext:value-type="float">
            <text:p>0.810002</text:p>
          </table:table-cell>
          <table:table-cell office:value-type="float" office:value="-2.181003" calcext:value-type="float">
            <text:p>-2.18100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750588642]:</text:p>
          </table:table-cell>
          <table:table-cell office:value-type="float" office:value="3.08066" calcext:value-type="float">
            <text:p>3.08066</text:p>
          </table:table-cell>
          <table:table-cell office:value-type="float" office:value="-27.476515" calcext:value-type="float">
            <text:p>-27.476515</text:p>
          </table:table-cell>
          <table:table-cell office:value-type="float" office:value="0.152728" calcext:value-type="float">
            <text:p>0.152728</text:p>
          </table:table-cell>
          <table:table-cell office:value-type="float" office:value="-0.433569" calcext:value-type="float">
            <text:p>-0.433569</text:p>
          </table:table-cell>
          <table:table-cell office:value-type="float" office:value="0.715813" calcext:value-type="float">
            <text:p>0.715813</text:p>
          </table:table-cell>
          <table:table-cell office:value-type="float" office:value="-2.175435" calcext:value-type="float">
            <text:p>-2.17543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770933069]:</text:p>
          </table:table-cell>
          <table:table-cell office:value-type="float" office:value="2.375723" calcext:value-type="float">
            <text:p>2.375723</text:p>
          </table:table-cell>
          <table:table-cell office:value-type="float" office:value="-27.480305" calcext:value-type="float">
            <text:p>-27.480305</text:p>
          </table:table-cell>
          <table:table-cell office:value-type="float" office:value="0.134497" calcext:value-type="float">
            <text:p>0.134497</text:p>
          </table:table-cell>
          <table:table-cell office:value-type="float" office:value="-0.4336" calcext:value-type="float">
            <text:p>-0.4336</text:p>
          </table:table-cell>
          <table:table-cell office:value-type="float" office:value="0.62627" calcext:value-type="float">
            <text:p>0.62627</text:p>
          </table:table-cell>
          <table:table-cell office:value-type="float" office:value="-2.175586" calcext:value-type="float">
            <text:p>-2.17558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791303060]:</text:p>
          </table:table-cell>
          <table:table-cell office:value-type="float" office:value="1.553442" calcext:value-type="float">
            <text:p>1.553442</text:p>
          </table:table-cell>
          <table:table-cell office:value-type="float" office:value="-27.201151" calcext:value-type="float">
            <text:p>-27.201151</text:p>
          </table:table-cell>
          <table:table-cell office:value-type="float" office:value="0.109312" calcext:value-type="float">
            <text:p>0.109312</text:p>
          </table:table-cell>
          <table:table-cell office:value-type="float" office:value="-0.431324" calcext:value-type="float">
            <text:p>-0.431324</text:p>
          </table:table-cell>
          <table:table-cell office:value-type="float" office:value="0.502715" calcext:value-type="float">
            <text:p>0.502715</text:p>
          </table:table-cell>
          <table:table-cell office:value-type="float" office:value="-2.164421" calcext:value-type="float">
            <text:p>-2.16442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810628451]:</text:p>
          </table:table-cell>
          <table:table-cell office:value-type="float" office:value="1.022955" calcext:value-type="float">
            <text:p>1.022955</text:p>
          </table:table-cell>
          <table:table-cell office:value-type="float" office:value="-27.218313" calcext:value-type="float">
            <text:p>-27.218313</text:p>
          </table:table-cell>
          <table:table-cell office:value-type="float" office:value="0.09025" calcext:value-type="float">
            <text:p>0.09025</text:p>
          </table:table-cell>
          <table:table-cell office:value-type="float" office:value="-0.431457" calcext:value-type="float">
            <text:p>-0.431457</text:p>
          </table:table-cell>
          <table:table-cell office:value-type="float" office:value="0.404009" calcext:value-type="float">
            <text:p>0.404009</text:p>
          </table:table-cell>
          <table:table-cell office:value-type="float" office:value="-2.16511" calcext:value-type="float">
            <text:p>-2.1651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830952748]: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-26.825356" calcext:value-type="float">
            <text:p>-26.825356</text:p>
          </table:table-cell>
          <table:table-cell office:value-type="float" office:value="0.062435" calcext:value-type="float">
            <text:p>0.062435</text:p>
          </table:table-cell>
          <table:table-cell office:value-type="float" office:value="-0.428241" calcext:value-type="float">
            <text:p>-0.428241</text:p>
          </table:table-cell>
          <table:table-cell office:value-type="float" office:value="0.267258" calcext:value-type="float">
            <text:p>0.267258</text:p>
          </table:table-cell>
          <table:table-cell office:value-type="float" office:value="-2.149301" calcext:value-type="float">
            <text:p>-2.14930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851295962]:</text:p>
          </table:table-cell>
          <table:table-cell office:value-type="float" office:value="0.212968" calcext:value-type="float">
            <text:p>0.212968</text:p>
          </table:table-cell>
          <table:table-cell office:value-type="float" office:value="-26.698946" calcext:value-type="float">
            <text:p>-26.698946</text:p>
          </table:table-cell>
          <table:table-cell office:value-type="float" office:value="0.04314" calcext:value-type="float">
            <text:p>0.04314</text:p>
          </table:table-cell>
          <table:table-cell office:value-type="float" office:value="-0.427202" calcext:value-type="float">
            <text:p>-0.427202</text:p>
          </table:table-cell>
          <table:table-cell office:value-type="float" office:value="0.172394" calcext:value-type="float">
            <text:p>0.172394</text:p>
          </table:table-cell>
          <table:table-cell office:value-type="float" office:value="-2.144191" calcext:value-type="float">
            <text:p>-2.14419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870637302]:</text:p>
          </table:table-cell>
          <table:table-cell office:value-type="float" office:value="0.066504" calcext:value-type="float">
            <text:p>0.066504</text:p>
          </table:table-cell>
          <table:table-cell office:value-type="float" office:value="-26.190325" calcext:value-type="float">
            <text:p>-26.190325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-0.423195" calcext:value-type="float">
            <text:p>-0.423195</text:p>
          </table:table-cell>
          <table:table-cell office:value-type="float" office:value="0.084142" calcext:value-type="float">
            <text:p>0.084142</text:p>
          </table:table-cell>
          <table:table-cell office:value-type="float" office:value="-2.123499" calcext:value-type="float">
            <text:p>-2.12349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890899764]:</text:p>
          </table:table-cell>
          <table:table-cell office:value-type="float" office:value="-0.017981" calcext:value-type="float">
            <text:p>-0.017981</text:p>
          </table:table-cell>
          <table:table-cell office:value-type="float" office:value="-25.855984" calcext:value-type="float">
            <text:p>-25.855984</text:p>
          </table:table-cell>
          <table:table-cell office:value-type="float" office:value="-0.001788" calcext:value-type="float">
            <text:p>-0.001788</text:p>
          </table:table-cell>
          <table:table-cell office:value-type="float" office:value="-0.420417" calcext:value-type="float">
            <text:p>-0.420417</text:p>
          </table:table-cell>
          <table:table-cell office:value-type="float" office:value="-0.053233" calcext:value-type="float">
            <text:p>-0.053233</text:p>
          </table:table-cell>
          <table:table-cell office:value-type="float" office:value="-2.109792" calcext:value-type="float">
            <text:p>-2.10979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911164605]:</text:p>
          </table:table-cell>
          <table:table-cell office:value-type="float" office:value="-0.199984" calcext:value-type="float">
            <text:p>-0.199984</text:p>
          </table:table-cell>
          <table:table-cell office:value-type="float" office:value="-25.291416" calcext:value-type="float">
            <text:p>-25.291416</text:p>
          </table:table-cell>
          <table:table-cell office:value-type="float" office:value="-0.026306" calcext:value-type="float">
            <text:p>-0.026306</text:p>
          </table:table-cell>
          <table:table-cell office:value-type="float" office:value="-0.41569" calcext:value-type="float">
            <text:p>-0.41569</text:p>
          </table:table-cell>
          <table:table-cell office:value-type="float" office:value="-0.174337" calcext:value-type="float">
            <text:p>-0.174337</text:p>
          </table:table-cell>
          <table:table-cell office:value-type="float" office:value="-2.086445" calcext:value-type="float">
            <text:p>-2.08644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931446627]:</text:p>
          </table:table-cell>
          <table:table-cell office:value-type="float" office:value="-0.642752" calcext:value-type="float">
            <text:p>-0.642752</text:p>
          </table:table-cell>
          <table:table-cell office:value-type="float" office:value="-24.67909" calcext:value-type="float">
            <text:p>-24.67909</text:p>
          </table:table-cell>
          <table:table-cell office:value-type="float" office:value="-0.055966" calcext:value-type="float">
            <text:p>-0.055966</text:p>
          </table:table-cell>
          <table:table-cell office:value-type="float" office:value="-0.41049" calcext:value-type="float">
            <text:p>-0.41049</text:p>
          </table:table-cell>
          <table:table-cell office:value-type="float" office:value="-0.320449" calcext:value-type="float">
            <text:p>-0.320449</text:p>
          </table:table-cell>
          <table:table-cell office:value-type="float" office:value="-2.060826" calcext:value-type="float">
            <text:p>-2.06082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950745289]:</text:p>
          </table:table-cell>
          <table:table-cell office:value-type="float" office:value="-1.181478" calcext:value-type="float">
            <text:p>-1.181478</text:p>
          </table:table-cell>
          <table:table-cell office:value-type="float" office:value="-24.456379" calcext:value-type="float">
            <text:p>-24.456379</text:p>
          </table:table-cell>
          <table:table-cell office:value-type="float" office:value="-0.078858" calcext:value-type="float">
            <text:p>-0.078858</text:p>
          </table:table-cell>
          <table:table-cell office:value-type="float" office:value="-0.408679" calcext:value-type="float">
            <text:p>-0.408679</text:p>
          </table:table-cell>
          <table:table-cell office:value-type="float" office:value="-0.43927" calcext:value-type="float">
            <text:p>-0.43927</text:p>
          </table:table-cell>
          <table:table-cell office:value-type="float" office:value="-2.051426" calcext:value-type="float">
            <text:p>-2.05142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971176166]:</text:p>
          </table:table-cell>
          <table:table-cell office:value-type="float" office:value="-1.761788" calcext:value-type="float">
            <text:p>-1.761788</text:p>
          </table:table-cell>
          <table:table-cell office:value-type="float" office:value="-24.210981" calcext:value-type="float">
            <text:p>-24.210981</text:p>
          </table:table-cell>
          <table:table-cell office:value-type="float" office:value="-0.099315" calcext:value-type="float">
            <text:p>-0.099315</text:p>
          </table:table-cell>
          <table:table-cell office:value-type="float" office:value="-0.406553" calcext:value-type="float">
            <text:p>-0.406553</text:p>
          </table:table-cell>
          <table:table-cell office:value-type="float" office:value="-0.539382" calcext:value-type="float">
            <text:p>-0.539382</text:p>
          </table:table-cell>
          <table:table-cell office:value-type="float" office:value="-2.041023" calcext:value-type="float">
            <text:p>-2.04102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7.990421818]:</text:p>
          </table:table-cell>
          <table:table-cell office:value-type="float" office:value="-3.430489" calcext:value-type="float">
            <text:p>-3.430489</text:p>
          </table:table-cell>
          <table:table-cell office:value-type="float" office:value="-23.352703" calcext:value-type="float">
            <text:p>-23.352703</text:p>
          </table:table-cell>
          <table:table-cell office:value-type="float" office:value="-0.141558" calcext:value-type="float">
            <text:p>-0.141558</text:p>
          </table:table-cell>
          <table:table-cell office:value-type="float" office:value="-0.399459" calcext:value-type="float">
            <text:p>-0.399459</text:p>
          </table:table-cell>
          <table:table-cell office:value-type="float" office:value="-0.758659" calcext:value-type="float">
            <text:p>-0.758659</text:p>
          </table:table-cell>
          <table:table-cell office:value-type="float" office:value="-2.0042" calcext:value-type="float">
            <text:p>-2.004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010749538]:</text:p>
          </table:table-cell>
          <table:table-cell office:value-type="float" office:value="-4.591657" calcext:value-type="float">
            <text:p>-4.591657</text:p>
          </table:table-cell>
          <table:table-cell office:value-type="float" office:value="-22.826208" calcext:value-type="float">
            <text:p>-22.826208</text:p>
          </table:table-cell>
          <table:table-cell office:value-type="float" office:value="-0.166224" calcext:value-type="float">
            <text:p>-0.166224</text:p>
          </table:table-cell>
          <table:table-cell office:value-type="float" office:value="-0.394803" calcext:value-type="float">
            <text:p>-0.394803</text:p>
          </table:table-cell>
          <table:table-cell office:value-type="float" office:value="-0.880029" calcext:value-type="float">
            <text:p>-0.880029</text:p>
          </table:table-cell>
          <table:table-cell office:value-type="float" office:value="-1.981286" calcext:value-type="float">
            <text:p>-1.98128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031088303]:</text:p>
          </table:table-cell>
          <table:table-cell office:value-type="float" office:value="-6.031755" calcext:value-type="float">
            <text:p>-6.031755</text:p>
          </table:table-cell>
          <table:table-cell office:value-type="float" office:value="-22.47201" calcext:value-type="float">
            <text:p>-22.47201</text:p>
          </table:table-cell>
          <table:table-cell office:value-type="float" office:value="-0.192852" calcext:value-type="float">
            <text:p>-0.192852</text:p>
          </table:table-cell>
          <table:table-cell office:value-type="float" office:value="-0.391635" calcext:value-type="float">
            <text:p>-0.391635</text:p>
          </table:table-cell>
          <table:table-cell office:value-type="float" office:value="-1.010845" calcext:value-type="float">
            <text:p>-1.010845</text:p>
          </table:table-cell>
          <table:table-cell office:value-type="float" office:value="-1.965723" calcext:value-type="float">
            <text:p>-1.96572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051394763]:</text:p>
          </table:table-cell>
          <table:table-cell office:value-type="float" office:value="-8.490883" calcext:value-type="float">
            <text:p>-8.490883</text:p>
          </table:table-cell>
          <table:table-cell office:value-type="float" office:value="-21.549606" calcext:value-type="float">
            <text:p>-21.549606</text:p>
          </table:table-cell>
          <table:table-cell office:value-type="float" office:value="-0.231703" calcext:value-type="float">
            <text:p>-0.231703</text:p>
          </table:table-cell>
          <table:table-cell office:value-type="float" office:value="-0.383288" calcext:value-type="float">
            <text:p>-0.383288</text:p>
          </table:table-cell>
          <table:table-cell office:value-type="float" office:value="-1.20223" calcext:value-type="float">
            <text:p>-1.20223</text:p>
          </table:table-cell>
          <table:table-cell office:value-type="float" office:value="-1.924605" calcext:value-type="float">
            <text:p>-1.92460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070701713]:</text:p>
          </table:table-cell>
          <table:table-cell office:value-type="float" office:value="-9.947781" calcext:value-type="float">
            <text:p>-9.947781</text:p>
          </table:table-cell>
          <table:table-cell office:value-type="float" office:value="-20.808281" calcext:value-type="float">
            <text:p>-20.808281</text:p>
          </table:table-cell>
          <table:table-cell office:value-type="float" office:value="-0.251088" calcext:value-type="float">
            <text:p>-0.251088</text:p>
          </table:table-cell>
          <table:table-cell office:value-type="float" office:value="-0.376782" calcext:value-type="float">
            <text:p>-0.376782</text:p>
          </table:table-cell>
          <table:table-cell office:value-type="float" office:value="-1.302659" calcext:value-type="float">
            <text:p>-1.302659</text:p>
          </table:table-cell>
          <table:table-cell office:value-type="float" office:value="-1.890903" calcext:value-type="float">
            <text:p>-1.89090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091010999]:</text:p>
          </table:table-cell>
          <table:table-cell office:value-type="float" office:value="-12.514114" calcext:value-type="float">
            <text:p>-12.514114</text:p>
          </table:table-cell>
          <table:table-cell office:value-type="float" office:value="-19.599623" calcext:value-type="float">
            <text:p>-19.599623</text:p>
          </table:table-cell>
          <table:table-cell office:value-type="float" office:value="-0.283667" calcext:value-type="float">
            <text:p>-0.283667</text:p>
          </table:table-cell>
          <table:table-cell office:value-type="float" office:value="-0.365355" calcext:value-type="float">
            <text:p>-0.365355</text:p>
          </table:table-cell>
          <table:table-cell office:value-type="float" office:value="-1.462986" calcext:value-type="float">
            <text:p>-1.462986</text:p>
          </table:table-cell>
          <table:table-cell office:value-type="float" office:value="-1.834665" calcext:value-type="float">
            <text:p>-1.83466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111346008]:</text:p>
          </table:table-cell>
          <table:table-cell office:value-type="float" office:value="-14.249506" calcext:value-type="float">
            <text:p>-14.249506</text:p>
          </table:table-cell>
          <table:table-cell office:value-type="float" office:value="-19.008404" calcext:value-type="float">
            <text:p>-19.008404</text:p>
          </table:table-cell>
          <table:table-cell office:value-type="float" office:value="-0.30383" calcext:value-type="float">
            <text:p>-0.30383</text:p>
          </table:table-cell>
          <table:table-cell office:value-type="float" office:value="-0.359637" calcext:value-type="float">
            <text:p>-0.359637</text:p>
          </table:table-cell>
          <table:table-cell office:value-type="float" office:value="-1.562208" calcext:value-type="float">
            <text:p>-1.562208</text:p>
          </table:table-cell>
          <table:table-cell office:value-type="float" office:value="-1.806525" calcext:value-type="float">
            <text:p>-1.80652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130664752]:</text:p>
          </table:table-cell>
          <table:table-cell office:value-type="float" office:value="-17.310291" calcext:value-type="float">
            <text:p>-17.310291</text:p>
          </table:table-cell>
          <table:table-cell office:value-type="float" office:value="-17.917061" calcext:value-type="float">
            <text:p>-17.917061</text:p>
          </table:table-cell>
          <table:table-cell office:value-type="float" office:value="-0.335015" calcext:value-type="float">
            <text:p>-0.335015</text:p>
          </table:table-cell>
          <table:table-cell office:value-type="float" office:value="-0.349366" calcext:value-type="float">
            <text:p>-0.349366</text:p>
          </table:table-cell>
          <table:table-cell office:value-type="float" office:value="-1.723564" calcext:value-type="float">
            <text:p>-1.723564</text:p>
          </table:table-cell>
          <table:table-cell office:value-type="float" office:value="-1.753381" calcext:value-type="float">
            <text:p>-1.75338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150990858]:</text:p>
          </table:table-cell>
          <table:table-cell office:value-type="float" office:value="-19.244801" calcext:value-type="float">
            <text:p>-19.244801</text:p>
          </table:table-cell>
          <table:table-cell office:value-type="float" office:value="-17.349724" calcext:value-type="float">
            <text:p>-17.349724</text:p>
          </table:table-cell>
          <table:table-cell office:value-type="float" office:value="-0.354254" calcext:value-type="float">
            <text:p>-0.354254</text:p>
          </table:table-cell>
          <table:table-cell office:value-type="float" office:value="-0.343622" calcext:value-type="float">
            <text:p>-0.343622</text:p>
          </table:table-cell>
          <table:table-cell office:value-type="float" office:value="-1.818198" calcext:value-type="float">
            <text:p>-1.818198</text:p>
          </table:table-cell>
          <table:table-cell office:value-type="float" office:value="-1.725128" calcext:value-type="float">
            <text:p>-1.72512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171345286]:</text:p>
          </table:table-cell>
          <table:table-cell office:value-type="float" office:value="-21.10519" calcext:value-type="float">
            <text:p>-21.10519</text:p>
          </table:table-cell>
          <table:table-cell office:value-type="float" office:value="-16.725891" calcext:value-type="float">
            <text:p>-16.725891</text:p>
          </table:table-cell>
          <table:table-cell office:value-type="float" office:value="-0.371882" calcext:value-type="float">
            <text:p>-0.371882</text:p>
          </table:table-cell>
          <table:table-cell office:value-type="float" office:value="-0.33719" calcext:value-type="float">
            <text:p>-0.33719</text:p>
          </table:table-cell>
          <table:table-cell office:value-type="float" office:value="-1.904817" calcext:value-type="float">
            <text:p>-1.904817</text:p>
          </table:table-cell>
          <table:table-cell office:value-type="float" office:value="-1.693524" calcext:value-type="float">
            <text:p>-1.69352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190623484]:</text:p>
          </table:table-cell>
          <table:table-cell office:value-type="float" office:value="-24.372715" calcext:value-type="float">
            <text:p>-24.372715</text:p>
          </table:table-cell>
          <table:table-cell office:value-type="float" office:value="-15.675739" calcext:value-type="float">
            <text:p>-15.675739</text:p>
          </table:table-cell>
          <table:table-cell office:value-type="float" office:value="-0.399542" calcext:value-type="float">
            <text:p>-0.399542</text:p>
          </table:table-cell>
          <table:table-cell office:value-type="float" office:value="-0.326661" calcext:value-type="float">
            <text:p>-0.326661</text:p>
          </table:table-cell>
          <table:table-cell office:value-type="float" office:value="-2.048244" calcext:value-type="float">
            <text:p>-2.048244</text:p>
          </table:table-cell>
          <table:table-cell office:value-type="float" office:value="-1.638929" calcext:value-type="float">
            <text:p>-1.63892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210947630]:</text:p>
          </table:table-cell>
          <table:table-cell office:value-type="float" office:value="-26.493822" calcext:value-type="float">
            <text:p>-26.493822</text:p>
          </table:table-cell>
          <table:table-cell office:value-type="float" office:value="-14.908115" calcext:value-type="float">
            <text:p>-14.908115</text:p>
          </table:table-cell>
          <table:table-cell office:value-type="float" office:value="-0.417408" calcext:value-type="float">
            <text:p>-0.417408</text:p>
          </table:table-cell>
          <table:table-cell office:value-type="float" office:value="-0.318323" calcext:value-type="float">
            <text:p>-0.318323</text:p>
          </table:table-cell>
          <table:table-cell office:value-type="float" office:value="-2.136205" calcext:value-type="float">
            <text:p>-2.136205</text:p>
          </table:table-cell>
          <table:table-cell office:value-type="float" office:value="-1.597878" calcext:value-type="float">
            <text:p>-1.59787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231238647]:</text:p>
          </table:table-cell>
          <table:table-cell office:value-type="float" office:value="-29.512182" calcext:value-type="float">
            <text:p>-29.512182</text:p>
          </table:table-cell>
          <table:table-cell office:value-type="float" office:value="-13.895122" calcext:value-type="float">
            <text:p>-13.895122</text:p>
          </table:table-cell>
          <table:table-cell office:value-type="float" office:value="-0.441632" calcext:value-type="float">
            <text:p>-0.441632</text:p>
          </table:table-cell>
          <table:table-cell office:value-type="float" office:value="-0.306988" calcext:value-type="float">
            <text:p>-0.306988</text:p>
          </table:table-cell>
          <table:table-cell office:value-type="float" office:value="-2.255515" calcext:value-type="float">
            <text:p>-2.255515</text:p>
          </table:table-cell>
          <table:table-cell office:value-type="float" office:value="-1.542052" calcext:value-type="float">
            <text:p>-1.54205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250600935]:</text:p>
          </table:table-cell>
          <table:table-cell office:value-type="float" office:value="-31.887535" calcext:value-type="float">
            <text:p>-31.887535</text:p>
          </table:table-cell>
          <table:table-cell office:value-type="float" office:value="-13.143851" calcext:value-type="float">
            <text:p>-13.143851</text:p>
          </table:table-cell>
          <table:table-cell office:value-type="float" office:value="-0.458975" calcext:value-type="float">
            <text:p>-0.458975</text:p>
          </table:table-cell>
          <table:table-cell office:value-type="float" office:value="-0.298722" calcext:value-type="float">
            <text:p>-0.298722</text:p>
          </table:table-cell>
          <table:table-cell office:value-type="float" office:value="-2.345207" calcext:value-type="float">
            <text:p>-2.345207</text:p>
          </table:table-cell>
          <table:table-cell office:value-type="float" office:value="-1.499299" calcext:value-type="float">
            <text:p>-1.49929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270916323]:</text:p>
          </table:table-cell>
          <table:table-cell office:value-type="float" office:value="-34.152584" calcext:value-type="float">
            <text:p>-34.152584</text:p>
          </table:table-cell>
          <table:table-cell office:value-type="float" office:value="-12.434649" calcext:value-type="float">
            <text:p>-12.434649</text:p>
          </table:table-cell>
          <table:table-cell office:value-type="float" office:value="-0.475735" calcext:value-type="float">
            <text:p>-0.475735</text:p>
          </table:table-cell>
          <table:table-cell office:value-type="float" office:value="-0.29029" calcext:value-type="float">
            <text:p>-0.29029</text:p>
          </table:table-cell>
          <table:table-cell office:value-type="float" office:value="-2.427643" calcext:value-type="float">
            <text:p>-2.427643</text:p>
          </table:table-cell>
          <table:table-cell office:value-type="float" office:value="-1.457828" calcext:value-type="float">
            <text:p>-1.45782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291171836]:</text:p>
          </table:table-cell>
          <table:table-cell office:value-type="float" office:value="-37.611107" calcext:value-type="float">
            <text:p>-37.611107</text:p>
          </table:table-cell>
          <table:table-cell office:value-type="float" office:value="-11.440681" calcext:value-type="float">
            <text:p>-11.440681</text:p>
          </table:table-cell>
          <table:table-cell office:value-type="float" office:value="-0.500211" calcext:value-type="float">
            <text:p>-0.500211</text:p>
          </table:table-cell>
          <table:table-cell office:value-type="float" office:value="-0.278096" calcext:value-type="float">
            <text:p>-0.278096</text:p>
          </table:table-cell>
          <table:table-cell office:value-type="float" office:value="-2.548413" calcext:value-type="float">
            <text:p>-2.548413</text:p>
          </table:table-cell>
          <table:table-cell office:value-type="float" office:value="-1.39766" calcext:value-type="float">
            <text:p>-1.3976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310386058]:</text:p>
          </table:table-cell>
          <table:table-cell office:value-type="float" office:value="-39.97731" calcext:value-type="float">
            <text:p>-39.97731</text:p>
          </table:table-cell>
          <table:table-cell office:value-type="float" office:value="-10.868483" calcext:value-type="float">
            <text:p>-10.868483</text:p>
          </table:table-cell>
          <table:table-cell office:value-type="float" office:value="-0.515479" calcext:value-type="float">
            <text:p>-0.515479</text:p>
          </table:table-cell>
          <table:table-cell office:value-type="float" office:value="-0.271209" calcext:value-type="float">
            <text:p>-0.271209</text:p>
          </table:table-cell>
          <table:table-cell office:value-type="float" office:value="-2.627893" calcext:value-type="float">
            <text:p>-2.627893</text:p>
          </table:table-cell>
          <table:table-cell office:value-type="float" office:value="-1.361809" calcext:value-type="float">
            <text:p>-1.36180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330754585]:</text:p>
          </table:table-cell>
          <table:table-cell office:value-type="float" office:value="-43.54813" calcext:value-type="float">
            <text:p>-43.54813</text:p>
          </table:table-cell>
          <table:table-cell office:value-type="float" office:value="-9.946497" calcext:value-type="float">
            <text:p>-9.946497</text:p>
          </table:table-cell>
          <table:table-cell office:value-type="float" office:value="-0.538934" calcext:value-type="float">
            <text:p>-0.538934</text:p>
          </table:table-cell>
          <table:table-cell office:value-type="float" office:value="-0.259079" calcext:value-type="float">
            <text:p>-0.259079</text:p>
          </table:table-cell>
          <table:table-cell office:value-type="float" office:value="-2.743467" calcext:value-type="float">
            <text:p>-2.743467</text:p>
          </table:table-cell>
          <table:table-cell office:value-type="float" office:value="-1.302036" calcext:value-type="float">
            <text:p>-1.30203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351176877]:</text:p>
          </table:table-cell>
          <table:table-cell office:value-type="float" office:value="-45.840717" calcext:value-type="float">
            <text:p>-45.840717</text:p>
          </table:table-cell>
          <table:table-cell office:value-type="float" office:value="-9.363412" calcext:value-type="float">
            <text:p>-9.363412</text:p>
          </table:table-cell>
          <table:table-cell office:value-type="float" office:value="-0.553632" calcext:value-type="float">
            <text:p>-0.553632</text:p>
          </table:table-cell>
          <table:table-cell office:value-type="float" office:value="-0.251038" calcext:value-type="float">
            <text:p>-0.251038</text:p>
          </table:table-cell>
          <table:table-cell office:value-type="float" office:value="-2.81518" calcext:value-type="float">
            <text:p>-2.81518</text:p>
          </table:table-cell>
          <table:table-cell office:value-type="float" office:value="-1.262801" calcext:value-type="float">
            <text:p>-1.26280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370413782]:</text:p>
          </table:table-cell>
          <table:table-cell office:value-type="float" office:value="-48.553177" calcext:value-type="float">
            <text:p>-48.553177</text:p>
          </table:table-cell>
          <table:table-cell office:value-type="float" office:value="-8.68491" calcext:value-type="float">
            <text:p>-8.68491</text:p>
          </table:table-cell>
          <table:table-cell office:value-type="float" office:value="-0.569521" calcext:value-type="float">
            <text:p>-0.569521</text:p>
          </table:table-cell>
          <table:table-cell office:value-type="float" office:value="-0.241945" calcext:value-type="float">
            <text:p>-0.241945</text:p>
          </table:table-cell>
          <table:table-cell office:value-type="float" office:value="-2.897782" calcext:value-type="float">
            <text:p>-2.897782</text:p>
          </table:table-cell>
          <table:table-cell office:value-type="float" office:value="-1.215532" calcext:value-type="float">
            <text:p>-1.21553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390800562]:</text:p>
          </table:table-cell>
          <table:table-cell office:value-type="float" office:value="-52.254002" calcext:value-type="float">
            <text:p>-52.254002</text:p>
          </table:table-cell>
          <table:table-cell office:value-type="float" office:value="-7.750168" calcext:value-type="float">
            <text:p>-7.750168</text:p>
          </table:table-cell>
          <table:table-cell office:value-type="float" office:value="-0.59173" calcext:value-type="float">
            <text:p>-0.59173</text:p>
          </table:table-cell>
          <table:table-cell office:value-type="float" office:value="-0.228052" calcext:value-type="float">
            <text:p>-0.228052</text:p>
          </table:table-cell>
          <table:table-cell office:value-type="float" office:value="-3.006809" calcext:value-type="float">
            <text:p>-3.006809</text:p>
          </table:table-cell>
          <table:table-cell office:value-type="float" office:value="-1.147332" calcext:value-type="float">
            <text:p>-1.14733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411143961]:</text:p>
          </table:table-cell>
          <table:table-cell office:value-type="float" office:value="-54.843586" calcext:value-type="float">
            <text:p>-54.843586</text:p>
          </table:table-cell>
          <table:table-cell office:value-type="float" office:value="-7.136925" calcext:value-type="float">
            <text:p>-7.136925</text:p>
          </table:table-cell>
          <table:table-cell office:value-type="float" office:value="-0.606789" calcext:value-type="float">
            <text:p>-0.606789</text:p>
          </table:table-cell>
          <table:table-cell office:value-type="float" office:value="-0.218489" calcext:value-type="float">
            <text:p>-0.218489</text:p>
          </table:table-cell>
          <table:table-cell office:value-type="float" office:value="-3.080818" calcext:value-type="float">
            <text:p>-3.080818</text:p>
          </table:table-cell>
          <table:table-cell office:value-type="float" office:value="-1.10033" calcext:value-type="float">
            <text:p>-1.1003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430423545]:</text:p>
          </table:table-cell>
          <table:table-cell office:value-type="float" office:value="-58.584862" calcext:value-type="float">
            <text:p>-58.584862</text:p>
          </table:table-cell>
          <table:table-cell office:value-type="float" office:value="-6.206418" calcext:value-type="float">
            <text:p>-6.206418</text:p>
          </table:table-cell>
          <table:table-cell office:value-type="float" office:value="-0.626845" calcext:value-type="float">
            <text:p>-0.626845</text:p>
          </table:table-cell>
          <table:table-cell office:value-type="float" office:value="-0.203935" calcext:value-type="float">
            <text:p>-0.203935</text:p>
          </table:table-cell>
          <table:table-cell office:value-type="float" office:value="-3.184753" calcext:value-type="float">
            <text:p>-3.184753</text:p>
          </table:table-cell>
          <table:table-cell office:value-type="float" office:value="-1.024907" calcext:value-type="float">
            <text:p>-1.02490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450770717]:</text:p>
          </table:table-cell>
          <table:table-cell office:value-type="float" office:value="-61.157425" calcext:value-type="float">
            <text:p>-61.157425</text:p>
          </table:table-cell>
          <table:table-cell office:value-type="float" office:value="-5.586607" calcext:value-type="float">
            <text:p>-5.586607</text:p>
          </table:table-cell>
          <table:table-cell office:value-type="float" office:value="-0.640991" calcext:value-type="float">
            <text:p>-0.640991</text:p>
          </table:table-cell>
          <table:table-cell office:value-type="float" office:value="-0.193075" calcext:value-type="float">
            <text:p>-0.193075</text:p>
          </table:table-cell>
          <table:table-cell office:value-type="float" office:value="-3.254286" calcext:value-type="float">
            <text:p>-3.254286</text:p>
          </table:table-cell>
          <table:table-cell office:value-type="float" office:value="-0.971529" calcext:value-type="float">
            <text:p>-0.97152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471069080]:</text:p>
          </table:table-cell>
          <table:table-cell office:value-type="float" office:value="-63.827915" calcext:value-type="float">
            <text:p>-63.827915</text:p>
          </table:table-cell>
          <table:table-cell office:value-type="float" office:value="-4.979392" calcext:value-type="float">
            <text:p>-4.979392</text:p>
          </table:table-cell>
          <table:table-cell office:value-type="float" office:value="-0.655334" calcext:value-type="float">
            <text:p>-0.655334</text:p>
          </table:table-cell>
          <table:table-cell office:value-type="float" office:value="-0.181859" calcext:value-type="float">
            <text:p>-0.181859</text:p>
          </table:table-cell>
          <table:table-cell office:value-type="float" office:value="-3.324936" calcext:value-type="float">
            <text:p>-3.324936</text:p>
          </table:table-cell>
          <table:table-cell office:value-type="float" office:value="-0.91628" calcext:value-type="float">
            <text:p>-0.9162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491418443]:</text:p>
          </table:table-cell>
          <table:table-cell office:value-type="float" office:value="-67.071869" calcext:value-type="float">
            <text:p>-67.071869</text:p>
          </table:table-cell>
          <table:table-cell office:value-type="float" office:value="-4.287845" calcext:value-type="float">
            <text:p>-4.287845</text:p>
          </table:table-cell>
          <table:table-cell office:value-type="float" office:value="-0.672382" calcext:value-type="float">
            <text:p>-0.672382</text:p>
          </table:table-cell>
          <table:table-cell office:value-type="float" office:value="-0.168198" calcext:value-type="float">
            <text:p>-0.168198</text:p>
          </table:table-cell>
          <table:table-cell office:value-type="float" office:value="-3.408799" calcext:value-type="float">
            <text:p>-3.408799</text:p>
          </table:table-cell>
          <table:table-cell office:value-type="float" office:value="-0.849081" calcext:value-type="float">
            <text:p>-0.84908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510813203]:</text:p>
          </table:table-cell>
          <table:table-cell office:value-type="float" office:value="-69.556358" calcext:value-type="float">
            <text:p>-69.556358</text:p>
          </table:table-cell>
          <table:table-cell office:value-type="float" office:value="-3.836982" calcext:value-type="float">
            <text:p>-3.836982</text:p>
          </table:table-cell>
          <table:table-cell office:value-type="float" office:value="-0.684589" calcext:value-type="float">
            <text:p>-0.684589</text:p>
          </table:table-cell>
          <table:table-cell office:value-type="float" office:value="-0.15911" calcext:value-type="float">
            <text:p>-0.15911</text:p>
          </table:table-cell>
          <table:table-cell office:value-type="float" office:value="-3.47168" calcext:value-type="float">
            <text:p>-3.47168</text:p>
          </table:table-cell>
          <table:table-cell office:value-type="float" office:value="-0.802264" calcext:value-type="float">
            <text:p>-0.80226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531176122]:</text:p>
          </table:table-cell>
          <table:table-cell office:value-type="float" office:value="-72.712959" calcext:value-type="float">
            <text:p>-72.712959</text:p>
          </table:table-cell>
          <table:table-cell office:value-type="float" office:value="-3.269876" calcext:value-type="float">
            <text:p>-3.269876</text:p>
          </table:table-cell>
          <table:table-cell office:value-type="float" office:value="-0.700462" calcext:value-type="float">
            <text:p>-0.700462</text:p>
          </table:table-cell>
          <table:table-cell office:value-type="float" office:value="-0.146349" calcext:value-type="float">
            <text:p>-0.146349</text:p>
          </table:table-cell>
          <table:table-cell office:value-type="float" office:value="-3.549956" calcext:value-type="float">
            <text:p>-3.549956</text:p>
          </table:table-cell>
          <table:table-cell office:value-type="float" office:value="-0.739336" calcext:value-type="float">
            <text:p>-0.73933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550667835]:</text:p>
          </table:table-cell>
          <table:table-cell office:value-type="float" office:value="-75.03376" calcext:value-type="float">
            <text:p>-75.03376</text:p>
          </table:table-cell>
          <table:table-cell office:value-type="float" office:value="-2.755489" calcext:value-type="float">
            <text:p>-2.755489</text:p>
          </table:table-cell>
          <table:table-cell office:value-type="float" office:value="-0.71147" calcext:value-type="float">
            <text:p>-0.71147</text:p>
          </table:table-cell>
          <table:table-cell office:value-type="float" office:value="-0.134256" calcext:value-type="float">
            <text:p>-0.134256</text:p>
          </table:table-cell>
          <table:table-cell office:value-type="float" office:value="-3.606439" calcext:value-type="float">
            <text:p>-3.606439</text:p>
          </table:table-cell>
          <table:table-cell office:value-type="float" office:value="-0.677286" calcext:value-type="float">
            <text:p>-0.67728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570993189]:</text:p>
          </table:table-cell>
          <table:table-cell office:value-type="float" office:value="-77.004837" calcext:value-type="float">
            <text:p>-77.004837</text:p>
          </table:table-cell>
          <table:table-cell office:value-type="float" office:value="-2.364893" calcext:value-type="float">
            <text:p>-2.364893</text:p>
          </table:table-cell>
          <table:table-cell office:value-type="float" office:value="-0.721116" calcext:value-type="float">
            <text:p>-0.721116</text:p>
          </table:table-cell>
          <table:table-cell office:value-type="float" office:value="-0.123843" calcext:value-type="float">
            <text:p>-0.123843</text:p>
          </table:table-cell>
          <table:table-cell office:value-type="float" office:value="-3.653718" calcext:value-type="float">
            <text:p>-3.653718</text:p>
          </table:table-cell>
          <table:table-cell office:value-type="float" office:value="-0.626246" calcext:value-type="float">
            <text:p>-0.62624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591496280]:</text:p>
          </table:table-cell>
          <table:table-cell office:value-type="float" office:value="-80.056953" calcext:value-type="float">
            <text:p>-80.056953</text:p>
          </table:table-cell>
          <table:table-cell office:value-type="float" office:value="-1.865411" calcext:value-type="float">
            <text:p>-1.865411</text:p>
          </table:table-cell>
          <table:table-cell office:value-type="float" office:value="-0.735836" calcext:value-type="float">
            <text:p>-0.735836</text:p>
          </table:table-cell>
          <table:table-cell office:value-type="float" office:value="-0.109157" calcext:value-type="float">
            <text:p>-0.109157</text:p>
          </table:table-cell>
          <table:table-cell office:value-type="float" office:value="-3.725748" calcext:value-type="float">
            <text:p>-3.725748</text:p>
          </table:table-cell>
          <table:table-cell office:value-type="float" office:value="-0.554386" calcext:value-type="float">
            <text:p>-0.55438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610811117]:</text:p>
          </table:table-cell>
          <table:table-cell office:value-type="float" office:value="-82.488991" calcext:value-type="float">
            <text:p>-82.488991</text:p>
          </table:table-cell>
          <table:table-cell office:value-type="float" office:value="-1.474422" calcext:value-type="float">
            <text:p>-1.474422</text:p>
          </table:table-cell>
          <table:table-cell office:value-type="float" office:value="-0.746782" calcext:value-type="float">
            <text:p>-0.746782</text:p>
          </table:table-cell>
          <table:table-cell office:value-type="float" office:value="-0.096861" calcext:value-type="float">
            <text:p>-0.096861</text:p>
          </table:table-cell>
          <table:table-cell office:value-type="float" office:value="-3.78218" calcext:value-type="float">
            <text:p>-3.78218</text:p>
          </table:table-cell>
          <table:table-cell office:value-type="float" office:value="-0.490992" calcext:value-type="float">
            <text:p>-0.49099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631129807]:</text:p>
          </table:table-cell>
          <table:table-cell office:value-type="float" office:value="-85.663574" calcext:value-type="float">
            <text:p>-85.663574</text:p>
          </table:table-cell>
          <table:table-cell office:value-type="float" office:value="-1.076673" calcext:value-type="float">
            <text:p>-1.076673</text:p>
          </table:table-cell>
          <table:table-cell office:value-type="float" office:value="-0.761488" calcext:value-type="float">
            <text:p>-0.761488</text:p>
          </table:table-cell>
          <table:table-cell office:value-type="float" office:value="-0.081882" calcext:value-type="float">
            <text:p>-0.081882</text:p>
          </table:table-cell>
          <table:table-cell office:value-type="float" office:value="-3.85459" calcext:value-type="float">
            <text:p>-3.85459</text:p>
          </table:table-cell>
          <table:table-cell office:value-type="float" office:value="-0.417239" calcext:value-type="float">
            <text:p>-0.41723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651380408]:</text:p>
          </table:table-cell>
          <table:table-cell office:value-type="float" office:value="-87.737823" calcext:value-type="float">
            <text:p>-87.737823</text:p>
          </table:table-cell>
          <table:table-cell office:value-type="float" office:value="-0.787645" calcext:value-type="float">
            <text:p>-0.787645</text:p>
          </table:table-cell>
          <table:table-cell office:value-type="float" office:value="-0.770925" calcext:value-type="float">
            <text:p>-0.770925</text:p>
          </table:table-cell>
          <table:table-cell office:value-type="float" office:value="-0.069191" calcext:value-type="float">
            <text:p>-0.069191</text:p>
          </table:table-cell>
          <table:table-cell office:value-type="float" office:value="-3.90118" calcext:value-type="float">
            <text:p>-3.90118</text:p>
          </table:table-cell>
          <table:table-cell office:value-type="float" office:value="-0.354584" calcext:value-type="float">
            <text:p>-0.35458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670663614]:</text:p>
          </table:table-cell>
          <table:table-cell office:value-type="float" office:value="-89.990379" calcext:value-type="float">
            <text:p>-89.990379</text:p>
          </table:table-cell>
          <table:table-cell office:value-type="float" office:value="-0.664102" calcext:value-type="float">
            <text:p>-0.664102</text:p>
          </table:table-cell>
          <table:table-cell office:value-type="float" office:value="-0.78056" calcext:value-type="float">
            <text:p>-0.78056</text:p>
          </table:table-cell>
          <table:table-cell office:value-type="float" office:value="-0.063343" calcext:value-type="float">
            <text:p>-0.063343</text:p>
          </table:table-cell>
          <table:table-cell office:value-type="float" office:value="-3.951167" calcext:value-type="float">
            <text:p>-3.951167</text:p>
          </table:table-cell>
          <table:table-cell office:value-type="float" office:value="-0.324242" calcext:value-type="float">
            <text:p>-0.32424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690961372]:</text:p>
          </table:table-cell>
          <table:table-cell office:value-type="float" office:value="-93.433174" calcext:value-type="float">
            <text:p>-93.433174</text:p>
          </table:table-cell>
          <table:table-cell office:value-type="float" office:value="-0.35658" calcext:value-type="float">
            <text:p>-0.35658</text:p>
          </table:table-cell>
          <table:table-cell office:value-type="float" office:value="-0.79582" calcext:value-type="float">
            <text:p>-0.79582</text:p>
          </table:table-cell>
          <table:table-cell office:value-type="float" office:value="-0.044934" calcext:value-type="float">
            <text:p>-0.044934</text:p>
          </table:table-cell>
          <table:table-cell office:value-type="float" office:value="-4.026355" calcext:value-type="float">
            <text:p>-4.026355</text:p>
          </table:table-cell>
          <table:table-cell office:value-type="float" office:value="-0.233534" calcext:value-type="float">
            <text:p>-0.23353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711221202]:</text:p>
          </table:table-cell>
          <table:table-cell office:value-type="float" office:value="-95.749298" calcext:value-type="float">
            <text:p>-95.749298</text:p>
          </table:table-cell>
          <table:table-cell office:value-type="float" office:value="-0.208752" calcext:value-type="float">
            <text:p>-0.208752</text:p>
          </table:table-cell>
          <table:table-cell office:value-type="float" office:value="-0.805917" calcext:value-type="float">
            <text:p>-0.805917</text:p>
          </table:table-cell>
          <table:table-cell office:value-type="float" office:value="-0.03313" calcext:value-type="float">
            <text:p>-0.03313</text:p>
          </table:table-cell>
          <table:table-cell office:value-type="float" office:value="-4.076161" calcext:value-type="float">
            <text:p>-4.076161</text:p>
          </table:table-cell>
          <table:table-cell office:value-type="float" office:value="-0.175311" calcext:value-type="float">
            <text:p>-0.17531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730419097]:</text:p>
          </table:table-cell>
          <table:table-cell office:value-type="float" office:value="-99.358086" calcext:value-type="float">
            <text:p>-99.358086</text:p>
          </table:table-cell>
          <table:table-cell office:value-type="float" office:value="-0.056414" calcext:value-type="float">
            <text:p>-0.056414</text:p>
          </table:table-cell>
          <table:table-cell office:value-type="float" office:value="-0.820593" calcext:value-type="float">
            <text:p>-0.820593</text:p>
          </table:table-cell>
          <table:table-cell office:value-type="float" office:value="-0.015681" calcext:value-type="float">
            <text:p>-0.015681</text:p>
          </table:table-cell>
          <table:table-cell office:value-type="float" office:value="-4.152597" calcext:value-type="float">
            <text:p>-4.152597</text:p>
          </table:table-cell>
          <table:table-cell office:value-type="float" office:value="-0.084429" calcext:value-type="float">
            <text:p>-0.08442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750734087]:</text:p>
          </table:table-cell>
          <table:table-cell office:value-type="float" office:value="-101.52166" calcext:value-type="float">
            <text:p>-101.52166</text:p>
          </table:table-cell>
          <table:table-cell office:value-type="float" office:value="-0.007243" calcext:value-type="float">
            <text:p>-0.007243</text:p>
          </table:table-cell>
          <table:table-cell office:value-type="float" office:value="-0.829762" calcext:value-type="float">
            <text:p>-0.829762</text:p>
          </table:table-cell>
          <table:table-cell office:value-type="float" office:value="-0.003637" calcext:value-type="float">
            <text:p>-0.003637</text:p>
          </table:table-cell>
          <table:table-cell office:value-type="float" office:value="-4.197747" calcext:value-type="float">
            <text:p>-4.197747</text:p>
          </table:table-cell>
          <table:table-cell office:value-type="float" office:value="-0.025121" calcext:value-type="float">
            <text:p>-0.02512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771022538]:</text:p>
          </table:table-cell>
          <table:table-cell office:value-type="float" office:value="-103.710976" calcext:value-type="float">
            <text:p>-103.710976</text:p>
          </table:table-cell>
          <table:table-cell office:value-type="float" office:value="0.014827" calcext:value-type="float">
            <text:p>0.014827</text:p>
          </table:table-cell>
          <table:table-cell office:value-type="float" office:value="-0.838932" calcext:value-type="float">
            <text:p>-0.838932</text:p>
          </table:table-cell>
          <table:table-cell office:value-type="float" office:value="0.008311" calcext:value-type="float">
            <text:p>0.008311</text:p>
          </table:table-cell>
          <table:table-cell office:value-type="float" office:value="-4.242948" calcext:value-type="float">
            <text:p>-4.242948</text:p>
          </table:table-cell>
          <table:table-cell office:value-type="float" office:value="0.033768" calcext:value-type="float">
            <text:p>0.03376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791308875]:</text:p>
          </table:table-cell>
          <table:table-cell office:value-type="float" office:value="-106.650764" calcext:value-type="float">
            <text:p>-106.650764</text:p>
          </table:table-cell>
          <table:table-cell office:value-type="float" office:value="0.118665" calcext:value-type="float">
            <text:p>0.118665</text:p>
          </table:table-cell>
          <table:table-cell office:value-type="float" office:value="-0.85109" calcext:value-type="float">
            <text:p>-0.85109</text:p>
          </table:table-cell>
          <table:table-cell office:value-type="float" office:value="0.027129" calcext:value-type="float">
            <text:p>0.027129</text:p>
          </table:table-cell>
          <table:table-cell office:value-type="float" office:value="-4.302899" calcext:value-type="float">
            <text:p>-4.302899</text:p>
          </table:table-cell>
          <table:table-cell office:value-type="float" office:value="0.126566" calcext:value-type="float">
            <text:p>0.12656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810565183]:</text:p>
          </table:table-cell>
          <table:table-cell office:value-type="float" office:value="-108.953255" calcext:value-type="float">
            <text:p>-108.953255</text:p>
          </table:table-cell>
          <table:table-cell office:value-type="float" office:value="0.248924" calcext:value-type="float">
            <text:p>0.248924</text:p>
          </table:table-cell>
          <table:table-cell office:value-type="float" office:value="-0.860028" calcext:value-type="float">
            <text:p>-0.860028</text:p>
          </table:table-cell>
          <table:table-cell office:value-type="float" office:value="0.039619" calcext:value-type="float">
            <text:p>0.039619</text:p>
          </table:table-cell>
          <table:table-cell office:value-type="float" office:value="-4.349289" calcext:value-type="float">
            <text:p>-4.349289</text:p>
          </table:table-cell>
          <table:table-cell office:value-type="float" office:value="0.191385" calcext:value-type="float">
            <text:p>0.19138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830890723]:</text:p>
          </table:table-cell>
          <table:table-cell office:value-type="float" office:value="-111.394356" calcext:value-type="float">
            <text:p>-111.394356</text:p>
          </table:table-cell>
          <table:table-cell office:value-type="float" office:value="0.521449" calcext:value-type="float">
            <text:p>0.521449</text:p>
          </table:table-cell>
          <table:table-cell office:value-type="float" office:value="-0.869914" calcext:value-type="float">
            <text:p>-0.869914</text:p>
          </table:table-cell>
          <table:table-cell office:value-type="float" office:value="0.058568" calcext:value-type="float">
            <text:p>0.058568</text:p>
          </table:table-cell>
          <table:table-cell office:value-type="float" office:value="-4.397929" calcext:value-type="float">
            <text:p>-4.397929</text:p>
          </table:table-cell>
          <table:table-cell office:value-type="float" office:value="0.284612" calcext:value-type="float">
            <text:p>0.28461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851144287]:</text:p>
          </table:table-cell>
          <table:table-cell office:value-type="float" office:value="-112.910919" calcext:value-type="float">
            <text:p>-112.910919</text:p>
          </table:table-cell>
          <table:table-cell office:value-type="float" office:value="0.815819" calcext:value-type="float">
            <text:p>0.815819</text:p>
          </table:table-cell>
          <table:table-cell office:value-type="float" office:value="-0.875975" calcext:value-type="float">
            <text:p>-0.875975</text:p>
          </table:table-cell>
          <table:table-cell office:value-type="float" office:value="0.07389" calcext:value-type="float">
            <text:p>0.07389</text:p>
          </table:table-cell>
          <table:table-cell office:value-type="float" office:value="-4.427879" calcext:value-type="float">
            <text:p>-4.427879</text:p>
          </table:table-cell>
          <table:table-cell office:value-type="float" office:value="0.36033" calcext:value-type="float">
            <text:p>0.3603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871414237]:</text:p>
          </table:table-cell>
          <table:table-cell office:value-type="float" office:value="-114.582504" calcext:value-type="float">
            <text:p>-114.582504</text:p>
          </table:table-cell>
          <table:table-cell office:value-type="float" office:value="1.240465" calcext:value-type="float">
            <text:p>1.240465</text:p>
          </table:table-cell>
          <table:table-cell office:value-type="float" office:value="-0.882624" calcext:value-type="float">
            <text:p>-0.882624</text:p>
          </table:table-cell>
          <table:table-cell office:value-type="float" office:value="0.091744" calcext:value-type="float">
            <text:p>0.091744</text:p>
          </table:table-cell>
          <table:table-cell office:value-type="float" office:value="-4.460659" calcext:value-type="float">
            <text:p>-4.460659</text:p>
          </table:table-cell>
          <table:table-cell office:value-type="float" office:value="0.448359" calcext:value-type="float">
            <text:p>0.44835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890765193]:</text:p>
          </table:table-cell>
          <table:table-cell office:value-type="float" office:value="-117.52906" calcext:value-type="float">
            <text:p>-117.52906</text:p>
          </table:table-cell>
          <table:table-cell office:value-type="float" office:value="1.865054" calcext:value-type="float">
            <text:p>1.865054</text:p>
          </table:table-cell>
          <table:table-cell office:value-type="float" office:value="-0.893675" calcext:value-type="float">
            <text:p>-0.893675</text:p>
          </table:table-cell>
          <table:table-cell office:value-type="float" office:value="0.112122" calcext:value-type="float">
            <text:p>0.112122</text:p>
          </table:table-cell>
          <table:table-cell office:value-type="float" office:value="-4.517875" calcext:value-type="float">
            <text:p>-4.517875</text:p>
          </table:table-cell>
          <table:table-cell office:value-type="float" office:value="0.553862" calcext:value-type="float">
            <text:p>0.55386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911071696]:</text:p>
          </table:table-cell>
          <table:table-cell office:value-type="float" office:value="-119.256363" calcext:value-type="float">
            <text:p>-119.256363</text:p>
          </table:table-cell>
          <table:table-cell office:value-type="float" office:value="2.509341" calcext:value-type="float">
            <text:p>2.509341</text:p>
          </table:table-cell>
          <table:table-cell office:value-type="float" office:value="-0.900429" calcext:value-type="float">
            <text:p>-0.900429</text:p>
          </table:table-cell>
          <table:table-cell office:value-type="float" office:value="0.130701" calcext:value-type="float">
            <text:p>0.130701</text:p>
          </table:table-cell>
          <table:table-cell office:value-type="float" office:value="-4.551075" calcext:value-type="float">
            <text:p>-4.551075</text:p>
          </table:table-cell>
          <table:table-cell office:value-type="float" office:value="0.645184" calcext:value-type="float">
            <text:p>0.64518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931548906]:</text:p>
          </table:table-cell>
          <table:table-cell office:value-type="float" office:value="-122.143463" calcext:value-type="float">
            <text:p>-122.143463</text:p>
          </table:table-cell>
          <table:table-cell office:value-type="float" office:value="3.244371" calcext:value-type="float">
            <text:p>3.244371</text:p>
          </table:table-cell>
          <table:table-cell office:value-type="float" office:value="-0.911617" calcext:value-type="float">
            <text:p>-0.911617</text:p>
          </table:table-cell>
          <table:table-cell office:value-type="float" office:value="0.149182" calcext:value-type="float">
            <text:p>0.149182</text:p>
          </table:table-cell>
          <table:table-cell office:value-type="float" office:value="-4.606037" calcext:value-type="float">
            <text:p>-4.606037</text:p>
          </table:table-cell>
          <table:table-cell office:value-type="float" office:value="0.735974" calcext:value-type="float">
            <text:p>0.73597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950918134]:</text:p>
          </table:table-cell>
          <table:table-cell office:value-type="float" office:value="-123.56015" calcext:value-type="float">
            <text:p>-123.56015</text:p>
          </table:table-cell>
          <table:table-cell office:value-type="float" office:value="4.130918" calcext:value-type="float">
            <text:p>4.130918</text:p>
          </table:table-cell>
          <table:table-cell office:value-type="float" office:value="-0.91683" calcext:value-type="float">
            <text:p>-0.91683</text:p>
          </table:table-cell>
          <table:table-cell office:value-type="float" office:value="0.168054" calcext:value-type="float">
            <text:p>0.168054</text:p>
          </table:table-cell>
          <table:table-cell office:value-type="float" office:value="-4.632772" calcext:value-type="float">
            <text:p>-4.632772</text:p>
          </table:table-cell>
          <table:table-cell office:value-type="float" office:value="0.832767" calcext:value-type="float">
            <text:p>0.83276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971428472]:</text:p>
          </table:table-cell>
          <table:table-cell office:value-type="float" office:value="-125.276962" calcext:value-type="float">
            <text:p>-125.276962</text:p>
          </table:table-cell>
          <table:table-cell office:value-type="float" office:value="4.690445" calcext:value-type="float">
            <text:p>4.690445</text:p>
          </table:table-cell>
          <table:table-cell office:value-type="float" office:value="-0.92343" calcext:value-type="float">
            <text:p>-0.92343</text:p>
          </table:table-cell>
          <table:table-cell office:value-type="float" office:value="0.179481" calcext:value-type="float">
            <text:p>0.179481</text:p>
          </table:table-cell>
          <table:table-cell office:value-type="float" office:value="-4.664962" calcext:value-type="float">
            <text:p>-4.664962</text:p>
          </table:table-cell>
          <table:table-cell office:value-type="float" office:value="0.888492" calcext:value-type="float">
            <text:p>0.88849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8.990715378]:</text:p>
          </table:table-cell>
          <table:table-cell office:value-type="float" office:value="-127.536713" calcext:value-type="float">
            <text:p>-127.536713</text:p>
          </table:table-cell>
          <table:table-cell office:value-type="float" office:value="5.83128" calcext:value-type="float">
            <text:p>5.83128</text:p>
          </table:table-cell>
          <table:table-cell office:value-type="float" office:value="-0.931541" calcext:value-type="float">
            <text:p>-0.931541</text:p>
          </table:table-cell>
          <table:table-cell office:value-type="float" office:value="0.199591" calcext:value-type="float">
            <text:p>0.199591</text:p>
          </table:table-cell>
          <table:table-cell office:value-type="float" office:value="-4.707006" calcext:value-type="float">
            <text:p>-4.707006</text:p>
          </table:table-cell>
          <table:table-cell office:value-type="float" office:value="0.992746" calcext:value-type="float">
            <text:p>0.99274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010994670]:</text:p>
          </table:table-cell>
          <table:table-cell office:value-type="float" office:value="-128.641174" calcext:value-type="float">
            <text:p>-128.641174</text:p>
          </table:table-cell>
          <table:table-cell office:value-type="float" office:value="6.771113" calcext:value-type="float">
            <text:p>6.771113</text:p>
          </table:table-cell>
          <table:table-cell office:value-type="float" office:value="-0.935672" calcext:value-type="float">
            <text:p>-0.935672</text:p>
          </table:table-cell>
          <table:table-cell office:value-type="float" office:value="0.215452" calcext:value-type="float">
            <text:p>0.215452</text:p>
          </table:table-cell>
          <table:table-cell office:value-type="float" office:value="-4.727416" calcext:value-type="float">
            <text:p>-4.727416</text:p>
          </table:table-cell>
          <table:table-cell office:value-type="float" office:value="1.071093" calcext:value-type="float">
            <text:p>1.07109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031379298]:</text:p>
          </table:table-cell>
          <table:table-cell office:value-type="float" office:value="-130.679565" calcext:value-type="float">
            <text:p>-130.679565</text:p>
          </table:table-cell>
          <table:table-cell office:value-type="float" office:value="7.862012" calcext:value-type="float">
            <text:p>7.862012</text:p>
          </table:table-cell>
          <table:table-cell office:value-type="float" office:value="-0.943301" calcext:value-type="float">
            <text:p>-0.943301</text:p>
          </table:table-cell>
          <table:table-cell office:value-type="float" office:value="0.232647" calcext:value-type="float">
            <text:p>0.232647</text:p>
          </table:table-cell>
          <table:table-cell office:value-type="float" office:value="-4.764855" calcext:value-type="float">
            <text:p>-4.764855</text:p>
          </table:table-cell>
          <table:table-cell office:value-type="float" office:value="1.155482" calcext:value-type="float">
            <text:p>1.15548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050721856]:</text:p>
          </table:table-cell>
          <table:table-cell office:value-type="float" office:value="-131.841675" calcext:value-type="float">
            <text:p>-131.841675</text:p>
          </table:table-cell>
          <table:table-cell office:value-type="float" office:value="8.965857" calcext:value-type="float">
            <text:p>8.965857</text:p>
          </table:table-cell>
          <table:table-cell office:value-type="float" office:value="-0.947413" calcext:value-type="float">
            <text:p>-0.947413</text:p>
          </table:table-cell>
          <table:table-cell office:value-type="float" office:value="0.248087" calcext:value-type="float">
            <text:p>0.248087</text:p>
          </table:table-cell>
          <table:table-cell office:value-type="float" office:value="-4.786073" calcext:value-type="float">
            <text:p>-4.786073</text:p>
          </table:table-cell>
          <table:table-cell office:value-type="float" office:value="1.235156" calcext:value-type="float">
            <text:p>1.23515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070975887]:</text:p>
          </table:table-cell>
          <table:table-cell office:value-type="float" office:value="-133.428055" calcext:value-type="float">
            <text:p>-133.428055</text:p>
          </table:table-cell>
          <table:table-cell office:value-type="float" office:value="10.193891" calcext:value-type="float">
            <text:p>10.193891</text:p>
          </table:table-cell>
          <table:table-cell office:value-type="float" office:value="-0.953248" calcext:value-type="float">
            <text:p>-0.953248</text:p>
          </table:table-cell>
          <table:table-cell office:value-type="float" office:value="0.264902" calcext:value-type="float">
            <text:p>0.264902</text:p>
          </table:table-cell>
          <table:table-cell office:value-type="float" office:value="-4.814882" calcext:value-type="float">
            <text:p>-4.814882</text:p>
          </table:table-cell>
          <table:table-cell office:value-type="float" office:value="1.31817" calcext:value-type="float">
            <text:p>1.3181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091325911]:</text:p>
          </table:table-cell>
          <table:table-cell office:value-type="float" office:value="-134.961578" calcext:value-type="float">
            <text:p>-134.961578</text:p>
          </table:table-cell>
          <table:table-cell office:value-type="float" office:value="11.021744" calcext:value-type="float">
            <text:p>11.021744</text:p>
          </table:table-cell>
          <table:table-cell office:value-type="float" office:value="-0.958871" calcext:value-type="float">
            <text:p>-0.958871</text:p>
          </table:table-cell>
          <table:table-cell office:value-type="float" office:value="0.275699" calcext:value-type="float">
            <text:p>0.275699</text:p>
          </table:table-cell>
          <table:table-cell office:value-type="float" office:value="-4.842569" calcext:value-type="float">
            <text:p>-4.842569</text:p>
          </table:table-cell>
          <table:table-cell office:value-type="float" office:value="1.371334" calcext:value-type="float">
            <text:p>1.37133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110641353]:</text:p>
          </table:table-cell>
          <table:table-cell office:value-type="float" office:value="-135.655045" calcext:value-type="float">
            <text:p>-135.655045</text:p>
          </table:table-cell>
          <table:table-cell office:value-type="float" office:value="12.231805" calcext:value-type="float">
            <text:p>12.231805</text:p>
          </table:table-cell>
          <table:table-cell office:value-type="float" office:value="-0.961282" calcext:value-type="float">
            <text:p>-0.961282</text:p>
          </table:table-cell>
          <table:table-cell office:value-type="float" office:value="0.290059" calcext:value-type="float">
            <text:p>0.290059</text:p>
          </table:table-cell>
          <table:table-cell office:value-type="float" office:value="-4.85504" calcext:value-type="float">
            <text:p>-4.85504</text:p>
          </table:table-cell>
          <table:table-cell office:value-type="float" office:value="1.445616" calcext:value-type="float">
            <text:p>1.44561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131003852]:</text:p>
          </table:table-cell>
          <table:table-cell office:value-type="float" office:value="-136.347794" calcext:value-type="float">
            <text:p>-136.347794</text:p>
          </table:table-cell>
          <table:table-cell office:value-type="float" office:value="14.220267" calcext:value-type="float">
            <text:p>14.220267</text:p>
          </table:table-cell>
          <table:table-cell office:value-type="float" office:value="-0.963806" calcext:value-type="float">
            <text:p>-0.963806</text:p>
          </table:table-cell>
          <table:table-cell office:value-type="float" office:value="0.313305" calcext:value-type="float">
            <text:p>0.313305</text:p>
          </table:table-cell>
          <table:table-cell office:value-type="float" office:value="-4.867463" calcext:value-type="float">
            <text:p>-4.867463</text:p>
          </table:table-cell>
          <table:table-cell office:value-type="float" office:value="1.560038" calcext:value-type="float">
            <text:p>1.56003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151389735]:</text:p>
          </table:table-cell>
          <table:table-cell office:value-type="float" office:value="-137.672455" calcext:value-type="float">
            <text:p>-137.672455</text:p>
          </table:table-cell>
          <table:table-cell office:value-type="float" office:value="14.845478" calcext:value-type="float">
            <text:p>14.845478</text:p>
          </table:table-cell>
          <table:table-cell office:value-type="float" office:value="-0.96865" calcext:value-type="float">
            <text:p>-0.96865</text:p>
          </table:table-cell>
          <table:table-cell office:value-type="float" office:value="0.320323" calcext:value-type="float">
            <text:p>0.320323</text:p>
          </table:table-cell>
          <table:table-cell office:value-type="float" office:value="-4.891131" calcext:value-type="float">
            <text:p>-4.891131</text:p>
          </table:table-cell>
          <table:table-cell office:value-type="float" office:value="1.594334" calcext:value-type="float">
            <text:p>1.59433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170739361]:</text:p>
          </table:table-cell>
          <table:table-cell office:value-type="float" office:value="-138.174469" calcext:value-type="float">
            <text:p>-138.174469</text:p>
          </table:table-cell>
          <table:table-cell office:value-type="float" office:value="16.279806" calcext:value-type="float">
            <text:p>16.279806</text:p>
          </table:table-cell>
          <table:table-cell office:value-type="float" office:value="-0.97038" calcext:value-type="float">
            <text:p>-0.97038</text:p>
          </table:table-cell>
          <table:table-cell office:value-type="float" office:value="0.335047" calcext:value-type="float">
            <text:p>0.335047</text:p>
          </table:table-cell>
          <table:table-cell office:value-type="float" office:value="-4.900073" calcext:value-type="float">
            <text:p>-4.900073</text:p>
          </table:table-cell>
          <table:table-cell office:value-type="float" office:value="1.670429" calcext:value-type="float">
            <text:p>1.67042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191133487]:</text:p>
          </table:table-cell>
          <table:table-cell office:value-type="float" office:value="-139.683167" calcext:value-type="float">
            <text:p>-139.683167</text:p>
          </table:table-cell>
          <table:table-cell office:value-type="float" office:value="17.426767" calcext:value-type="float">
            <text:p>17.426767</text:p>
          </table:table-cell>
          <table:table-cell office:value-type="float" office:value="-0.975832" calcext:value-type="float">
            <text:p>-0.975832</text:p>
          </table:table-cell>
          <table:table-cell office:value-type="float" office:value="0.346948" calcext:value-type="float">
            <text:p>0.346948</text:p>
          </table:table-cell>
          <table:table-cell office:value-type="float" office:value="-4.926843" calcext:value-type="float">
            <text:p>-4.926843</text:p>
          </table:table-cell>
          <table:table-cell office:value-type="float" office:value="1.728863" calcext:value-type="float">
            <text:p>1.72886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210486397]:</text:p>
          </table:table-cell>
          <table:table-cell office:value-type="float" office:value="-140.176743" calcext:value-type="float">
            <text:p>-140.176743</text:p>
          </table:table-cell>
          <table:table-cell office:value-type="float" office:value="18.603403" calcext:value-type="float">
            <text:p>18.603403</text:p>
          </table:table-cell>
          <table:table-cell office:value-type="float" office:value="-0.977518" calcext:value-type="float">
            <text:p>-0.977518</text:p>
          </table:table-cell>
          <table:table-cell office:value-type="float" office:value="0.358153" calcext:value-type="float">
            <text:p>0.358153</text:p>
          </table:table-cell>
          <table:table-cell office:value-type="float" office:value="-4.935571" calcext:value-type="float">
            <text:p>-4.935571</text:p>
          </table:table-cell>
          <table:table-cell office:value-type="float" office:value="1.786874" calcext:value-type="float">
            <text:p>1.78687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230874395]:</text:p>
          </table:table-cell>
          <table:table-cell office:value-type="float" office:value="-140.061005" calcext:value-type="float">
            <text:p>-140.061005</text:p>
          </table:table-cell>
          <table:table-cell office:value-type="float" office:value="19.907101" calcext:value-type="float">
            <text:p>19.907101</text:p>
          </table:table-cell>
          <table:table-cell office:value-type="float" office:value="-0.9771" calcext:value-type="float">
            <text:p>-0.9771</text:p>
          </table:table-cell>
          <table:table-cell office:value-type="float" office:value="0.370841" calcext:value-type="float">
            <text:p>0.370841</text:p>
          </table:table-cell>
          <table:table-cell office:value-type="float" office:value="-4.933527" calcext:value-type="float">
            <text:p>-4.933527</text:p>
          </table:table-cell>
          <table:table-cell office:value-type="float" office:value="1.849012" calcext:value-type="float">
            <text:p>1.84901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251258329]:</text:p>
          </table:table-cell>
          <table:table-cell office:value-type="float" office:value="-140.084747" calcext:value-type="float">
            <text:p>-140.084747</text:p>
          </table:table-cell>
          <table:table-cell office:value-type="float" office:value="22.048672" calcext:value-type="float">
            <text:p>22.048672</text:p>
          </table:table-cell>
          <table:table-cell office:value-type="float" office:value="-0.977186" calcext:value-type="float">
            <text:p>-0.977186</text:p>
          </table:table-cell>
          <table:table-cell office:value-type="float" office:value="0.390786" calcext:value-type="float">
            <text:p>0.390786</text:p>
          </table:table-cell>
          <table:table-cell office:value-type="float" office:value="-4.933946" calcext:value-type="float">
            <text:p>-4.933946</text:p>
          </table:table-cell>
          <table:table-cell office:value-type="float" office:value="1.946826" calcext:value-type="float">
            <text:p>1.94682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270641882]:</text:p>
          </table:table-cell>
          <table:table-cell office:value-type="float" office:value="-140.091827" calcext:value-type="float">
            <text:p>-140.091827</text:p>
          </table:table-cell>
          <table:table-cell office:value-type="float" office:value="23.435331" calcext:value-type="float">
            <text:p>23.435331</text:p>
          </table:table-cell>
          <table:table-cell office:value-type="float" office:value="-0.97721" calcext:value-type="float">
            <text:p>-0.97721</text:p>
          </table:table-cell>
          <table:table-cell office:value-type="float" office:value="0.402572" calcext:value-type="float">
            <text:p>0.402572</text:p>
          </table:table-cell>
          <table:table-cell office:value-type="float" office:value="-4.934071" calcext:value-type="float">
            <text:p>-4.934071</text:p>
          </table:table-cell>
          <table:table-cell office:value-type="float" office:value="2.007668" calcext:value-type="float">
            <text:p>2.00766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291130012]:</text:p>
          </table:table-cell>
          <table:table-cell office:value-type="float" office:value="-141.360733" calcext:value-type="float">
            <text:p>-141.360733</text:p>
          </table:table-cell>
          <table:table-cell office:value-type="float" office:value="24.702145" calcext:value-type="float">
            <text:p>24.702145</text:p>
          </table:table-cell>
          <table:table-cell office:value-type="float" office:value="-0.98179" calcext:value-type="float">
            <text:p>-0.98179</text:p>
          </table:table-cell>
          <table:table-cell office:value-type="float" office:value="0.413628" calcext:value-type="float">
            <text:p>0.413628</text:p>
          </table:table-cell>
          <table:table-cell office:value-type="float" office:value="-4.956442" calcext:value-type="float">
            <text:p>-4.956442</text:p>
          </table:table-cell>
          <table:table-cell office:value-type="float" office:value="2.061672" calcext:value-type="float">
            <text:p>2.06167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310435887]:</text:p>
          </table:table-cell>
          <table:table-cell office:value-type="float" office:value="-141.086975" calcext:value-type="float">
            <text:p>-141.086975</text:p>
          </table:table-cell>
          <table:table-cell office:value-type="float" office:value="25.906519" calcext:value-type="float">
            <text:p>25.906519</text:p>
          </table:table-cell>
          <table:table-cell office:value-type="float" office:value="-0.980859" calcext:value-type="float">
            <text:p>-0.980859</text:p>
          </table:table-cell>
          <table:table-cell office:value-type="float" office:value="0.423312" calcext:value-type="float">
            <text:p>0.423312</text:p>
          </table:table-cell>
          <table:table-cell office:value-type="float" office:value="-4.951623" calcext:value-type="float">
            <text:p>-4.951623</text:p>
          </table:table-cell>
          <table:table-cell office:value-type="float" office:value="2.111767" calcext:value-type="float">
            <text:p>2.11176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330812720]:</text:p>
          </table:table-cell>
          <table:table-cell office:value-type="float" office:value="-141.643478" calcext:value-type="float">
            <text:p>-141.643478</text:p>
          </table:table-cell>
          <table:table-cell office:value-type="float" office:value="27.038792" calcext:value-type="float">
            <text:p>27.038792</text:p>
          </table:table-cell>
          <table:table-cell office:value-type="float" office:value="-0.982853" calcext:value-type="float">
            <text:p>-0.982853</text:p>
          </table:table-cell>
          <table:table-cell office:value-type="float" office:value="0.43269" calcext:value-type="float">
            <text:p>0.43269</text:p>
          </table:table-cell>
          <table:table-cell office:value-type="float" office:value="-4.961412" calcext:value-type="float">
            <text:p>-4.961412</text:p>
          </table:table-cell>
          <table:table-cell office:value-type="float" office:value="2.157792" calcext:value-type="float">
            <text:p>2.15779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351173974]:</text:p>
          </table:table-cell>
          <table:table-cell office:value-type="float" office:value="-141.61441" calcext:value-type="float">
            <text:p>-141.61441</text:p>
          </table:table-cell>
          <table:table-cell office:value-type="float" office:value="28.311684" calcext:value-type="float">
            <text:p>28.311684</text:p>
          </table:table-cell>
          <table:table-cell office:value-type="float" office:value="-0.982749" calcext:value-type="float">
            <text:p>-0.982749</text:p>
          </table:table-cell>
          <table:table-cell office:value-type="float" office:value="0.442992" calcext:value-type="float">
            <text:p>0.442992</text:p>
          </table:table-cell>
          <table:table-cell office:value-type="float" office:value="-4.960901" calcext:value-type="float">
            <text:p>-4.960901</text:p>
          </table:table-cell>
          <table:table-cell office:value-type="float" office:value="2.208398" calcext:value-type="float">
            <text:p>2.20839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370579804]:</text:p>
          </table:table-cell>
          <table:table-cell office:value-type="float" office:value="-141.856766" calcext:value-type="float">
            <text:p>-141.856766</text:p>
          </table:table-cell>
          <table:table-cell office:value-type="float" office:value="29.510065" calcext:value-type="float">
            <text:p>29.510065</text:p>
          </table:table-cell>
          <table:table-cell office:value-type="float" office:value="-0.983576" calcext:value-type="float">
            <text:p>-0.983576</text:p>
          </table:table-cell>
          <table:table-cell office:value-type="float" office:value="0.452045" calcext:value-type="float">
            <text:p>0.452045</text:p>
          </table:table-cell>
          <table:table-cell office:value-type="float" office:value="-4.965159" calcext:value-type="float">
            <text:p>-4.965159</text:p>
          </table:table-cell>
          <table:table-cell office:value-type="float" office:value="2.255028" calcext:value-type="float">
            <text:p>2.25502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390944825]:</text:p>
          </table:table-cell>
          <table:table-cell office:value-type="float" office:value="-140.867416" calcext:value-type="float">
            <text:p>-140.867416</text:p>
          </table:table-cell>
          <table:table-cell office:value-type="float" office:value="31.462185" calcext:value-type="float">
            <text:p>31.462185</text:p>
          </table:table-cell>
          <table:table-cell office:value-type="float" office:value="-0.980034" calcext:value-type="float">
            <text:p>-0.980034</text:p>
          </table:table-cell>
          <table:table-cell office:value-type="float" office:value="0.467094" calcext:value-type="float">
            <text:p>0.467094</text:p>
          </table:table-cell>
          <table:table-cell office:value-type="float" office:value="-4.947756" calcext:value-type="float">
            <text:p>-4.947756</text:p>
          </table:table-cell>
          <table:table-cell office:value-type="float" office:value="2.328979" calcext:value-type="float">
            <text:p>2.32897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411320306]:</text:p>
          </table:table-cell>
          <table:table-cell office:value-type="float" office:value="-141.625885" calcext:value-type="float">
            <text:p>-141.625885</text:p>
          </table:table-cell>
          <table:table-cell office:value-type="float" office:value="31.884085" calcext:value-type="float">
            <text:p>31.884085</text:p>
          </table:table-cell>
          <table:table-cell office:value-type="float" office:value="-0.982751" calcext:value-type="float">
            <text:p>-0.982751</text:p>
          </table:table-cell>
          <table:table-cell office:value-type="float" office:value="0.470285" calcext:value-type="float">
            <text:p>0.470285</text:p>
          </table:table-cell>
          <table:table-cell office:value-type="float" office:value="-4.961103" calcext:value-type="float">
            <text:p>-4.961103</text:p>
          </table:table-cell>
          <table:table-cell office:value-type="float" office:value="2.344657" calcext:value-type="float">
            <text:p>2.34465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430712542]:</text:p>
          </table:table-cell>
          <table:table-cell office:value-type="float" office:value="-140.770615" calcext:value-type="float">
            <text:p>-140.770615</text:p>
          </table:table-cell>
          <table:table-cell office:value-type="float" office:value="33.559322" calcext:value-type="float">
            <text:p>33.559322</text:p>
          </table:table-cell>
          <table:table-cell office:value-type="float" office:value="-0.979827" calcext:value-type="float">
            <text:p>-0.979827</text:p>
          </table:table-cell>
          <table:table-cell office:value-type="float" office:value="0.482183" calcext:value-type="float">
            <text:p>0.482183</text:p>
          </table:table-cell>
          <table:table-cell office:value-type="float" office:value="-4.946048" calcext:value-type="float">
            <text:p>-4.946048</text:p>
          </table:table-cell>
          <table:table-cell office:value-type="float" office:value="2.40593" calcext:value-type="float">
            <text:p>2.4059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451306966]:</text:p>
          </table:table-cell>
          <table:table-cell office:value-type="float" office:value="-133.666901" calcext:value-type="float">
            <text:p>-133.666901</text:p>
          </table:table-cell>
          <table:table-cell office:value-type="float" office:value="38.218258" calcext:value-type="float">
            <text:p>38.218258</text:p>
          </table:table-cell>
          <table:table-cell office:value-type="float" office:value="-0.953713" calcext:value-type="float">
            <text:p>-0.953713</text:p>
          </table:table-cell>
          <table:table-cell office:value-type="float" office:value="0.515684" calcext:value-type="float">
            <text:p>0.515684</text:p>
          </table:table-cell>
          <table:table-cell office:value-type="float" office:value="-4.819212" calcext:value-type="float">
            <text:p>-4.819212</text:p>
          </table:table-cell>
          <table:table-cell office:value-type="float" office:value="2.568648" calcext:value-type="float">
            <text:p>2.56864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470730956]:</text:p>
          </table:table-cell>
          <table:table-cell office:value-type="float" office:value="-139.814957" calcext:value-type="float">
            <text:p>-139.814957</text:p>
          </table:table-cell>
          <table:table-cell office:value-type="float" office:value="35.991287" calcext:value-type="float">
            <text:p>35.991287</text:p>
          </table:table-cell>
          <table:table-cell office:value-type="float" office:value="-0.975097" calcext:value-type="float">
            <text:p>-0.975097</text:p>
          </table:table-cell>
          <table:table-cell office:value-type="float" office:value="0.500812" calcext:value-type="float">
            <text:p>0.500812</text:p>
          </table:table-cell>
          <table:table-cell office:value-type="float" office:value="-4.929196" calcext:value-type="float">
            <text:p>-4.929196</text:p>
          </table:table-cell>
          <table:table-cell office:value-type="float" office:value="2.492154" calcext:value-type="float">
            <text:p>2.49215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491009062]:</text:p>
          </table:table-cell>
          <table:table-cell office:value-type="float" office:value="-138.567123" calcext:value-type="float">
            <text:p>-138.567123</text:p>
          </table:table-cell>
          <table:table-cell office:value-type="float" office:value="37.479252" calcext:value-type="float">
            <text:p>37.479252</text:p>
          </table:table-cell>
          <table:table-cell office:value-type="float" office:value="-0.970607" calcext:value-type="float">
            <text:p>-0.970607</text:p>
          </table:table-cell>
          <table:table-cell office:value-type="float" office:value="0.511234" calcext:value-type="float">
            <text:p>0.511234</text:p>
          </table:table-cell>
          <table:table-cell office:value-type="float" office:value="-4.907075" calcext:value-type="float">
            <text:p>-4.907075</text:p>
          </table:table-cell>
          <table:table-cell office:value-type="float" office:value="2.543502" calcext:value-type="float">
            <text:p>2.54350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511371338]:</text:p>
          </table:table-cell>
          <table:table-cell office:value-type="float" office:value="-136.253021" calcext:value-type="float">
            <text:p>-136.253021</text:p>
          </table:table-cell>
          <table:table-cell office:value-type="float" office:value="39.391392" calcext:value-type="float">
            <text:p>39.391392</text:p>
          </table:table-cell>
          <table:table-cell office:value-type="float" office:value="-0.962205" calcext:value-type="float">
            <text:p>-0.962205</text:p>
          </table:table-cell>
          <table:table-cell office:value-type="float" office:value="0.524363" calcext:value-type="float">
            <text:p>0.524363</text:p>
          </table:table-cell>
          <table:table-cell office:value-type="float" office:value="-4.865788" calcext:value-type="float">
            <text:p>-4.865788</text:p>
          </table:table-cell>
          <table:table-cell office:value-type="float" office:value="2.608013" calcext:value-type="float">
            <text:p>2.60801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530803731]:</text:p>
          </table:table-cell>
          <table:table-cell office:value-type="float" office:value="-136.532928" calcext:value-type="float">
            <text:p>-136.532928</text:p>
          </table:table-cell>
          <table:table-cell office:value-type="float" office:value="40.488834" calcext:value-type="float">
            <text:p>40.488834</text:p>
          </table:table-cell>
          <table:table-cell office:value-type="float" office:value="-0.963178" calcext:value-type="float">
            <text:p>-0.963178</text:p>
          </table:table-cell>
          <table:table-cell office:value-type="float" office:value="0.531415" calcext:value-type="float">
            <text:p>0.531415</text:p>
          </table:table-cell>
          <table:table-cell office:value-type="float" office:value="-4.870801" calcext:value-type="float">
            <text:p>-4.870801</text:p>
          </table:table-cell>
          <table:table-cell office:value-type="float" office:value="2.644343" calcext:value-type="float">
            <text:p>2.64434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551171144]:</text:p>
          </table:table-cell>
          <table:table-cell office:value-type="float" office:value="-132.539581" calcext:value-type="float">
            <text:p>-132.539581</text:p>
          </table:table-cell>
          <table:table-cell office:value-type="float" office:value="43.12994" calcext:value-type="float">
            <text:p>43.12994</text:p>
          </table:table-cell>
          <table:table-cell office:value-type="float" office:value="-0.948498" calcext:value-type="float">
            <text:p>-0.948498</text:p>
          </table:table-cell>
          <table:table-cell office:value-type="float" office:value="0.548833" calcext:value-type="float">
            <text:p>0.548833</text:p>
          </table:table-cell>
          <table:table-cell office:value-type="float" office:value="-4.798796" calcext:value-type="float">
            <text:p>-4.798796</text:p>
          </table:table-cell>
          <table:table-cell office:value-type="float" office:value="2.729779" calcext:value-type="float">
            <text:p>2.72977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570410277]:</text:p>
          </table:table-cell>
          <table:table-cell office:value-type="float" office:value="-131.550308" calcext:value-type="float">
            <text:p>-131.550308</text:p>
          </table:table-cell>
          <table:table-cell office:value-type="float" office:value="44.026859" calcext:value-type="float">
            <text:p>44.026859</text:p>
          </table:table-cell>
          <table:table-cell office:value-type="float" office:value="-0.945033" calcext:value-type="float">
            <text:p>-0.945033</text:p>
          </table:table-cell>
          <table:table-cell office:value-type="float" office:value="0.554303" calcext:value-type="float">
            <text:p>0.554303</text:p>
          </table:table-cell>
          <table:table-cell office:value-type="float" office:value="-4.780787" calcext:value-type="float">
            <text:p>-4.780787</text:p>
          </table:table-cell>
          <table:table-cell office:value-type="float" office:value="2.758205" calcext:value-type="float">
            <text:p>2.75820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590742496]:</text:p>
          </table:table-cell>
          <table:table-cell office:value-type="float" office:value="-132.884171" calcext:value-type="float">
            <text:p>-132.884171</text:p>
          </table:table-cell>
          <table:table-cell office:value-type="float" office:value="44.335075" calcext:value-type="float">
            <text:p>44.335075</text:p>
          </table:table-cell>
          <table:table-cell office:value-type="float" office:value="-0.949962" calcext:value-type="float">
            <text:p>-0.949962</text:p>
          </table:table-cell>
          <table:table-cell office:value-type="float" office:value="0.556273" calcext:value-type="float">
            <text:p>0.556273</text:p>
          </table:table-cell>
          <table:table-cell office:value-type="float" office:value="-4.805048" calcext:value-type="float">
            <text:p>-4.805048</text:p>
          </table:table-cell>
          <table:table-cell office:value-type="float" office:value="2.767904" calcext:value-type="float">
            <text:p>2.76790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611042163]:</text:p>
          </table:table-cell>
          <table:table-cell office:value-type="float" office:value="-131.733505" calcext:value-type="float">
            <text:p>-131.733505</text:p>
          </table:table-cell>
          <table:table-cell office:value-type="float" office:value="45.190678" calcext:value-type="float">
            <text:p>45.190678</text:p>
          </table:table-cell>
          <table:table-cell office:value-type="float" office:value="-0.945709" calcext:value-type="float">
            <text:p>-0.945709</text:p>
          </table:table-cell>
          <table:table-cell office:value-type="float" office:value="0.561711" calcext:value-type="float">
            <text:p>0.561711</text:p>
          </table:table-cell>
          <table:table-cell office:value-type="float" office:value="-4.784126" calcext:value-type="float">
            <text:p>-4.784126</text:p>
          </table:table-cell>
          <table:table-cell office:value-type="float" office:value="2.79465" calcext:value-type="float">
            <text:p>2.7946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631300114]:</text:p>
          </table:table-cell>
          <table:table-cell office:value-type="float" office:value="-128.732727" calcext:value-type="float">
            <text:p>-128.732727</text:p>
          </table:table-cell>
          <table:table-cell office:value-type="float" office:value="47.455048" calcext:value-type="float">
            <text:p>47.455048</text:p>
          </table:table-cell>
          <table:table-cell office:value-type="float" office:value="-0.934571" calcext:value-type="float">
            <text:p>-0.934571</text:p>
          </table:table-cell>
          <table:table-cell office:value-type="float" office:value="0.575804" calcext:value-type="float">
            <text:p>0.575804</text:p>
          </table:table-cell>
          <table:table-cell office:value-type="float" office:value="-4.729131" calcext:value-type="float">
            <text:p>-4.729131</text:p>
          </table:table-cell>
          <table:table-cell office:value-type="float" office:value="2.864239" calcext:value-type="float">
            <text:p>2.86423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650806460]:</text:p>
          </table:table-cell>
          <table:table-cell office:value-type="float" office:value="-126.162354" calcext:value-type="float">
            <text:p>-126.162354</text:p>
          </table:table-cell>
          <table:table-cell office:value-type="float" office:value="49.563889" calcext:value-type="float">
            <text:p>49.563889</text:p>
          </table:table-cell>
          <table:table-cell office:value-type="float" office:value="-0.925291" calcext:value-type="float">
            <text:p>-0.925291</text:p>
          </table:table-cell>
          <table:table-cell office:value-type="float" office:value="0.588147" calcext:value-type="float">
            <text:p>0.588147</text:p>
          </table:table-cell>
          <table:table-cell office:value-type="float" office:value="-4.681505" calcext:value-type="float">
            <text:p>-4.681505</text:p>
          </table:table-cell>
          <table:table-cell office:value-type="float" office:value="2.927585" calcext:value-type="float">
            <text:p>2.92758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671102853]:</text:p>
          </table:table-cell>
          <table:table-cell office:value-type="float" office:value="-125.343895" calcext:value-type="float">
            <text:p>-125.343895</text:p>
          </table:table-cell>
          <table:table-cell office:value-type="float" office:value="49.81102" calcext:value-type="float">
            <text:p>49.81102</text:p>
          </table:table-cell>
          <table:table-cell office:value-type="float" office:value="-0.92219" calcext:value-type="float">
            <text:p>-0.92219</text:p>
          </table:table-cell>
          <table:table-cell office:value-type="float" office:value="0.589636" calcext:value-type="float">
            <text:p>0.589636</text:p>
          </table:table-cell>
          <table:table-cell office:value-type="float" office:value="-4.66624" calcext:value-type="float">
            <text:p>-4.66624</text:p>
          </table:table-cell>
          <table:table-cell office:value-type="float" office:value="2.934918" calcext:value-type="float">
            <text:p>2.93491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691433825]:</text:p>
          </table:table-cell>
          <table:table-cell office:value-type="float" office:value="-124.972687" calcext:value-type="float">
            <text:p>-124.972687</text:p>
          </table:table-cell>
          <table:table-cell office:value-type="float" office:value="49.467533" calcext:value-type="float">
            <text:p>49.467533</text:p>
          </table:table-cell>
          <table:table-cell office:value-type="float" office:value="-0.920781" calcext:value-type="float">
            <text:p>-0.920781</text:p>
          </table:table-cell>
          <table:table-cell office:value-type="float" office:value="0.587565" calcext:value-type="float">
            <text:p>0.587565</text:p>
          </table:table-cell>
          <table:table-cell office:value-type="float" office:value="-4.659301" calcext:value-type="float">
            <text:p>-4.659301</text:p>
          </table:table-cell>
          <table:table-cell office:value-type="float" office:value="2.924721" calcext:value-type="float">
            <text:p>2.92472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710759480]:</text:p>
          </table:table-cell>
          <table:table-cell office:value-type="float" office:value="-119.511375" calcext:value-type="float">
            <text:p>-119.511375</text:p>
          </table:table-cell>
          <table:table-cell office:value-type="float" office:value="51.692299" calcext:value-type="float">
            <text:p>51.692299</text:p>
          </table:table-cell>
          <table:table-cell office:value-type="float" office:value="-0.900798" calcext:value-type="float">
            <text:p>-0.900798</text:p>
          </table:table-cell>
          <table:table-cell office:value-type="float" office:value="0.600222" calcext:value-type="float">
            <text:p>0.600222</text:p>
          </table:table-cell>
          <table:table-cell office:value-type="float" office:value="-4.555969" calcext:value-type="float">
            <text:p>-4.555969</text:p>
          </table:table-cell>
          <table:table-cell office:value-type="float" office:value="2.99017" calcext:value-type="float">
            <text:p>2.9901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731119378]:</text:p>
          </table:table-cell>
          <table:table-cell office:value-type="float" office:value="-120.127396" calcext:value-type="float">
            <text:p>-120.127396</text:p>
          </table:table-cell>
          <table:table-cell office:value-type="float" office:value="51.870144" calcext:value-type="float">
            <text:p>51.870144</text:p>
          </table:table-cell>
          <table:table-cell office:value-type="float" office:value="-0.903194" calcext:value-type="float">
            <text:p>-0.903194</text:p>
          </table:table-cell>
          <table:table-cell office:value-type="float" office:value="0.601274" calcext:value-type="float">
            <text:p>0.601274</text:p>
          </table:table-cell>
          <table:table-cell office:value-type="float" office:value="-4.567739" calcext:value-type="float">
            <text:p>-4.567739</text:p>
          </table:table-cell>
          <table:table-cell office:value-type="float" office:value="2.995338" calcext:value-type="float">
            <text:p>2.99533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751433755]:</text:p>
          </table:table-cell>
          <table:table-cell office:value-type="float" office:value="-116.421715" calcext:value-type="float">
            <text:p>-116.421715</text:p>
          </table:table-cell>
          <table:table-cell office:value-type="float" office:value="52.779819" calcext:value-type="float">
            <text:p>52.779819</text:p>
          </table:table-cell>
          <table:table-cell office:value-type="float" office:value="-0.888707" calcext:value-type="float">
            <text:p>-0.888707</text:p>
          </table:table-cell>
          <table:table-cell office:value-type="float" office:value="0.606621" calcext:value-type="float">
            <text:p>0.606621</text:p>
          </table:table-cell>
          <table:table-cell office:value-type="float" office:value="-4.496474" calcext:value-type="float">
            <text:p>-4.496474</text:p>
          </table:table-cell>
          <table:table-cell office:value-type="float" office:value="3.02164" calcext:value-type="float">
            <text:p>3.0216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770728650]:</text:p>
          </table:table-cell>
          <table:table-cell office:value-type="float" office:value="-115.503258" calcext:value-type="float">
            <text:p>-115.503258</text:p>
          </table:table-cell>
          <table:table-cell office:value-type="float" office:value="54.387115" calcext:value-type="float">
            <text:p>54.387115</text:p>
          </table:table-cell>
          <table:table-cell office:value-type="float" office:value="-0.885264" calcext:value-type="float">
            <text:p>-0.885264</text:p>
          </table:table-cell>
          <table:table-cell office:value-type="float" office:value="0.615484" calcext:value-type="float">
            <text:p>0.615484</text:p>
          </table:table-cell>
          <table:table-cell office:value-type="float" office:value="-4.478632" calcext:value-type="float">
            <text:p>-4.478632</text:p>
          </table:table-cell>
          <table:table-cell office:value-type="float" office:value="3.067578" calcext:value-type="float">
            <text:p>3.06757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791013924]:</text:p>
          </table:table-cell>
          <table:table-cell office:value-type="float" office:value="-112.865128" calcext:value-type="float">
            <text:p>-112.865128</text:p>
          </table:table-cell>
          <table:table-cell office:value-type="float" office:value="55.284866" calcext:value-type="float">
            <text:p>55.284866</text:p>
          </table:table-cell>
          <table:table-cell office:value-type="float" office:value="-0.874792" calcext:value-type="float">
            <text:p>-0.874792</text:p>
          </table:table-cell>
          <table:table-cell office:value-type="float" office:value="0.620627" calcext:value-type="float">
            <text:p>0.620627</text:p>
          </table:table-cell>
          <table:table-cell office:value-type="float" office:value="-4.426998" calcext:value-type="float">
            <text:p>-4.426998</text:p>
          </table:table-cell>
          <table:table-cell office:value-type="float" office:value="3.092934" calcext:value-type="float">
            <text:p>3.09293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811298695]:</text:p>
          </table:table-cell>
          <table:table-cell office:value-type="float" office:value="-112.126938" calcext:value-type="float">
            <text:p>-112.126938</text:p>
          </table:table-cell>
          <table:table-cell office:value-type="float" office:value="54.80352" calcext:value-type="float">
            <text:p>54.80352</text:p>
          </table:table-cell>
          <table:table-cell office:value-type="float" office:value="-0.87184" calcext:value-type="float">
            <text:p>-0.87184</text:p>
          </table:table-cell>
          <table:table-cell office:value-type="float" office:value="0.617876" calcext:value-type="float">
            <text:p>0.617876</text:p>
          </table:table-cell>
          <table:table-cell office:value-type="float" office:value="-4.412442" calcext:value-type="float">
            <text:p>-4.412442</text:p>
          </table:table-cell>
          <table:table-cell office:value-type="float" office:value="3.079365" calcext:value-type="float">
            <text:p>3.07936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830648608]:</text:p>
          </table:table-cell>
          <table:table-cell office:value-type="float" office:value="-109.031525" calcext:value-type="float">
            <text:p>-109.031525</text:p>
          </table:table-cell>
          <table:table-cell office:value-type="float" office:value="55.688992" calcext:value-type="float">
            <text:p>55.688992</text:p>
          </table:table-cell>
          <table:table-cell office:value-type="float" office:value="-0.85993" calcext:value-type="float">
            <text:p>-0.85993</text:p>
          </table:table-cell>
          <table:table-cell office:value-type="float" office:value="0.622697" calcext:value-type="float">
            <text:p>0.622697</text:p>
          </table:table-cell>
          <table:table-cell office:value-type="float" office:value="-4.350865" calcext:value-type="float">
            <text:p>-4.350865</text:p>
          </table:table-cell>
          <table:table-cell office:value-type="float" office:value="3.104288" calcext:value-type="float">
            <text:p>3.10428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851070126]:</text:p>
          </table:table-cell>
          <table:table-cell office:value-type="float" office:value="-107.722038" calcext:value-type="float">
            <text:p>-107.722038</text:p>
          </table:table-cell>
          <table:table-cell office:value-type="float" office:value="55.485313" calcext:value-type="float">
            <text:p>55.485313</text:p>
          </table:table-cell>
          <table:table-cell office:value-type="float" office:value="-0.854565" calcext:value-type="float">
            <text:p>-0.854565</text:p>
          </table:table-cell>
          <table:table-cell office:value-type="float" office:value="0.621532" calcext:value-type="float">
            <text:p>0.621532</text:p>
          </table:table-cell>
          <table:table-cell office:value-type="float" office:value="-4.324559" calcext:value-type="float">
            <text:p>-4.324559</text:p>
          </table:table-cell>
          <table:table-cell office:value-type="float" office:value="3.098574" calcext:value-type="float">
            <text:p>3.09857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871455367]:</text:p>
          </table:table-cell>
          <table:table-cell office:value-type="float" office:value="-105.696419" calcext:value-type="float">
            <text:p>-105.696419</text:p>
          </table:table-cell>
          <table:table-cell office:value-type="float" office:value="55.925285" calcext:value-type="float">
            <text:p>55.925285</text:p>
          </table:table-cell>
          <table:table-cell office:value-type="float" office:value="-0.846186" calcext:value-type="float">
            <text:p>-0.846186</text:p>
          </table:table-cell>
          <table:table-cell office:value-type="float" office:value="0.624051" calcext:value-type="float">
            <text:p>0.624051</text:p>
          </table:table-cell>
          <table:table-cell office:value-type="float" office:value="-4.283549" calcext:value-type="float">
            <text:p>-4.283549</text:p>
          </table:table-cell>
          <table:table-cell office:value-type="float" office:value="3.110903" calcext:value-type="float">
            <text:p>3.11090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890855866]:</text:p>
          </table:table-cell>
          <table:table-cell office:value-type="float" office:value="-103.01516" calcext:value-type="float">
            <text:p>-103.01516</text:p>
          </table:table-cell>
          <table:table-cell office:value-type="float" office:value="55.77039" calcext:value-type="float">
            <text:p>55.77039</text:p>
          </table:table-cell>
          <table:table-cell office:value-type="float" office:value="-0.835543" calcext:value-type="float">
            <text:p>-0.835543</text:p>
          </table:table-cell>
          <table:table-cell office:value-type="float" office:value="0.62321" calcext:value-type="float">
            <text:p>0.62321</text:p>
          </table:table-cell>
          <table:table-cell office:value-type="float" office:value="-4.228644" calcext:value-type="float">
            <text:p>-4.228644</text:p>
          </table:table-cell>
          <table:table-cell office:value-type="float" office:value="3.106567" calcext:value-type="float">
            <text:p>3.10656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911390659]:</text:p>
          </table:table-cell>
          <table:table-cell office:value-type="float" office:value="-100.931755" calcext:value-type="float">
            <text:p>-100.931755</text:p>
          </table:table-cell>
          <table:table-cell office:value-type="float" office:value="56.052425" calcext:value-type="float">
            <text:p>56.052425</text:p>
          </table:table-cell>
          <table:table-cell office:value-type="float" office:value="-0.826709" calcext:value-type="float">
            <text:p>-0.826709</text:p>
          </table:table-cell>
          <table:table-cell office:value-type="float" office:value="0.624825" calcext:value-type="float">
            <text:p>0.624825</text:p>
          </table:table-cell>
          <table:table-cell office:value-type="float" office:value="-4.185497" calcext:value-type="float">
            <text:p>-4.185497</text:p>
          </table:table-cell>
          <table:table-cell office:value-type="float" office:value="3.114455" calcext:value-type="float">
            <text:p>3.11445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930811675]:</text:p>
          </table:table-cell>
          <table:table-cell office:value-type="float" office:value="-99.009216" calcext:value-type="float">
            <text:p>-99.009216</text:p>
          </table:table-cell>
          <table:table-cell office:value-type="float" office:value="55.120041" calcext:value-type="float">
            <text:p>55.120041</text:p>
          </table:table-cell>
          <table:table-cell office:value-type="float" office:value="-0.818876" calcext:value-type="float">
            <text:p>-0.818876</text:p>
          </table:table-cell>
          <table:table-cell office:value-type="float" office:value="0.61973" calcext:value-type="float">
            <text:p>0.61973</text:p>
          </table:table-cell>
          <table:table-cell office:value-type="float" office:value="-4.145276" calcext:value-type="float">
            <text:p>-4.145276</text:p>
          </table:table-cell>
          <table:table-cell office:value-type="float" office:value="3.088293" calcext:value-type="float">
            <text:p>3.08829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951235083]:</text:p>
          </table:table-cell>
          <table:table-cell office:value-type="float" office:value="-96.283943" calcext:value-type="float">
            <text:p>-96.283943</text:p>
          </table:table-cell>
          <table:table-cell office:value-type="float" office:value="55.719292" calcext:value-type="float">
            <text:p>55.719292</text:p>
          </table:table-cell>
          <table:table-cell office:value-type="float" office:value="-0.807095" calcext:value-type="float">
            <text:p>-0.807095</text:p>
          </table:table-cell>
          <table:table-cell office:value-type="float" office:value="0.623168" calcext:value-type="float">
            <text:p>0.623168</text:p>
          </table:table-cell>
          <table:table-cell office:value-type="float" office:value="-4.087597" calcext:value-type="float">
            <text:p>-4.087597</text:p>
          </table:table-cell>
          <table:table-cell office:value-type="float" office:value="3.105128" calcext:value-type="float">
            <text:p>3.10512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970572241]:</text:p>
          </table:table-cell>
          <table:table-cell office:value-type="float" office:value="-94.176842" calcext:value-type="float">
            <text:p>-94.176842</text:p>
          </table:table-cell>
          <table:table-cell office:value-type="float" office:value="55.687012" calcext:value-type="float">
            <text:p>55.687012</text:p>
          </table:table-cell>
          <table:table-cell office:value-type="float" office:value="-0.798351" calcext:value-type="float">
            <text:p>-0.798351</text:p>
          </table:table-cell>
          <table:table-cell office:value-type="float" office:value="0.622993" calcext:value-type="float">
            <text:p>0.622993</text:p>
          </table:table-cell>
          <table:table-cell office:value-type="float" office:value="-4.042429" calcext:value-type="float">
            <text:p>-4.042429</text:p>
          </table:table-cell>
          <table:table-cell office:value-type="float" office:value="3.104223" calcext:value-type="float">
            <text:p>3.10422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19.990896754]:</text:p>
          </table:table-cell>
          <table:table-cell office:value-type="float" office:value="-92.253815" calcext:value-type="float">
            <text:p>-92.253815</text:p>
          </table:table-cell>
          <table:table-cell office:value-type="float" office:value="54.621037" calcext:value-type="float">
            <text:p>54.621037</text:p>
          </table:table-cell>
          <table:table-cell office:value-type="float" office:value="-0.789883" calcext:value-type="float">
            <text:p>-0.789883</text:p>
          </table:table-cell>
          <table:table-cell office:value-type="float" office:value="0.616891" calcext:value-type="float">
            <text:p>0.616891</text:p>
          </table:table-cell>
          <table:table-cell office:value-type="float" office:value="-4.000773" calcext:value-type="float">
            <text:p>-4.000773</text:p>
          </table:table-cell>
          <table:table-cell office:value-type="float" office:value="3.074203" calcext:value-type="float">
            <text:p>3.07420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011217100]:</text:p>
          </table:table-cell>
          <table:table-cell office:value-type="float" office:value="-90.223396" calcext:value-type="float">
            <text:p>-90.223396</text:p>
          </table:table-cell>
          <table:table-cell office:value-type="float" office:value="54.405468" calcext:value-type="float">
            <text:p>54.405468</text:p>
          </table:table-cell>
          <table:table-cell office:value-type="float" office:value="-0.780848" calcext:value-type="float">
            <text:p>-0.780848</text:p>
          </table:table-cell>
          <table:table-cell office:value-type="float" office:value="0.61565" calcext:value-type="float">
            <text:p>0.61565</text:p>
          </table:table-cell>
          <table:table-cell office:value-type="float" office:value="-3.956317" calcext:value-type="float">
            <text:p>-3.956317</text:p>
          </table:table-cell>
          <table:table-cell office:value-type="float" office:value="3.068097" calcext:value-type="float">
            <text:p>3.06809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030385765]:</text:p>
          </table:table-cell>
          <table:table-cell office:value-type="float" office:value="-85.203766" calcext:value-type="float">
            <text:p>-85.203766</text:p>
          </table:table-cell>
          <table:table-cell office:value-type="float" office:value="55.497822" calcext:value-type="float">
            <text:p>55.497822</text:p>
          </table:table-cell>
          <table:table-cell office:value-type="float" office:value="-0.759352" calcext:value-type="float">
            <text:p>-0.759352</text:p>
          </table:table-cell>
          <table:table-cell office:value-type="float" office:value="0.62156" calcext:value-type="float">
            <text:p>0.62156</text:p>
          </table:table-cell>
          <table:table-cell office:value-type="float" office:value="-3.844187" calcext:value-type="float">
            <text:p>-3.844187</text:p>
          </table:table-cell>
          <table:table-cell office:value-type="float" office:value="3.098927" calcext:value-type="float">
            <text:p>3.09892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050713706]:</text:p>
          </table:table-cell>
          <table:table-cell office:value-type="float" office:value="-84.028542" calcext:value-type="float">
            <text:p>-84.028542</text:p>
          </table:table-cell>
          <table:table-cell office:value-type="float" office:value="54.425163" calcext:value-type="float">
            <text:p>54.425163</text:p>
          </table:table-cell>
          <table:table-cell office:value-type="float" office:value="-0.753924" calcext:value-type="float">
            <text:p>-0.753924</text:p>
          </table:table-cell>
          <table:table-cell office:value-type="float" office:value="0.615413" calcext:value-type="float">
            <text:p>0.615413</text:p>
          </table:table-cell>
          <table:table-cell office:value-type="float" office:value="-3.817467" calcext:value-type="float">
            <text:p>-3.817467</text:p>
          </table:table-cell>
          <table:table-cell office:value-type="float" office:value="3.068665" calcext:value-type="float">
            <text:p>3.06866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070940025]:</text:p>
          </table:table-cell>
          <table:table-cell office:value-type="float" office:value="-81.998169" calcext:value-type="float">
            <text:p>-81.998169</text:p>
          </table:table-cell>
          <table:table-cell office:value-type="float" office:value="53.956738" calcext:value-type="float">
            <text:p>53.956738</text:p>
          </table:table-cell>
          <table:table-cell office:value-type="float" office:value="-0.744492" calcext:value-type="float">
            <text:p>-0.744492</text:p>
          </table:table-cell>
          <table:table-cell office:value-type="float" office:value="0.61272" calcext:value-type="float">
            <text:p>0.61272</text:p>
          </table:table-cell>
          <table:table-cell office:value-type="float" office:value="-3.770861" calcext:value-type="float">
            <text:p>-3.770861</text:p>
          </table:table-cell>
          <table:table-cell office:value-type="float" office:value="3.055357" calcext:value-type="float">
            <text:p>3.05535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091221282]:</text:p>
          </table:table-cell>
          <table:table-cell office:value-type="float" office:value="-78.411812" calcext:value-type="float">
            <text:p>-78.411812</text:p>
          </table:table-cell>
          <table:table-cell office:value-type="float" office:value="53.803711" calcext:value-type="float">
            <text:p>53.803711</text:p>
          </table:table-cell>
          <table:table-cell office:value-type="float" office:value="-0.727509" calcext:value-type="float">
            <text:p>-0.727509</text:p>
          </table:table-cell>
          <table:table-cell office:value-type="float" office:value="0.611836" calcext:value-type="float">
            <text:p>0.611836</text:p>
          </table:table-cell>
          <table:table-cell office:value-type="float" office:value="-3.687106" calcext:value-type="float">
            <text:p>-3.687106</text:p>
          </table:table-cell>
          <table:table-cell office:value-type="float" office:value="3.050996" calcext:value-type="float">
            <text:p>3.05099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110672704]:</text:p>
          </table:table-cell>
          <table:table-cell office:value-type="float" office:value="-75.783699" calcext:value-type="float">
            <text:p>-75.783699</text:p>
          </table:table-cell>
          <table:table-cell office:value-type="float" office:value="53.487812" calcext:value-type="float">
            <text:p>53.487812</text:p>
          </table:table-cell>
          <table:table-cell office:value-type="float" office:value="-0.715374" calcext:value-type="float">
            <text:p>-0.715374</text:p>
          </table:table-cell>
          <table:table-cell office:value-type="float" office:value="0.610087" calcext:value-type="float">
            <text:p>0.610087</text:p>
          </table:table-cell>
          <table:table-cell office:value-type="float" office:value="-3.624494" calcext:value-type="float">
            <text:p>-3.624494</text:p>
          </table:table-cell>
          <table:table-cell office:value-type="float" office:value="3.041973" calcext:value-type="float">
            <text:p>3.04197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131087910]:</text:p>
          </table:table-cell>
          <table:table-cell office:value-type="float" office:value="-72.512512" calcext:value-type="float">
            <text:p>-72.512512</text:p>
          </table:table-cell>
          <table:table-cell office:value-type="float" office:value="52.999275" calcext:value-type="float">
            <text:p>52.999275</text:p>
          </table:table-cell>
          <table:table-cell office:value-type="float" office:value="-0.699101" calcext:value-type="float">
            <text:p>-0.699101</text:p>
          </table:table-cell>
          <table:table-cell office:value-type="float" office:value="0.607219" calcext:value-type="float">
            <text:p>0.607219</text:p>
          </table:table-cell>
          <table:table-cell office:value-type="float" office:value="-3.545045" calcext:value-type="float">
            <text:p>-3.545045</text:p>
          </table:table-cell>
          <table:table-cell office:value-type="float" office:value="3.027971" calcext:value-type="float">
            <text:p>3.02797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151446844]:</text:p>
          </table:table-cell>
          <table:table-cell office:value-type="float" office:value="-70.041107" calcext:value-type="float">
            <text:p>-70.041107</text:p>
          </table:table-cell>
          <table:table-cell office:value-type="float" office:value="52.694126" calcext:value-type="float">
            <text:p>52.694126</text:p>
          </table:table-cell>
          <table:table-cell office:value-type="float" office:value="-0.686632" calcext:value-type="float">
            <text:p>-0.686632</text:p>
          </table:table-cell>
          <table:table-cell office:value-type="float" office:value="0.605431" calcext:value-type="float">
            <text:p>0.605431</text:p>
          </table:table-cell>
          <table:table-cell office:value-type="float" office:value="-3.483824" calcext:value-type="float">
            <text:p>-3.483824</text:p>
          </table:table-cell>
          <table:table-cell office:value-type="float" office:value="3.019192" calcext:value-type="float">
            <text:p>3.01919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170792709]:</text:p>
          </table:table-cell>
          <table:table-cell office:value-type="float" office:value="-67.308807" calcext:value-type="float">
            <text:p>-67.308807</text:p>
          </table:table-cell>
          <table:table-cell office:value-type="float" office:value="52.474655" calcext:value-type="float">
            <text:p>52.474655</text:p>
          </table:table-cell>
          <table:table-cell office:value-type="float" office:value="-0.673292" calcext:value-type="float">
            <text:p>-0.673292</text:p>
          </table:table-cell>
          <table:table-cell office:value-type="float" office:value="0.604206" calcext:value-type="float">
            <text:p>0.604206</text:p>
          </table:table-cell>
          <table:table-cell office:value-type="float" office:value="-3.414852" calcext:value-type="float">
            <text:p>-3.414852</text:p>
          </table:table-cell>
          <table:table-cell office:value-type="float" office:value="3.012861" calcext:value-type="float">
            <text:p>3.01286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191088442]:</text:p>
          </table:table-cell>
          <table:table-cell office:value-type="float" office:value="-64.344154" calcext:value-type="float">
            <text:p>-64.344154</text:p>
          </table:table-cell>
          <table:table-cell office:value-type="float" office:value="51.329319" calcext:value-type="float">
            <text:p>51.329319</text:p>
          </table:table-cell>
          <table:table-cell office:value-type="float" office:value="-0.657788" calcext:value-type="float">
            <text:p>-0.657788</text:p>
          </table:table-cell>
          <table:table-cell office:value-type="float" office:value="0.597461" calcext:value-type="float">
            <text:p>0.597461</text:p>
          </table:table-cell>
          <table:table-cell office:value-type="float" office:value="-3.33843" calcext:value-type="float">
            <text:p>-3.33843</text:p>
          </table:table-cell>
          <table:table-cell office:value-type="float" office:value="2.97961" calcext:value-type="float">
            <text:p>2.9796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211382223]:</text:p>
          </table:table-cell>
          <table:table-cell office:value-type="float" office:value="-62.155647" calcext:value-type="float">
            <text:p>-62.155647</text:p>
          </table:table-cell>
          <table:table-cell office:value-type="float" office:value="50.717674" calcext:value-type="float">
            <text:p>50.717674</text:p>
          </table:table-cell>
          <table:table-cell office:value-type="float" office:value="-0.646102" calcext:value-type="float">
            <text:p>-0.646102</text:p>
          </table:table-cell>
          <table:table-cell office:value-type="float" office:value="0.593824" calcext:value-type="float">
            <text:p>0.593824</text:p>
          </table:table-cell>
          <table:table-cell office:value-type="float" office:value="-3.280879" calcext:value-type="float">
            <text:p>-3.280879</text:p>
          </table:table-cell>
          <table:table-cell office:value-type="float" office:value="2.961701" calcext:value-type="float">
            <text:p>2.96170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230714042]:</text:p>
          </table:table-cell>
          <table:table-cell office:value-type="float" office:value="-58.432083" calcext:value-type="float">
            <text:p>-58.432083</text:p>
          </table:table-cell>
          <table:table-cell office:value-type="float" office:value="49.853252" calcext:value-type="float">
            <text:p>49.853252</text:p>
          </table:table-cell>
          <table:table-cell office:value-type="float" office:value="-0.626738" calcext:value-type="float">
            <text:p>-0.626738</text:p>
          </table:table-cell>
          <table:table-cell office:value-type="float" office:value="0.588902" calcext:value-type="float">
            <text:p>0.588902</text:p>
          </table:table-cell>
          <table:table-cell office:value-type="float" office:value="-3.180556" calcext:value-type="float">
            <text:p>-3.180556</text:p>
          </table:table-cell>
          <table:table-cell office:value-type="float" office:value="2.936198" calcext:value-type="float">
            <text:p>2.93619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251078643]:</text:p>
          </table:table-cell>
          <table:table-cell office:value-type="float" office:value="-56.15694" calcext:value-type="float">
            <text:p>-56.15694</text:p>
          </table:table-cell>
          <table:table-cell office:value-type="float" office:value="49.280632" calcext:value-type="float">
            <text:p>49.280632</text:p>
          </table:table-cell>
          <table:table-cell office:value-type="float" office:value="-0.613946" calcext:value-type="float">
            <text:p>-0.613946</text:p>
          </table:table-cell>
          <table:table-cell office:value-type="float" office:value="0.58544" calcext:value-type="float">
            <text:p>0.58544</text:p>
          </table:table-cell>
          <table:table-cell office:value-type="float" office:value="-3.117695" calcext:value-type="float">
            <text:p>-3.117695</text:p>
          </table:table-cell>
          <table:table-cell office:value-type="float" office:value="2.919188" calcext:value-type="float">
            <text:p>2.91918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271445367]:</text:p>
          </table:table-cell>
          <table:table-cell office:value-type="float" office:value="-54.057304" calcext:value-type="float">
            <text:p>-54.057304</text:p>
          </table:table-cell>
          <table:table-cell office:value-type="float" office:value="48.460121" calcext:value-type="float">
            <text:p>48.460121</text:p>
          </table:table-cell>
          <table:table-cell office:value-type="float" office:value="-0.601871" calcext:value-type="float">
            <text:p>-0.601871</text:p>
          </table:table-cell>
          <table:table-cell office:value-type="float" office:value="0.580429" calcext:value-type="float">
            <text:p>0.580429</text:p>
          </table:table-cell>
          <table:table-cell office:value-type="float" office:value="-3.058546" calcext:value-type="float">
            <text:p>-3.058546</text:p>
          </table:table-cell>
          <table:table-cell office:value-type="float" office:value="2.894641" calcext:value-type="float">
            <text:p>2.89464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290762899]:</text:p>
          </table:table-cell>
          <table:table-cell office:value-type="float" office:value="-50.386215" calcext:value-type="float">
            <text:p>-50.386215</text:p>
          </table:table-cell>
          <table:table-cell office:value-type="float" office:value="47.532143" calcext:value-type="float">
            <text:p>47.532143</text:p>
          </table:table-cell>
          <table:table-cell office:value-type="float" office:value="-0.58134" calcext:value-type="float">
            <text:p>-0.58134</text:p>
          </table:table-cell>
          <table:table-cell office:value-type="float" office:value="0.575016" calcext:value-type="float">
            <text:p>0.575016</text:p>
          </table:table-cell>
          <table:table-cell office:value-type="float" office:value="-2.952262" calcext:value-type="float">
            <text:p>-2.952262</text:p>
          </table:table-cell>
          <table:table-cell office:value-type="float" office:value="2.866618" calcext:value-type="float">
            <text:p>2.86661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311029349]:</text:p>
          </table:table-cell>
          <table:table-cell office:value-type="float" office:value="-48.248447" calcext:value-type="float">
            <text:p>-48.248447</text:p>
          </table:table-cell>
          <table:table-cell office:value-type="float" office:value="46.797249" calcext:value-type="float">
            <text:p>46.797249</text:p>
          </table:table-cell>
          <table:table-cell office:value-type="float" office:value="-0.568441" calcext:value-type="float">
            <text:p>-0.568441</text:p>
          </table:table-cell>
          <table:table-cell office:value-type="float" office:value="0.570481" calcext:value-type="float">
            <text:p>0.570481</text:p>
          </table:table-cell>
          <table:table-cell office:value-type="float" office:value="-2.888598" calcext:value-type="float">
            <text:p>-2.888598</text:p>
          </table:table-cell>
          <table:table-cell office:value-type="float" office:value="2.844237" calcext:value-type="float">
            <text:p>2.84423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331391493]:</text:p>
          </table:table-cell>
          <table:table-cell office:value-type="float" office:value="-44.703564" calcext:value-type="float">
            <text:p>-44.703564</text:p>
          </table:table-cell>
          <table:table-cell office:value-type="float" office:value="45.929615" calcext:value-type="float">
            <text:p>45.929615</text:p>
          </table:table-cell>
          <table:table-cell office:value-type="float" office:value="-0.546339" calcext:value-type="float">
            <text:p>-0.546339</text:p>
          </table:table-cell>
          <table:table-cell office:value-type="float" office:value="0.565065" calcext:value-type="float">
            <text:p>0.565065</text:p>
          </table:table-cell>
          <table:table-cell office:value-type="float" office:value="-2.779841" calcext:value-type="float">
            <text:p>-2.779841</text:p>
          </table:table-cell>
          <table:table-cell office:value-type="float" office:value="2.817587" calcext:value-type="float">
            <text:p>2.81758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350822952]:</text:p>
          </table:table-cell>
          <table:table-cell office:value-type="float" office:value="-42.433941" calcext:value-type="float">
            <text:p>-42.433941</text:p>
          </table:table-cell>
          <table:table-cell office:value-type="float" office:value="45.082027" calcext:value-type="float">
            <text:p>45.082027</text:p>
          </table:table-cell>
          <table:table-cell office:value-type="float" office:value="-0.532358" calcext:value-type="float">
            <text:p>-0.532358</text:p>
          </table:table-cell>
          <table:table-cell office:value-type="float" office:value="0.559956" calcext:value-type="float">
            <text:p>0.559956</text:p>
          </table:table-cell>
          <table:table-cell office:value-type="float" office:value="-2.70791" calcext:value-type="float">
            <text:p>-2.70791</text:p>
          </table:table-cell>
          <table:table-cell office:value-type="float" office:value="2.791301" calcext:value-type="float">
            <text:p>2.79130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371118843]:</text:p>
          </table:table-cell>
          <table:table-cell office:value-type="float" office:value="-40.081951" calcext:value-type="float">
            <text:p>-40.081951</text:p>
          </table:table-cell>
          <table:table-cell office:value-type="float" office:value="44.365833" calcext:value-type="float">
            <text:p>44.365833</text:p>
          </table:table-cell>
          <table:table-cell office:value-type="float" office:value="-0.516794" calcext:value-type="float">
            <text:p>-0.516794</text:p>
          </table:table-cell>
          <table:table-cell office:value-type="float" office:value="0.555404" calcext:value-type="float">
            <text:p>0.555404</text:p>
          </table:table-cell>
          <table:table-cell office:value-type="float" office:value="-2.631331" calcext:value-type="float">
            <text:p>-2.631331</text:p>
          </table:table-cell>
          <table:table-cell office:value-type="float" office:value="2.768903" calcext:value-type="float">
            <text:p>2.76890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390434041]:</text:p>
          </table:table-cell>
          <table:table-cell office:value-type="float" office:value="-36.615402" calcext:value-type="float">
            <text:p>-36.615402</text:p>
          </table:table-cell>
          <table:table-cell office:value-type="float" office:value="43.157532" calcext:value-type="float">
            <text:p>43.157532</text:p>
          </table:table-cell>
          <table:table-cell office:value-type="float" office:value="-0.494176" calcext:value-type="float">
            <text:p>-0.494176</text:p>
          </table:table-cell>
          <table:table-cell office:value-type="float" office:value="0.548025" calcext:value-type="float">
            <text:p>0.548025</text:p>
          </table:table-cell>
          <table:table-cell office:value-type="float" office:value="-2.514203" calcext:value-type="float">
            <text:p>-2.514203</text:p>
          </table:table-cell>
          <table:table-cell office:value-type="float" office:value="2.730689" calcext:value-type="float">
            <text:p>2.73068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410838690]:</text:p>
          </table:table-cell>
          <table:table-cell office:value-type="float" office:value="-34.349838" calcext:value-type="float">
            <text:p>-34.349838</text:p>
          </table:table-cell>
          <table:table-cell office:value-type="float" office:value="42.397877" calcext:value-type="float">
            <text:p>42.397877</text:p>
          </table:table-cell>
          <table:table-cell office:value-type="float" office:value="-0.477948" calcext:value-type="float">
            <text:p>-0.477948</text:p>
          </table:table-cell>
          <table:table-cell office:value-type="float" office:value="0.543069" calcext:value-type="float">
            <text:p>0.543069</text:p>
          </table:table-cell>
          <table:table-cell office:value-type="float" office:value="-2.434662" calcext:value-type="float">
            <text:p>-2.434662</text:p>
          </table:table-cell>
          <table:table-cell office:value-type="float" office:value="2.706398" calcext:value-type="float">
            <text:p>2.70639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431184309]:</text:p>
          </table:table-cell>
          <table:table-cell office:value-type="float" office:value="-31.110018" calcext:value-type="float">
            <text:p>-31.110018</text:p>
          </table:table-cell>
          <table:table-cell office:value-type="float" office:value="41.151829" calcext:value-type="float">
            <text:p>41.151829</text:p>
          </table:table-cell>
          <table:table-cell office:value-type="float" office:value="-0.453845" calcext:value-type="float">
            <text:p>-0.453845</text:p>
          </table:table-cell>
          <table:table-cell office:value-type="float" office:value="0.534864" calcext:value-type="float">
            <text:p>0.534864</text:p>
          </table:table-cell>
          <table:table-cell office:value-type="float" office:value="-2.31621" calcext:value-type="float">
            <text:p>-2.31621</text:p>
          </table:table-cell>
          <table:table-cell office:value-type="float" office:value="2.666077" calcext:value-type="float">
            <text:p>2.66607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450378564]:</text:p>
          </table:table-cell>
          <table:table-cell office:value-type="float" office:value="-28.811295" calcext:value-type="float">
            <text:p>-28.811295</text:p>
          </table:table-cell>
          <table:table-cell office:value-type="float" office:value="40.37331" calcext:value-type="float">
            <text:p>40.37331</text:p>
          </table:table-cell>
          <table:table-cell office:value-type="float" office:value="-0.436968" calcext:value-type="float">
            <text:p>-0.436968</text:p>
          </table:table-cell>
          <table:table-cell office:value-type="float" office:value="0.529964" calcext:value-type="float">
            <text:p>0.529964</text:p>
          </table:table-cell>
          <table:table-cell office:value-type="float" office:value="-2.228342" calcext:value-type="float">
            <text:p>-2.228342</text:p>
          </table:table-cell>
          <table:table-cell office:value-type="float" office:value="2.640565" calcext:value-type="float">
            <text:p>2.64056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470602743]:</text:p>
          </table:table-cell>
          <table:table-cell office:value-type="float" office:value="-26.827295" calcext:value-type="float">
            <text:p>-26.827295</text:p>
          </table:table-cell>
          <table:table-cell office:value-type="float" office:value="39.494019" calcext:value-type="float">
            <text:p>39.494019</text:p>
          </table:table-cell>
          <table:table-cell office:value-type="float" office:value="-0.421057" calcext:value-type="float">
            <text:p>-0.421057</text:p>
          </table:table-cell>
          <table:table-cell office:value-type="float" office:value="0.524078" calcext:value-type="float">
            <text:p>0.524078</text:p>
          </table:table-cell>
          <table:table-cell office:value-type="float" office:value="-2.149673" calcext:value-type="float">
            <text:p>-2.149673</text:p>
          </table:table-cell>
          <table:table-cell office:value-type="float" office:value="2.611463" calcext:value-type="float">
            <text:p>2.61146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490821203]:</text:p>
          </table:table-cell>
          <table:table-cell office:value-type="float" office:value="-23.931141" calcext:value-type="float">
            <text:p>-23.931141</text:p>
          </table:table-cell>
          <table:table-cell office:value-type="float" office:value="38.03429" calcext:value-type="float">
            <text:p>38.03429</text:p>
          </table:table-cell>
          <table:table-cell office:value-type="float" office:value="-0.396741" calcext:value-type="float">
            <text:p>-0.396741</text:p>
          </table:table-cell>
          <table:table-cell office:value-type="float" office:value="0.514163" calcext:value-type="float">
            <text:p>0.514163</text:p>
          </table:table-cell>
          <table:table-cell office:value-type="float" office:value="-2.029414" calcext:value-type="float">
            <text:p>-2.029414</text:p>
          </table:table-cell>
          <table:table-cell office:value-type="float" office:value="2.562425" calcext:value-type="float">
            <text:p>2.56242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511189726]:</text:p>
          </table:table-cell>
          <table:table-cell office:value-type="float" office:value="-22.016579" calcext:value-type="float">
            <text:p>-22.016579</text:p>
          </table:table-cell>
          <table:table-cell office:value-type="float" office:value="37.011147" calcext:value-type="float">
            <text:p>37.011147</text:p>
          </table:table-cell>
          <table:table-cell office:value-type="float" office:value="-0.379779" calcext:value-type="float">
            <text:p>-0.379779</text:p>
          </table:table-cell>
          <table:table-cell office:value-type="float" office:value="0.507069" calcext:value-type="float">
            <text:p>0.507069</text:p>
          </table:table-cell>
          <table:table-cell office:value-type="float" office:value="-1.945878" calcext:value-type="float">
            <text:p>-1.945878</text:p>
          </table:table-cell>
          <table:table-cell office:value-type="float" office:value="2.527492" calcext:value-type="float">
            <text:p>2.52749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530439587]:</text:p>
          </table:table-cell>
          <table:table-cell office:value-type="float" office:value="-18.86006" calcext:value-type="float">
            <text:p>-18.86006</text:p>
          </table:table-cell>
          <table:table-cell office:value-type="float" office:value="35.462845" calcext:value-type="float">
            <text:p>35.462845</text:p>
          </table:table-cell>
          <table:table-cell office:value-type="float" office:value="-0.351617" calcext:value-type="float">
            <text:p>-0.351617</text:p>
          </table:table-cell>
          <table:table-cell office:value-type="float" office:value="0.4967" calcext:value-type="float">
            <text:p>0.4967</text:p>
          </table:table-cell>
          <table:table-cell office:value-type="float" office:value="-1.799716" calcext:value-type="float">
            <text:p>-1.799716</text:p>
          </table:table-cell>
          <table:table-cell office:value-type="float" office:value="2.473676" calcext:value-type="float">
            <text:p>2.47367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550755604]:</text:p>
          </table:table-cell>
          <table:table-cell office:value-type="float" office:value="-17.006969" calcext:value-type="float">
            <text:p>-17.006969</text:p>
          </table:table-cell>
          <table:table-cell office:value-type="float" office:value="34.449997" calcext:value-type="float">
            <text:p>34.449997</text:p>
          </table:table-cell>
          <table:table-cell office:value-type="float" office:value="-0.33299" calcext:value-type="float">
            <text:p>-0.33299</text:p>
          </table:table-cell>
          <table:table-cell office:value-type="float" office:value="0.489408" calcext:value-type="float">
            <text:p>0.489408</text:p>
          </table:table-cell>
          <table:table-cell office:value-type="float" office:value="-1.7082" calcext:value-type="float">
            <text:p>-1.7082</text:p>
          </table:table-cell>
          <table:table-cell office:value-type="float" office:value="2.437848" calcext:value-type="float">
            <text:p>2.43784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571190436]:</text:p>
          </table:table-cell>
          <table:table-cell office:value-type="float" office:value="-14.759314" calcext:value-type="float">
            <text:p>-14.759314</text:p>
          </table:table-cell>
          <table:table-cell office:value-type="float" office:value="32.696785" calcext:value-type="float">
            <text:p>32.696785</text:p>
          </table:table-cell>
          <table:table-cell office:value-type="float" office:value="-0.308887" calcext:value-type="float">
            <text:p>-0.308887</text:p>
          </table:table-cell>
          <table:table-cell office:value-type="float" office:value="0.476479" calcext:value-type="float">
            <text:p>0.476479</text:p>
          </table:table-cell>
          <table:table-cell office:value-type="float" office:value="-1.590228" calcext:value-type="float">
            <text:p>-1.590228</text:p>
          </table:table-cell>
          <table:table-cell office:value-type="float" office:value="2.374564" calcext:value-type="float">
            <text:p>2.37456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590419754]:</text:p>
          </table:table-cell>
          <table:table-cell office:value-type="float" office:value="-13.079151" calcext:value-type="float">
            <text:p>-13.079151</text:p>
          </table:table-cell>
          <table:table-cell office:value-type="float" office:value="31.582226" calcext:value-type="float">
            <text:p>31.582226</text:p>
          </table:table-cell>
          <table:table-cell office:value-type="float" office:value="-0.29076" calcext:value-type="float">
            <text:p>-0.29076</text:p>
          </table:table-cell>
          <table:table-cell office:value-type="float" office:value="0.468566" calcext:value-type="float">
            <text:p>0.468566</text:p>
          </table:table-cell>
          <table:table-cell office:value-type="float" office:value="-1.495984" calcext:value-type="float">
            <text:p>-1.495984</text:p>
          </table:table-cell>
          <table:table-cell office:value-type="float" office:value="2.333429" calcext:value-type="float">
            <text:p>2.33342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610681911]:</text:p>
          </table:table-cell>
          <table:table-cell office:value-type="float" office:value="-11.870094" calcext:value-type="float">
            <text:p>-11.870094</text:p>
          </table:table-cell>
          <table:table-cell office:value-type="float" office:value="30.347109" calcext:value-type="float">
            <text:p>30.347109</text:p>
          </table:table-cell>
          <table:table-cell office:value-type="float" office:value="-0.276252" calcext:value-type="float">
            <text:p>-0.276252</text:p>
          </table:table-cell>
          <table:table-cell office:value-type="float" office:value="0.459157" calcext:value-type="float">
            <text:p>0.459157</text:p>
          </table:table-cell>
          <table:table-cell office:value-type="float" office:value="-1.424402" calcext:value-type="float">
            <text:p>-1.424402</text:p>
          </table:table-cell>
          <table:table-cell office:value-type="float" office:value="2.287005" calcext:value-type="float">
            <text:p>2.28700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630995279]:</text:p>
          </table:table-cell>
          <table:table-cell office:value-type="float" office:value="-10.466818" calcext:value-type="float">
            <text:p>-10.466818</text:p>
          </table:table-cell>
          <table:table-cell office:value-type="float" office:value="29.106609" calcext:value-type="float">
            <text:p>29.106609</text:p>
          </table:table-cell>
          <table:table-cell office:value-type="float" office:value="-0.25843" calcext:value-type="float">
            <text:p>-0.25843</text:p>
          </table:table-cell>
          <table:table-cell office:value-type="float" office:value="0.4495" calcext:value-type="float">
            <text:p>0.4495</text:p>
          </table:table-cell>
          <table:table-cell office:value-type="float" office:value="-1.336588" calcext:value-type="float">
            <text:p>-1.336588</text:p>
          </table:table-cell>
          <table:table-cell office:value-type="float" office:value="2.239418" calcext:value-type="float">
            <text:p>2.23941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651247552]:</text:p>
          </table:table-cell>
          <table:table-cell office:value-type="float" office:value="-8.692287" calcext:value-type="float">
            <text:p>-8.692287</text:p>
          </table:table-cell>
          <table:table-cell office:value-type="float" office:value="27.465132" calcext:value-type="float">
            <text:p>27.465132</text:p>
          </table:table-cell>
          <table:table-cell office:value-type="float" office:value="-0.234117" calcext:value-type="float">
            <text:p>-0.234117</text:p>
          </table:table-cell>
          <table:table-cell office:value-type="float" office:value="0.436416" calcext:value-type="float">
            <text:p>0.436416</text:p>
          </table:table-cell>
          <table:table-cell office:value-type="float" office:value="-1.216626" calcext:value-type="float">
            <text:p>-1.216626</text:p>
          </table:table-cell>
          <table:table-cell office:value-type="float" office:value="2.174862" calcext:value-type="float">
            <text:p>2.17486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670618755]:</text:p>
          </table:table-cell>
          <table:table-cell office:value-type="float" office:value="-7.415742" calcext:value-type="float">
            <text:p>-7.415742</text:p>
          </table:table-cell>
          <table:table-cell office:value-type="float" office:value="26.26343" calcext:value-type="float">
            <text:p>26.26343</text:p>
          </table:table-cell>
          <table:table-cell office:value-type="float" office:value="-0.215935" calcext:value-type="float">
            <text:p>-0.215935</text:p>
          </table:table-cell>
          <table:table-cell office:value-type="float" office:value="0.427047" calcext:value-type="float">
            <text:p>0.427047</text:p>
          </table:table-cell>
          <table:table-cell office:value-type="float" office:value="-1.122482" calcext:value-type="float">
            <text:p>-1.122482</text:p>
          </table:table-cell>
          <table:table-cell office:value-type="float" office:value="2.126351" calcext:value-type="float">
            <text:p>2.12635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691114148]:</text:p>
          </table:table-cell>
          <table:table-cell office:value-type="float" office:value="-5.809945" calcext:value-type="float">
            <text:p>-5.809945</text:p>
          </table:table-cell>
          <table:table-cell office:value-type="float" office:value="24.437267" calcext:value-type="float">
            <text:p>24.437267</text:p>
          </table:table-cell>
          <table:table-cell office:value-type="float" office:value="-0.189115" calcext:value-type="float">
            <text:p>-0.189115</text:p>
          </table:table-cell>
          <table:table-cell office:value-type="float" office:value="0.411479" calcext:value-type="float">
            <text:p>0.411479</text:p>
          </table:table-cell>
          <table:table-cell office:value-type="float" office:value="-0.991789" calcext:value-type="float">
            <text:p>-0.991789</text:p>
          </table:table-cell>
          <table:table-cell office:value-type="float" office:value="2.050491" calcext:value-type="float">
            <text:p>2.05049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711415635]:</text:p>
          </table:table-cell>
          <table:table-cell office:value-type="float" office:value="-4.745954" calcext:value-type="float">
            <text:p>-4.745954</text:p>
          </table:table-cell>
          <table:table-cell office:value-type="float" office:value="23.178808" calcext:value-type="float">
            <text:p>23.178808</text:p>
          </table:table-cell>
          <table:table-cell office:value-type="float" office:value="-0.169414" calcext:value-type="float">
            <text:p>-0.169414</text:p>
          </table:table-cell>
          <table:table-cell office:value-type="float" office:value="0.400508" calcext:value-type="float">
            <text:p>0.400508</text:p>
          </table:table-cell>
          <table:table-cell office:value-type="float" office:value="-0.894927" calcext:value-type="float">
            <text:p>-0.894927</text:p>
          </table:table-cell>
          <table:table-cell office:value-type="float" office:value="1.996548" calcext:value-type="float">
            <text:p>1.99654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730744882]:</text:p>
          </table:table-cell>
          <table:table-cell office:value-type="float" office:value="-3.465414" calcext:value-type="float">
            <text:p>-3.465414</text:p>
          </table:table-cell>
          <table:table-cell office:value-type="float" office:value="21.123625" calcext:value-type="float">
            <text:p>21.123625</text:p>
          </table:table-cell>
          <table:table-cell office:value-type="float" office:value="-0.143813" calcext:value-type="float">
            <text:p>-0.143813</text:p>
          </table:table-cell>
          <table:table-cell office:value-type="float" office:value="0.382852" calcext:value-type="float">
            <text:p>0.382852</text:p>
          </table:table-cell>
          <table:table-cell office:value-type="float" office:value="-0.762417" calcext:value-type="float">
            <text:p>-0.762417</text:p>
          </table:table-cell>
          <table:table-cell office:value-type="float" office:value="1.90516" calcext:value-type="float">
            <text:p>1.9051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751069046]:</text:p>
          </table:table-cell>
          <table:table-cell office:value-type="float" office:value="-2.624261" calcext:value-type="float">
            <text:p>-2.624261</text:p>
          </table:table-cell>
          <table:table-cell office:value-type="float" office:value="20.01298" calcext:value-type="float">
            <text:p>20.01298</text:p>
          </table:table-cell>
          <table:table-cell office:value-type="float" office:value="-0.123307" calcext:value-type="float">
            <text:p>-0.123307</text:p>
          </table:table-cell>
          <table:table-cell office:value-type="float" office:value="0.372437" calcext:value-type="float">
            <text:p>0.372437</text:p>
          </table:table-cell>
          <table:table-cell office:value-type="float" office:value="-0.661564" calcext:value-type="float">
            <text:p>-0.661564</text:p>
          </table:table-cell>
          <table:table-cell office:value-type="float" office:value="1.85394" calcext:value-type="float">
            <text:p>1.8539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771414157]:</text:p>
          </table:table-cell>
          <table:table-cell office:value-type="float" office:value="-2.048062" calcext:value-type="float">
            <text:p>-2.048062</text:p>
          </table:table-cell>
          <table:table-cell office:value-type="float" office:value="18.698624" calcext:value-type="float">
            <text:p>18.698624</text:p>
          </table:table-cell>
          <table:table-cell office:value-type="float" office:value="-0.10728" calcext:value-type="float">
            <text:p>-0.10728</text:p>
          </table:table-cell>
          <table:table-cell office:value-type="float" office:value="0.359725" calcext:value-type="float">
            <text:p>0.359725</text:p>
          </table:table-cell>
          <table:table-cell office:value-type="float" office:value="-0.582784" calcext:value-type="float">
            <text:p>-0.582784</text:p>
          </table:table-cell>
          <table:table-cell office:value-type="float" office:value="1.791454" calcext:value-type="float">
            <text:p>1.79145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790734075]:</text:p>
          </table:table-cell>
          <table:table-cell office:value-type="float" office:value="-1.175532" calcext:value-type="float">
            <text:p>-1.175532</text:p>
          </table:table-cell>
          <table:table-cell office:value-type="float" office:value="16.87941" calcext:value-type="float">
            <text:p>16.87941</text:p>
          </table:table-cell>
          <table:table-cell office:value-type="float" office:value="-0.079302" calcext:value-type="float">
            <text:p>-0.079302</text:p>
          </table:table-cell>
          <table:table-cell office:value-type="float" office:value="0.34228" calcext:value-type="float">
            <text:p>0.34228</text:p>
          </table:table-cell>
          <table:table-cell office:value-type="float" office:value="-0.437996" calcext:value-type="float">
            <text:p>-0.437996</text:p>
          </table:table-cell>
          <table:table-cell office:value-type="float" office:value="1.701175" calcext:value-type="float">
            <text:p>1.70117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811103005]:</text:p>
          </table:table-cell>
          <table:table-cell office:value-type="float" office:value="-0.729665" calcext:value-type="float">
            <text:p>-0.729665</text:p>
          </table:table-cell>
          <table:table-cell office:value-type="float" office:value="15.758098" calcext:value-type="float">
            <text:p>15.758098</text:p>
          </table:table-cell>
          <table:table-cell office:value-type="float" office:value="-0.059828" calcext:value-type="float">
            <text:p>-0.059828</text:p>
          </table:table-cell>
          <table:table-cell office:value-type="float" office:value="0.330456" calcext:value-type="float">
            <text:p>0.330456</text:p>
          </table:table-cell>
          <table:table-cell office:value-type="float" office:value="-0.342376" calcext:value-type="float">
            <text:p>-0.342376</text:p>
          </table:table-cell>
          <table:table-cell office:value-type="float" office:value="1.643118" calcext:value-type="float">
            <text:p>1.64311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831465745]:</text:p>
          </table:table-cell>
          <table:table-cell office:value-type="float" office:value="-0.41284" calcext:value-type="float">
            <text:p>-0.41284</text:p>
          </table:table-cell>
          <table:table-cell office:value-type="float" office:value="14.620899" calcext:value-type="float">
            <text:p>14.620899</text:p>
          </table:table-cell>
          <table:table-cell office:value-type="float" office:value="-0.042011" calcext:value-type="float">
            <text:p>-0.042011</text:p>
          </table:table-cell>
          <table:table-cell office:value-type="float" office:value="0.318048" calcext:value-type="float">
            <text:p>0.318048</text:p>
          </table:table-cell>
          <table:table-cell office:value-type="float" office:value="-0.254745" calcext:value-type="float">
            <text:p>-0.254745</text:p>
          </table:table-cell>
          <table:table-cell office:value-type="float" office:value="1.582087" calcext:value-type="float">
            <text:p>1.58208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850830921]:</text:p>
          </table:table-cell>
          <table:table-cell office:value-type="float" office:value="-0.083614" calcext:value-type="float">
            <text:p>-0.083614</text:p>
          </table:table-cell>
          <table:table-cell office:value-type="float" office:value="12.973207" calcext:value-type="float">
            <text:p>12.973207</text:p>
          </table:table-cell>
          <table:table-cell office:value-type="float" office:value="-0.014067" calcext:value-type="float">
            <text:p>-0.014067</text:p>
          </table:table-cell>
          <table:table-cell office:value-type="float" office:value="0.30008" calcext:value-type="float">
            <text:p>0.30008</text:p>
          </table:table-cell>
          <table:table-cell office:value-type="float" office:value="-0.110321" calcext:value-type="float">
            <text:p>-0.110321</text:p>
          </table:table-cell>
          <table:table-cell office:value-type="float" office:value="1.489227" calcext:value-type="float">
            <text:p>1.48922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871157143]:</text:p>
          </table:table-cell>
          <table:table-cell office:value-type="float" office:value="0.002659" calcext:value-type="float">
            <text:p>0.002659</text:p>
          </table:table-cell>
          <table:table-cell office:value-type="float" office:value="11.919595" calcext:value-type="float">
            <text:p>11.919595</text:p>
          </table:table-cell>
          <table:table-cell office:value-type="float" office:value="0.004629" calcext:value-type="float">
            <text:p>0.004629</text:p>
          </table:table-cell>
          <table:table-cell office:value-type="float" office:value="0.287352" calcext:value-type="float">
            <text:p>0.287352</text:p>
          </table:table-cell>
          <table:table-cell office:value-type="float" office:value="-0.018569" calcext:value-type="float">
            <text:p>-0.018569</text:p>
          </table:table-cell>
          <table:table-cell office:value-type="float" office:value="1.426759" calcext:value-type="float">
            <text:p>1.42675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890424422]:</text:p>
          </table:table-cell>
          <table:table-cell office:value-type="float" office:value="0.15258" calcext:value-type="float">
            <text:p>0.15258</text:p>
          </table:table-cell>
          <table:table-cell office:value-type="float" office:value="10.27373" calcext:value-type="float">
            <text:p>10.27373</text:p>
          </table:table-cell>
          <table:table-cell office:value-type="float" office:value="0.03573" calcext:value-type="float">
            <text:p>0.03573</text:p>
          </table:table-cell>
          <table:table-cell office:value-type="float" office:value="0.267435" calcext:value-type="float">
            <text:p>0.267435</text:p>
          </table:table-cell>
          <table:table-cell office:value-type="float" office:value="0.142999" calcext:value-type="float">
            <text:p>0.142999</text:p>
          </table:table-cell>
          <table:table-cell office:value-type="float" office:value="1.323292" calcext:value-type="float">
            <text:p>1.32329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0.910695862]:</text:p>
          </table:table-cell>
          <table:table-cell office:value-type="float" office:value="0.375172" calcext:value-type="float">
            <text:p>0.375172</text:p>
          </table:table-cell>
          <table:table-cell office:value-type="float" office:value="9.340286" calcext:value-type="float">
            <text:p>9.340286</text:p>
          </table:table-cell>
          <table:table-cell office:value-type="float" office:value="0.054748" calcext:value-type="float">
            <text:p>0.054748</text:p>
          </table:table-cell>
          <table:table-cell office:value-type="float" office:value="0.254792" calcext:value-type="float">
            <text:p>0.254792</text:p>
          </table:table-cell>
          <table:table-cell office:value-type="float" office:value="0.2368" calcext:value-type="float">
            <text:p>0.2368</text:p>
          </table:table-cell>
          <table:table-cell office:value-type="float" office:value="1.260937" calcext:value-type="float">
            <text:p>1.26093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051435327]:</text:p>
          </table:table-cell>
          <table:table-cell office:value-type="float" office:value="8.700829" calcext:value-type="float">
            <text:p>8.700829</text:p>
          </table:table-cell>
          <table:table-cell office:value-type="float" office:value="2.643853" calcext:value-type="float">
            <text:p>2.643853</text:p>
          </table:table-cell>
          <table:table-cell office:value-type="float" office:value="0.251244" calcext:value-type="float">
            <text:p>0.251244</text:p>
          </table:table-cell>
          <table:table-cell office:value-type="float" office:value="0.134545" calcext:value-type="float">
            <text:p>0.134545</text:p>
          </table:table-cell>
          <table:table-cell office:value-type="float" office:value="1.216009" calcext:value-type="float">
            <text:p>1.216009</text:p>
          </table:table-cell>
          <table:table-cell office:value-type="float" office:value="0.662668" calcext:value-type="float">
            <text:p>0.66266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070932409]:</text:p>
          </table:table-cell>
          <table:table-cell office:value-type="float" office:value="10.6578" calcext:value-type="float">
            <text:p>10.6578</text:p>
          </table:table-cell>
          <table:table-cell office:value-type="float" office:value="2.119645" calcext:value-type="float">
            <text:p>2.119645</text:p>
          </table:table-cell>
          <table:table-cell office:value-type="float" office:value="0.276945" calcext:value-type="float">
            <text:p>0.276945</text:p>
          </table:table-cell>
          <table:table-cell office:value-type="float" office:value="0.120661" calcext:value-type="float">
            <text:p>0.120661</text:p>
          </table:table-cell>
          <table:table-cell office:value-type="float" office:value="1.347831" calcext:value-type="float">
            <text:p>1.347831</text:p>
          </table:table-cell>
          <table:table-cell office:value-type="float" office:value="0.591458" calcext:value-type="float">
            <text:p>0.59145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091352903]:</text:p>
          </table:table-cell>
          <table:table-cell office:value-type="float" office:value="13.292463" calcext:value-type="float">
            <text:p>13.292463</text:p>
          </table:table-cell>
          <table:table-cell office:value-type="float" office:value="1.372915" calcext:value-type="float">
            <text:p>1.372915</text:p>
          </table:table-cell>
          <table:table-cell office:value-type="float" office:value="0.309509" calcext:value-type="float">
            <text:p>0.309509</text:p>
          </table:table-cell>
          <table:table-cell office:value-type="float" office:value="0.096401" calcext:value-type="float">
            <text:p>0.096401</text:p>
          </table:table-cell>
          <table:table-cell office:value-type="float" office:value="1.507321" calcext:value-type="float">
            <text:p>1.507321</text:p>
          </table:table-cell>
          <table:table-cell office:value-type="float" office:value="0.472641" calcext:value-type="float">
            <text:p>0.47264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110823724]:</text:p>
          </table:table-cell>
          <table:table-cell office:value-type="float" office:value="15.303318" calcext:value-type="float">
            <text:p>15.303318</text:p>
          </table:table-cell>
          <table:table-cell office:value-type="float" office:value="0.991681" calcext:value-type="float">
            <text:p>0.991681</text:p>
          </table:table-cell>
          <table:table-cell office:value-type="float" office:value="0.331118" calcext:value-type="float">
            <text:p>0.331118</text:p>
          </table:table-cell>
          <table:table-cell office:value-type="float" office:value="0.082106" calcext:value-type="float">
            <text:p>0.082106</text:p>
          </table:table-cell>
          <table:table-cell office:value-type="float" office:value="1.618683" calcext:value-type="float">
            <text:p>1.618683</text:p>
          </table:table-cell>
          <table:table-cell office:value-type="float" office:value="0.398968" calcext:value-type="float">
            <text:p>0.39896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131202508]:</text:p>
          </table:table-cell>
          <table:table-cell office:value-type="float" office:value="18.018383" calcext:value-type="float">
            <text:p>18.018383</text:p>
          </table:table-cell>
          <table:table-cell office:value-type="float" office:value="0.597706" calcext:value-type="float">
            <text:p>0.597706</text:p>
          </table:table-cell>
          <table:table-cell office:value-type="float" office:value="0.359607" calcext:value-type="float">
            <text:p>0.359607</text:p>
          </table:table-cell>
          <table:table-cell office:value-type="float" office:value="0.06306" calcext:value-type="float">
            <text:p>0.06306</text:p>
          </table:table-cell>
          <table:table-cell office:value-type="float" office:value="1.757921" calcext:value-type="float">
            <text:p>1.757921</text:p>
          </table:table-cell>
          <table:table-cell office:value-type="float" office:value="0.305881" calcext:value-type="float">
            <text:p>0.30588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150440161]:</text:p>
          </table:table-cell>
          <table:table-cell office:value-type="float" office:value="20.179001" calcext:value-type="float">
            <text:p>20.179001</text:p>
          </table:table-cell>
          <table:table-cell office:value-type="float" office:value="0.376886" calcext:value-type="float">
            <text:p>0.376886</text:p>
          </table:table-cell>
          <table:table-cell office:value-type="float" office:value="0.379521" calcext:value-type="float">
            <text:p>0.379521</text:p>
          </table:table-cell>
          <table:table-cell office:value-type="float" office:value="0.050211" calcext:value-type="float">
            <text:p>0.050211</text:p>
          </table:table-cell>
          <table:table-cell office:value-type="float" office:value="1.861427" calcext:value-type="float">
            <text:p>1.861427</text:p>
          </table:table-cell>
          <table:table-cell office:value-type="float" office:value="0.239099" calcext:value-type="float">
            <text:p>0.23909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170774816]:</text:p>
          </table:table-cell>
          <table:table-cell office:value-type="float" office:value="21.86241" calcext:value-type="float">
            <text:p>21.86241</text:p>
          </table:table-cell>
          <table:table-cell office:value-type="float" office:value="0.262511" calcext:value-type="float">
            <text:p>0.262511</text:p>
          </table:table-cell>
          <table:table-cell office:value-type="float" office:value="0.395135" calcext:value-type="float">
            <text:p>0.395135</text:p>
          </table:table-cell>
          <table:table-cell office:value-type="float" office:value="0.041578" calcext:value-type="float">
            <text:p>0.041578</text:p>
          </table:table-cell>
          <table:table-cell office:value-type="float" office:value="1.93824" calcext:value-type="float">
            <text:p>1.93824</text:p>
          </table:table-cell>
          <table:table-cell office:value-type="float" office:value="0.19663" calcext:value-type="float">
            <text:p>0.1966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191220065]:</text:p>
          </table:table-cell>
          <table:table-cell office:value-type="float" office:value="24.924593" calcext:value-type="float">
            <text:p>24.924593</text:p>
          </table:table-cell>
          <table:table-cell office:value-type="float" office:value="0.109502" calcext:value-type="float">
            <text:p>0.109502</text:p>
          </table:table-cell>
          <table:table-cell office:value-type="float" office:value="0.422189" calcext:value-type="float">
            <text:p>0.422189</text:p>
          </table:table-cell>
          <table:table-cell office:value-type="float" office:value="0.026097" calcext:value-type="float">
            <text:p>0.026097</text:p>
          </table:table-cell>
          <table:table-cell office:value-type="float" office:value="2.070729" calcext:value-type="float">
            <text:p>2.070729</text:p>
          </table:table-cell>
          <table:table-cell office:value-type="float" office:value="0.120813" calcext:value-type="float">
            <text:p>0.12081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210515733]:</text:p>
          </table:table-cell>
          <table:table-cell office:value-type="float" office:value="26.877888" calcext:value-type="float">
            <text:p>26.877888</text:p>
          </table:table-cell>
          <table:table-cell office:value-type="float" office:value="0.034767" calcext:value-type="float">
            <text:p>0.034767</text:p>
          </table:table-cell>
          <table:table-cell office:value-type="float" office:value="0.437712" calcext:value-type="float">
            <text:p>0.437712</text:p>
          </table:table-cell>
          <table:table-cell office:value-type="float" office:value="0.014311" calcext:value-type="float">
            <text:p>0.014311</text:p>
          </table:table-cell>
          <table:table-cell office:value-type="float" office:value="2.151053" calcext:value-type="float">
            <text:p>2.151053</text:p>
          </table:table-cell>
          <table:table-cell office:value-type="float" office:value="0.05983" calcext:value-type="float">
            <text:p>0.0598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230856527]:</text:p>
          </table:table-cell>
          <table:table-cell office:value-type="float" office:value="30.058277" calcext:value-type="float">
            <text:p>30.058277</text:p>
          </table:table-cell>
          <table:table-cell office:value-type="float" office:value="-0.004996" calcext:value-type="float">
            <text:p>-0.004996</text:p>
          </table:table-cell>
          <table:table-cell office:value-type="float" office:value="0.463068" calcext:value-type="float">
            <text:p>0.463068</text:p>
          </table:table-cell>
          <table:table-cell office:value-type="float" office:value="-0.002282" calcext:value-type="float">
            <text:p>-0.002282</text:p>
          </table:table-cell>
          <table:table-cell office:value-type="float" office:value="2.275777" calcext:value-type="float">
            <text:p>2.275777</text:p>
          </table:table-cell>
          <table:table-cell office:value-type="float" office:value="-0.021791" calcext:value-type="float">
            <text:p>-0.02179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251309665]:</text:p>
          </table:table-cell>
          <table:table-cell office:value-type="float" office:value="32.321339" calcext:value-type="float">
            <text:p>32.321339</text:p>
          </table:table-cell>
          <table:table-cell office:value-type="float" office:value="-0.04151" calcext:value-type="float">
            <text:p>-0.04151</text:p>
          </table:table-cell>
          <table:table-cell office:value-type="float" office:value="0.480361" calcext:value-type="float">
            <text:p>0.480361</text:p>
          </table:table-cell>
          <table:table-cell office:value-type="float" office:value="-0.012398" calcext:value-type="float">
            <text:p>-0.012398</text:p>
          </table:table-cell>
          <table:table-cell office:value-type="float" office:value="2.360545" calcext:value-type="float">
            <text:p>2.360545</text:p>
          </table:table-cell>
          <table:table-cell office:value-type="float" office:value="-0.071376" calcext:value-type="float">
            <text:p>-0.07137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270740949]:</text:p>
          </table:table-cell>
          <table:table-cell office:value-type="float" office:value="34.812927" calcext:value-type="float">
            <text:p>34.812927</text:p>
          </table:table-cell>
          <table:table-cell office:value-type="float" office:value="-0.123919" calcext:value-type="float">
            <text:p>-0.123919</text:p>
          </table:table-cell>
          <table:table-cell office:value-type="float" office:value="0.497885" calcext:value-type="float">
            <text:p>0.497885</text:p>
          </table:table-cell>
          <table:table-cell office:value-type="float" office:value="-0.02422" calcext:value-type="float">
            <text:p>-0.02422</text:p>
          </table:table-cell>
          <table:table-cell office:value-type="float" office:value="2.450537" calcext:value-type="float">
            <text:p>2.450537</text:p>
          </table:table-cell>
          <table:table-cell office:value-type="float" office:value="-0.132088" calcext:value-type="float">
            <text:p>-0.13208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291245897]:</text:p>
          </table:table-cell>
          <table:table-cell office:value-type="float" office:value="38.242718" calcext:value-type="float">
            <text:p>38.242718</text:p>
          </table:table-cell>
          <table:table-cell office:value-type="float" office:value="-0.31789" calcext:value-type="float">
            <text:p>-0.31789</text:p>
          </table:table-cell>
          <table:table-cell office:value-type="float" office:value="0.522244" calcext:value-type="float">
            <text:p>0.522244</text:p>
          </table:table-cell>
          <table:table-cell office:value-type="float" office:value="-0.042187" calcext:value-type="float">
            <text:p>-0.042187</text:p>
          </table:table-cell>
          <table:table-cell office:value-type="float" office:value="2.569257" calcext:value-type="float">
            <text:p>2.569257</text:p>
          </table:table-cell>
          <table:table-cell office:value-type="float" office:value="-0.219655" calcext:value-type="float">
            <text:p>-0.21965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310579479]:</text:p>
          </table:table-cell>
          <table:table-cell office:value-type="float" office:value="40.78006" calcext:value-type="float">
            <text:p>40.78006</text:p>
          </table:table-cell>
          <table:table-cell office:value-type="float" office:value="-0.519056" calcext:value-type="float">
            <text:p>-0.519056</text:p>
          </table:table-cell>
          <table:table-cell office:value-type="float" office:value="0.538584" calcext:value-type="float">
            <text:p>0.538584</text:p>
          </table:table-cell>
          <table:table-cell office:value-type="float" office:value="-0.054833" calcext:value-type="float">
            <text:p>-0.054833</text:p>
          </table:table-cell>
          <table:table-cell office:value-type="float" office:value="2.653725" calcext:value-type="float">
            <text:p>2.653725</text:p>
          </table:table-cell>
          <table:table-cell office:value-type="float" office:value="-0.285025" calcext:value-type="float">
            <text:p>-0.28502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330921592]:</text:p>
          </table:table-cell>
          <table:table-cell office:value-type="float" office:value="44.452316" calcext:value-type="float">
            <text:p>44.452316</text:p>
          </table:table-cell>
          <table:table-cell office:value-type="float" office:value="-0.933769" calcext:value-type="float">
            <text:p>-0.933769</text:p>
          </table:table-cell>
          <table:table-cell office:value-type="float" office:value="0.562518" calcext:value-type="float">
            <text:p>0.562518</text:p>
          </table:table-cell>
          <table:table-cell office:value-type="float" office:value="-0.075676" calcext:value-type="float">
            <text:p>-0.075676</text:p>
          </table:table-cell>
          <table:table-cell office:value-type="float" office:value="2.77141" calcext:value-type="float">
            <text:p>2.77141</text:p>
          </table:table-cell>
          <table:table-cell office:value-type="float" office:value="-0.387513" calcext:value-type="float">
            <text:p>-0.38751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351176237]:</text:p>
          </table:table-cell>
          <table:table-cell office:value-type="float" office:value="46.850582" calcext:value-type="float">
            <text:p>46.850582</text:p>
          </table:table-cell>
          <table:table-cell office:value-type="float" office:value="-1.341099" calcext:value-type="float">
            <text:p>-1.341099</text:p>
          </table:table-cell>
          <table:table-cell office:value-type="float" office:value="0.577564" calcext:value-type="float">
            <text:p>0.577564</text:p>
          </table:table-cell>
          <table:table-cell office:value-type="float" office:value="-0.091896" calcext:value-type="float">
            <text:p>-0.091896</text:p>
          </table:table-cell>
          <table:table-cell office:value-type="float" office:value="2.845659" calcext:value-type="float">
            <text:p>2.845659</text:p>
          </table:table-cell>
          <table:table-cell office:value-type="float" office:value="-0.467558" calcext:value-type="float">
            <text:p>-0.46755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370400455]:</text:p>
          </table:table-cell>
          <table:table-cell office:value-type="float" office:value="49.450249" calcext:value-type="float">
            <text:p>49.450249</text:p>
          </table:table-cell>
          <table:table-cell office:value-type="float" office:value="-1.728533" calcext:value-type="float">
            <text:p>-1.728533</text:p>
          </table:table-cell>
          <table:table-cell office:value-type="float" office:value="0.592633" calcext:value-type="float">
            <text:p>0.592633</text:p>
          </table:table-cell>
          <table:table-cell office:value-type="float" office:value="-0.104497" calcext:value-type="float">
            <text:p>-0.104497</text:p>
          </table:table-cell>
          <table:table-cell office:value-type="float" office:value="2.924052" calcext:value-type="float">
            <text:p>2.924052</text:p>
          </table:table-cell>
          <table:table-cell office:value-type="float" office:value="-0.53311" calcext:value-type="float">
            <text:p>-0.5331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390691714]:</text:p>
          </table:table-cell>
          <table:table-cell office:value-type="float" office:value="53.313465" calcext:value-type="float">
            <text:p>53.313465</text:p>
          </table:table-cell>
          <table:table-cell office:value-type="float" office:value="-2.376718" calcext:value-type="float">
            <text:p>-2.376718</text:p>
          </table:table-cell>
          <table:table-cell office:value-type="float" office:value="0.615504" calcext:value-type="float">
            <text:p>0.615504</text:p>
          </table:table-cell>
          <table:table-cell office:value-type="float" office:value="-0.123728" calcext:value-type="float">
            <text:p>-0.123728</text:p>
          </table:table-cell>
          <table:table-cell office:value-type="float" office:value="3.036798" calcext:value-type="float">
            <text:p>3.036798</text:p>
          </table:table-cell>
          <table:table-cell office:value-type="float" office:value="-0.627912" calcext:value-type="float">
            <text:p>-0.62791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411003613]:</text:p>
          </table:table-cell>
          <table:table-cell office:value-type="float" office:value="55.932247" calcext:value-type="float">
            <text:p>55.932247</text:p>
          </table:table-cell>
          <table:table-cell office:value-type="float" office:value="-2.832033" calcext:value-type="float">
            <text:p>-2.832033</text:p>
          </table:table-cell>
          <table:table-cell office:value-type="float" office:value="0.630563" calcext:value-type="float">
            <text:p>0.630563</text:p>
          </table:table-cell>
          <table:table-cell office:value-type="float" office:value="-0.135717" calcext:value-type="float">
            <text:p>-0.135717</text:p>
          </table:table-cell>
          <table:table-cell office:value-type="float" office:value="3.110915" calcext:value-type="float">
            <text:p>3.110915</text:p>
          </table:table-cell>
          <table:table-cell office:value-type="float" office:value="-0.686917" calcext:value-type="float">
            <text:p>-0.68691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431378821]:</text:p>
          </table:table-cell>
          <table:table-cell office:value-type="float" office:value="59.724186" calcext:value-type="float">
            <text:p>59.724186</text:p>
          </table:table-cell>
          <table:table-cell office:value-type="float" office:value="-3.637286" calcext:value-type="float">
            <text:p>-3.637286</text:p>
          </table:table-cell>
          <table:table-cell office:value-type="float" office:value="0.651813" calcext:value-type="float">
            <text:p>0.651813</text:p>
          </table:table-cell>
          <table:table-cell office:value-type="float" office:value="-0.154814" calcext:value-type="float">
            <text:p>-0.154814</text:p>
          </table:table-cell>
          <table:table-cell office:value-type="float" office:value="3.215224" calcext:value-type="float">
            <text:p>3.215224</text:p>
          </table:table-cell>
          <table:table-cell office:value-type="float" office:value="-0.780662" calcext:value-type="float">
            <text:p>-0.78066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450721716]:</text:p>
          </table:table-cell>
          <table:table-cell office:value-type="float" office:value="62.282646" calcext:value-type="float">
            <text:p>62.282646</text:p>
          </table:table-cell>
          <table:table-cell office:value-type="float" office:value="-4.359225" calcext:value-type="float">
            <text:p>-4.359225</text:p>
          </table:table-cell>
          <table:table-cell office:value-type="float" office:value="0.665061" calcext:value-type="float">
            <text:p>0.665061</text:p>
          </table:table-cell>
          <table:table-cell office:value-type="float" office:value="-0.169432" calcext:value-type="float">
            <text:p>-0.169432</text:p>
          </table:table-cell>
          <table:table-cell office:value-type="float" office:value="3.28376" calcext:value-type="float">
            <text:p>3.28376</text:p>
          </table:table-cell>
          <table:table-cell office:value-type="float" office:value="-0.856279" calcext:value-type="float">
            <text:p>-0.85627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471048735]:</text:p>
          </table:table-cell>
          <table:table-cell office:value-type="float" office:value="64.757065" calcext:value-type="float">
            <text:p>64.757065</text:p>
          </table:table-cell>
          <table:table-cell office:value-type="float" office:value="-4.969064" calcext:value-type="float">
            <text:p>-4.969064</text:p>
          </table:table-cell>
          <table:table-cell office:value-type="float" office:value="0.678272" calcext:value-type="float">
            <text:p>0.678272</text:p>
          </table:table-cell>
          <table:table-cell office:value-type="float" office:value="-0.181445" calcext:value-type="float">
            <text:p>-0.181445</text:p>
          </table:table-cell>
          <table:table-cell office:value-type="float" office:value="3.3487" calcext:value-type="float">
            <text:p>3.3487</text:p>
          </table:table-cell>
          <table:table-cell office:value-type="float" office:value="-0.915332" calcext:value-type="float">
            <text:p>-0.91533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491366172]:</text:p>
          </table:table-cell>
          <table:table-cell office:value-type="float" office:value="68.414856" calcext:value-type="float">
            <text:p>68.414856</text:p>
          </table:table-cell>
          <table:table-cell office:value-type="float" office:value="-6.001559" calcext:value-type="float">
            <text:p>-6.001559</text:p>
          </table:table-cell>
          <table:table-cell office:value-type="float" office:value="0.69732" calcext:value-type="float">
            <text:p>0.69732</text:p>
          </table:table-cell>
          <table:table-cell office:value-type="float" office:value="-0.200187" calcext:value-type="float">
            <text:p>-0.200187</text:p>
          </table:table-cell>
          <table:table-cell office:value-type="float" office:value="3.442466" calcext:value-type="float">
            <text:p>3.442466</text:p>
          </table:table-cell>
          <table:table-cell office:value-type="float" office:value="-1.007591" calcext:value-type="float">
            <text:p>-1.00759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510687975]:</text:p>
          </table:table-cell>
          <table:table-cell office:value-type="float" office:value="71.048828" calcext:value-type="float">
            <text:p>71.048828</text:p>
          </table:table-cell>
          <table:table-cell office:value-type="float" office:value="-6.787283" calcext:value-type="float">
            <text:p>-6.787283</text:p>
          </table:table-cell>
          <table:table-cell office:value-type="float" office:value="0.710073" calcext:value-type="float">
            <text:p>0.710073</text:p>
          </table:table-cell>
          <table:table-cell office:value-type="float" office:value="-0.212756" calcext:value-type="float">
            <text:p>-0.212756</text:p>
          </table:table-cell>
          <table:table-cell office:value-type="float" office:value="3.508459" calcext:value-type="float">
            <text:p>3.508459</text:p>
          </table:table-cell>
          <table:table-cell office:value-type="float" office:value="-1.072633" calcext:value-type="float">
            <text:p>-1.07263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531038892]:</text:p>
          </table:table-cell>
          <table:table-cell office:value-type="float" office:value="74.675598" calcext:value-type="float">
            <text:p>74.675598</text:p>
          </table:table-cell>
          <table:table-cell office:value-type="float" office:value="-7.871431" calcext:value-type="float">
            <text:p>-7.871431</text:p>
          </table:table-cell>
          <table:table-cell office:value-type="float" office:value="0.728154" calcext:value-type="float">
            <text:p>0.728154</text:p>
          </table:table-cell>
          <table:table-cell office:value-type="float" office:value="-0.2298" calcext:value-type="float">
            <text:p>-0.2298</text:p>
          </table:table-cell>
          <table:table-cell office:value-type="float" office:value="3.597333" calcext:value-type="float">
            <text:p>3.597333</text:p>
          </table:table-cell>
          <table:table-cell office:value-type="float" office:value="-1.156411" calcext:value-type="float">
            <text:p>-1.15641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551359249]:</text:p>
          </table:table-cell>
          <table:table-cell office:value-type="float" office:value="77.19986" calcext:value-type="float">
            <text:p>77.19986</text:p>
          </table:table-cell>
          <table:table-cell office:value-type="float" office:value="-8.781085" calcext:value-type="float">
            <text:p>-8.781085</text:p>
          </table:table-cell>
          <table:table-cell office:value-type="float" office:value="0.740465" calcext:value-type="float">
            <text:p>0.740465</text:p>
          </table:table-cell>
          <table:table-cell office:value-type="float" office:value="-0.243197" calcext:value-type="float">
            <text:p>-0.243197</text:p>
          </table:table-cell>
          <table:table-cell office:value-type="float" office:value="3.657922" calcext:value-type="float">
            <text:p>3.657922</text:p>
          </table:table-cell>
          <table:table-cell office:value-type="float" office:value="-1.222346" calcext:value-type="float">
            <text:p>-1.22234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570776006]:</text:p>
          </table:table-cell>
          <table:table-cell office:value-type="float" office:value="79.701538" calcext:value-type="float">
            <text:p>79.701538</text:p>
          </table:table-cell>
          <table:table-cell office:value-type="float" office:value="-9.741384" calcext:value-type="float">
            <text:p>-9.741384</text:p>
          </table:table-cell>
          <table:table-cell office:value-type="float" office:value="0.751909" calcext:value-type="float">
            <text:p>0.751909</text:p>
          </table:table-cell>
          <table:table-cell office:value-type="float" office:value="-0.255988" calcext:value-type="float">
            <text:p>-0.255988</text:p>
          </table:table-cell>
          <table:table-cell office:value-type="float" office:value="3.717013" calcext:value-type="float">
            <text:p>3.717013</text:p>
          </table:table-cell>
          <table:table-cell office:value-type="float" office:value="-1.288388" calcext:value-type="float">
            <text:p>-1.28838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591462700]:</text:p>
          </table:table-cell>
          <table:table-cell office:value-type="float" office:value="83.22509" calcext:value-type="float">
            <text:p>83.22509</text:p>
          </table:table-cell>
          <table:table-cell office:value-type="float" office:value="-11.20725" calcext:value-type="float">
            <text:p>-11.20725</text:p>
          </table:table-cell>
          <table:table-cell office:value-type="float" office:value="0.768647" calcext:value-type="float">
            <text:p>0.768647</text:p>
          </table:table-cell>
          <table:table-cell office:value-type="float" office:value="-0.27541" calcext:value-type="float">
            <text:p>-0.27541</text:p>
          </table:table-cell>
          <table:table-cell office:value-type="float" office:value="3.798668" calcext:value-type="float">
            <text:p>3.798668</text:p>
          </table:table-cell>
          <table:table-cell office:value-type="float" office:value="-1.383138" calcext:value-type="float">
            <text:p>-1.38313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611003080]:</text:p>
          </table:table-cell>
          <table:table-cell office:value-type="float" office:value="85.847748" calcext:value-type="float">
            <text:p>85.847748</text:p>
          </table:table-cell>
          <table:table-cell office:value-type="float" office:value="-11.862121" calcext:value-type="float">
            <text:p>-11.862121</text:p>
          </table:table-cell>
          <table:table-cell office:value-type="float" office:value="0.780454" calcext:value-type="float">
            <text:p>0.780454</text:p>
          </table:table-cell>
          <table:table-cell office:value-type="float" office:value="-0.283391" calcext:value-type="float">
            <text:p>-0.283391</text:p>
          </table:table-cell>
          <table:table-cell office:value-type="float" office:value="3.858339" calcext:value-type="float">
            <text:p>3.858339</text:p>
          </table:table-cell>
          <table:table-cell office:value-type="float" office:value="-1.423474" calcext:value-type="float">
            <text:p>-1.42347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631318796]:</text:p>
          </table:table-cell>
          <table:table-cell office:value-type="float" office:value="89.220032" calcext:value-type="float">
            <text:p>89.220032</text:p>
          </table:table-cell>
          <table:table-cell office:value-type="float" office:value="-13.402644" calcext:value-type="float">
            <text:p>-13.402644</text:p>
          </table:table-cell>
          <table:table-cell office:value-type="float" office:value="0.79577" calcext:value-type="float">
            <text:p>0.79577</text:p>
          </table:table-cell>
          <table:table-cell office:value-type="float" office:value="-0.301812" calcext:value-type="float">
            <text:p>-0.301812</text:p>
          </table:table-cell>
          <table:table-cell office:value-type="float" office:value="3.933732" calcext:value-type="float">
            <text:p>3.933732</text:p>
          </table:table-cell>
          <table:table-cell office:value-type="float" office:value="-1.514148" calcext:value-type="float">
            <text:p>-1.51414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650604176]:</text:p>
          </table:table-cell>
          <table:table-cell office:value-type="float" office:value="91.378601" calcext:value-type="float">
            <text:p>91.378601</text:p>
          </table:table-cell>
          <table:table-cell office:value-type="float" office:value="-14.728831" calcext:value-type="float">
            <text:p>-14.728831</text:p>
          </table:table-cell>
          <table:table-cell office:value-type="float" office:value="0.804936" calcext:value-type="float">
            <text:p>0.804936</text:p>
          </table:table-cell>
          <table:table-cell office:value-type="float" office:value="-0.316085" calcext:value-type="float">
            <text:p>-0.316085</text:p>
          </table:table-cell>
          <table:table-cell office:value-type="float" office:value="3.981255" calcext:value-type="float">
            <text:p>3.981255</text:p>
          </table:table-cell>
          <table:table-cell office:value-type="float" office:value="-1.588153" calcext:value-type="float">
            <text:p>-1.58815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670910124]:</text:p>
          </table:table-cell>
          <table:table-cell office:value-type="float" office:value="93.622017" calcext:value-type="float">
            <text:p>93.622017</text:p>
          </table:table-cell>
          <table:table-cell office:value-type="float" office:value="-15.300282" calcext:value-type="float">
            <text:p>-15.300282</text:p>
          </table:table-cell>
          <table:table-cell office:value-type="float" office:value="0.814841" calcext:value-type="float">
            <text:p>0.814841</text:p>
          </table:table-cell>
          <table:table-cell office:value-type="float" office:value="-0.322346" calcext:value-type="float">
            <text:p>-0.322346</text:p>
          </table:table-cell>
          <table:table-cell office:value-type="float" office:value="4.030044" calcext:value-type="float">
            <text:p>4.030044</text:p>
          </table:table-cell>
          <table:table-cell office:value-type="float" office:value="-1.618993" calcext:value-type="float">
            <text:p>-1.61899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691247272]:</text:p>
          </table:table-cell>
          <table:table-cell office:value-type="float" office:value="96.63237" calcext:value-type="float">
            <text:p>96.63237</text:p>
          </table:table-cell>
          <table:table-cell office:value-type="float" office:value="-17.259882" calcext:value-type="float">
            <text:p>-17.259882</text:p>
          </table:table-cell>
          <table:table-cell office:value-type="float" office:value="0.827971" calcext:value-type="float">
            <text:p>0.827971</text:p>
          </table:table-cell>
          <table:table-cell office:value-type="float" office:value="-0.34301" calcext:value-type="float">
            <text:p>-0.34301</text:p>
          </table:table-cell>
          <table:table-cell office:value-type="float" office:value="4.094603" calcext:value-type="float">
            <text:p>4.094603</text:p>
          </table:table-cell>
          <table:table-cell office:value-type="float" office:value="-1.720597" calcext:value-type="float">
            <text:p>-1.72059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710574329]:</text:p>
          </table:table-cell>
          <table:table-cell office:value-type="float" office:value="98.979866" calcext:value-type="float">
            <text:p>98.979866</text:p>
          </table:table-cell>
          <table:table-cell office:value-type="float" office:value="-18.131104" calcext:value-type="float">
            <text:p>-18.131104</text:p>
          </table:table-cell>
          <table:table-cell office:value-type="float" office:value="0.837566" calcext:value-type="float">
            <text:p>0.837566</text:p>
          </table:table-cell>
          <table:table-cell office:value-type="float" office:value="-0.351383" calcext:value-type="float">
            <text:p>-0.351383</text:p>
          </table:table-cell>
          <table:table-cell office:value-type="float" office:value="4.144261" calcext:value-type="float">
            <text:p>4.144261</text:p>
          </table:table-cell>
          <table:table-cell office:value-type="float" office:value="-1.763931" calcext:value-type="float">
            <text:p>-1.76393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730926828]:</text:p>
          </table:table-cell>
          <table:table-cell office:value-type="float" office:value="101.530197" calcext:value-type="float">
            <text:p>101.530197</text:p>
          </table:table-cell>
          <table:table-cell office:value-type="float" office:value="-20.239471" calcext:value-type="float">
            <text:p>-20.239471</text:p>
          </table:table-cell>
          <table:table-cell office:value-type="float" office:value="0.848411" calcext:value-type="float">
            <text:p>0.848411</text:p>
          </table:table-cell>
          <table:table-cell office:value-type="float" office:value="-0.371881" calcext:value-type="float">
            <text:p>-0.371881</text:p>
          </table:table-cell>
          <table:table-cell office:value-type="float" office:value="4.197536" calcext:value-type="float">
            <text:p>4.197536</text:p>
          </table:table-cell>
          <table:table-cell office:value-type="float" office:value="-1.864626" calcext:value-type="float">
            <text:p>-1.86462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751274884]:</text:p>
          </table:table-cell>
          <table:table-cell office:value-type="float" office:value="103.337341" calcext:value-type="float">
            <text:p>103.337341</text:p>
          </table:table-cell>
          <table:table-cell office:value-type="float" office:value="-21.493948" calcext:value-type="float">
            <text:p>-21.493948</text:p>
          </table:table-cell>
          <table:table-cell office:value-type="float" office:value="0.856009" calcext:value-type="float">
            <text:p>0.856009</text:p>
          </table:table-cell>
          <table:table-cell office:value-type="float" office:value="-0.383566" calcext:value-type="float">
            <text:p>-0.383566</text:p>
          </table:table-cell>
          <table:table-cell office:value-type="float" office:value="4.234883" calcext:value-type="float">
            <text:p>4.234883</text:p>
          </table:table-cell>
          <table:table-cell office:value-type="float" office:value="-1.922061" calcext:value-type="float">
            <text:p>-1.92206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770600438]:</text:p>
          </table:table-cell>
          <table:table-cell office:value-type="float" office:value="105.444077" calcext:value-type="float">
            <text:p>105.444077</text:p>
          </table:table-cell>
          <table:table-cell office:value-type="float" office:value="-22.472059" calcext:value-type="float">
            <text:p>-22.472059</text:p>
          </table:table-cell>
          <table:table-cell office:value-type="float" office:value="0.864337" calcext:value-type="float">
            <text:p>0.864337</text:p>
          </table:table-cell>
          <table:table-cell office:value-type="float" office:value="-0.391992" calcext:value-type="float">
            <text:p>-0.391992</text:p>
          </table:table-cell>
          <table:table-cell office:value-type="float" office:value="4.27802" calcext:value-type="float">
            <text:p>4.27802</text:p>
          </table:table-cell>
          <table:table-cell office:value-type="float" office:value="-1.965709" calcext:value-type="float">
            <text:p>-1.96570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790937247]:</text:p>
          </table:table-cell>
          <table:table-cell office:value-type="float" office:value="107.908302" calcext:value-type="float">
            <text:p>107.908302</text:p>
          </table:table-cell>
          <table:table-cell office:value-type="float" office:value="-24.316668" calcext:value-type="float">
            <text:p>-24.316668</text:p>
          </table:table-cell>
          <table:table-cell office:value-type="float" office:value="0.874476" calcext:value-type="float">
            <text:p>0.874476</text:p>
          </table:table-cell>
          <table:table-cell office:value-type="float" office:value="-0.4082" calcext:value-type="float">
            <text:p>-0.4082</text:p>
          </table:table-cell>
          <table:table-cell office:value-type="float" office:value="4.327923" calcext:value-type="float">
            <text:p>4.327923</text:p>
          </table:table-cell>
          <table:table-cell office:value-type="float" office:value="-2.045478" calcext:value-type="float">
            <text:p>-2.04547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811339980]:</text:p>
          </table:table-cell>
          <table:table-cell office:value-type="float" office:value="109.54071" calcext:value-type="float">
            <text:p>109.54071</text:p>
          </table:table-cell>
          <table:table-cell office:value-type="float" office:value="-25.585638" calcext:value-type="float">
            <text:p>-25.585638</text:p>
          </table:table-cell>
          <table:table-cell office:value-type="float" office:value="0.881172" calcext:value-type="float">
            <text:p>0.881172</text:p>
          </table:table-cell>
          <table:table-cell office:value-type="float" office:value="-0.419064" calcext:value-type="float">
            <text:p>-0.419064</text:p>
          </table:table-cell>
          <table:table-cell office:value-type="float" office:value="4.360667" calcext:value-type="float">
            <text:p>4.360667</text:p>
          </table:table-cell>
          <table:table-cell office:value-type="float" office:value="-2.098607" calcext:value-type="float">
            <text:p>-2.09860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830679016]:</text:p>
          </table:table-cell>
          <table:table-cell office:value-type="float" office:value="111.062622" calcext:value-type="float">
            <text:p>111.062622</text:p>
          </table:table-cell>
          <table:table-cell office:value-type="float" office:value="-27.044859" calcext:value-type="float">
            <text:p>-27.044859</text:p>
          </table:table-cell>
          <table:table-cell office:value-type="float" office:value="0.887031" calcext:value-type="float">
            <text:p>0.887031</text:p>
          </table:table-cell>
          <table:table-cell office:value-type="float" office:value="-0.430567" calcext:value-type="float">
            <text:p>-0.430567</text:p>
          </table:table-cell>
          <table:table-cell office:value-type="float" office:value="4.390983" calcext:value-type="float">
            <text:p>4.390983</text:p>
          </table:table-cell>
          <table:table-cell office:value-type="float" office:value="-2.158124" calcext:value-type="float">
            <text:p>-2.15812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851101782]:</text:p>
          </table:table-cell>
          <table:table-cell office:value-type="float" office:value="113.485985" calcext:value-type="float">
            <text:p>113.485985</text:p>
          </table:table-cell>
          <table:table-cell office:value-type="float" office:value="-28.861267" calcext:value-type="float">
            <text:p>-28.861267</text:p>
          </table:table-cell>
          <table:table-cell office:value-type="float" office:value="0.896768" calcext:value-type="float">
            <text:p>0.896768</text:p>
          </table:table-cell>
          <table:table-cell office:value-type="float" office:value="-0.445193" calcext:value-type="float">
            <text:p>-0.445193</text:p>
          </table:table-cell>
          <table:table-cell office:value-type="float" office:value="4.438819" calcext:value-type="float">
            <text:p>4.438819</text:p>
          </table:table-cell>
          <table:table-cell office:value-type="float" office:value="-2.22998" calcext:value-type="float">
            <text:p>-2.2299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870364949]:</text:p>
          </table:table-cell>
          <table:table-cell office:value-type="float" office:value="115.132332" calcext:value-type="float">
            <text:p>115.132332</text:p>
          </table:table-cell>
          <table:table-cell office:value-type="float" office:value="-30.055113" calcext:value-type="float">
            <text:p>-30.055113</text:p>
          </table:table-cell>
          <table:table-cell office:value-type="float" office:value="0.902999" calcext:value-type="float">
            <text:p>0.902999</text:p>
          </table:table-cell>
          <table:table-cell office:value-type="float" office:value="-0.454095" calcext:value-type="float">
            <text:p>-0.454095</text:p>
          </table:table-cell>
          <table:table-cell office:value-type="float" office:value="4.471033" calcext:value-type="float">
            <text:p>4.471033</text:p>
          </table:table-cell>
          <table:table-cell office:value-type="float" office:value="-2.276" calcext:value-type="float">
            <text:p>-2.27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890610640]:</text:p>
          </table:table-cell>
          <table:table-cell office:value-type="float" office:value="116.694237" calcext:value-type="float">
            <text:p>116.694237</text:p>
          </table:table-cell>
          <table:table-cell office:value-type="float" office:value="-32.247753" calcext:value-type="float">
            <text:p>-32.247753</text:p>
          </table:table-cell>
          <table:table-cell office:value-type="float" office:value="0.909141" calcext:value-type="float">
            <text:p>0.909141</text:p>
          </table:table-cell>
          <table:table-cell office:value-type="float" office:value="-0.470727" calcext:value-type="float">
            <text:p>-0.470727</text:p>
          </table:table-cell>
          <table:table-cell office:value-type="float" office:value="4.501377" calcext:value-type="float">
            <text:p>4.501377</text:p>
          </table:table-cell>
          <table:table-cell office:value-type="float" office:value="-2.358173" calcext:value-type="float">
            <text:p>-2.35817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911018974]:</text:p>
          </table:table-cell>
          <table:table-cell office:value-type="float" office:value="118.073906" calcext:value-type="float">
            <text:p>118.073906</text:p>
          </table:table-cell>
          <table:table-cell office:value-type="float" office:value="-33.402905" calcext:value-type="float">
            <text:p>-33.402905</text:p>
          </table:table-cell>
          <table:table-cell office:value-type="float" office:value="0.914554" calcext:value-type="float">
            <text:p>0.914554</text:p>
          </table:table-cell>
          <table:table-cell office:value-type="float" office:value="-0.479296" calcext:value-type="float">
            <text:p>-0.479296</text:p>
          </table:table-cell>
          <table:table-cell office:value-type="float" office:value="4.528011" calcext:value-type="float">
            <text:p>4.528011</text:p>
          </table:table-cell>
          <table:table-cell office:value-type="float" office:value="-2.40034" calcext:value-type="float">
            <text:p>-2.4003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931413911]:</text:p>
          </table:table-cell>
          <table:table-cell office:value-type="float" office:value="119.572464" calcext:value-type="float">
            <text:p>119.572464</text:p>
          </table:table-cell>
          <table:table-cell office:value-type="float" office:value="-35.421783" calcext:value-type="float">
            <text:p>-35.421783</text:p>
          </table:table-cell>
          <table:table-cell office:value-type="float" office:value="0.920444" calcext:value-type="float">
            <text:p>0.920444</text:p>
          </table:table-cell>
          <table:table-cell office:value-type="float" office:value="-0.494041" calcext:value-type="float">
            <text:p>-0.494041</text:p>
          </table:table-cell>
          <table:table-cell office:value-type="float" office:value="4.556765" calcext:value-type="float">
            <text:p>4.556765</text:p>
          </table:table-cell>
          <table:table-cell office:value-type="float" office:value="-2.472318" calcext:value-type="float">
            <text:p>-2.47231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950697931]:</text:p>
          </table:table-cell>
          <table:table-cell office:value-type="float" office:value="120.718979" calcext:value-type="float">
            <text:p>120.718979</text:p>
          </table:table-cell>
          <table:table-cell office:value-type="float" office:value="-36.804806" calcext:value-type="float">
            <text:p>-36.804806</text:p>
          </table:table-cell>
          <table:table-cell office:value-type="float" office:value="0.924661" calcext:value-type="float">
            <text:p>0.924661</text:p>
          </table:table-cell>
          <table:table-cell office:value-type="float" office:value="-0.503321" calcext:value-type="float">
            <text:p>-0.503321</text:p>
          </table:table-cell>
          <table:table-cell office:value-type="float" office:value="4.578647" calcext:value-type="float">
            <text:p>4.578647</text:p>
          </table:table-cell>
          <table:table-cell office:value-type="float" office:value="-2.520468" calcext:value-type="float">
            <text:p>-2.52046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971079796]:</text:p>
          </table:table-cell>
          <table:table-cell office:value-type="float" office:value="121.802505" calcext:value-type="float">
            <text:p>121.802505</text:p>
          </table:table-cell>
          <table:table-cell office:value-type="float" office:value="-37.810253" calcext:value-type="float">
            <text:p>-37.810253</text:p>
          </table:table-cell>
          <table:table-cell office:value-type="float" office:value="0.928854" calcext:value-type="float">
            <text:p>0.928854</text:p>
          </table:table-cell>
          <table:table-cell office:value-type="float" office:value="-0.510335" calcext:value-type="float">
            <text:p>-0.510335</text:p>
          </table:table-cell>
          <table:table-cell office:value-type="float" office:value="4.599227" calcext:value-type="float">
            <text:p>4.599227</text:p>
          </table:table-cell>
          <table:table-cell office:value-type="float" office:value="-2.554894" calcext:value-type="float">
            <text:p>-2.55489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1.991453851]:</text:p>
          </table:table-cell>
          <table:table-cell office:value-type="float" office:value="123.365501" calcext:value-type="float">
            <text:p>123.365501</text:p>
          </table:table-cell>
          <table:table-cell office:value-type="float" office:value="-39.467724" calcext:value-type="float">
            <text:p>-39.467724</text:p>
          </table:table-cell>
          <table:table-cell office:value-type="float" office:value="0.93487" calcext:value-type="float">
            <text:p>0.93487</text:p>
          </table:table-cell>
          <table:table-cell office:value-type="float" office:value="-0.521698" calcext:value-type="float">
            <text:p>-0.521698</text:p>
          </table:table-cell>
          <table:table-cell office:value-type="float" office:value="4.628754" calcext:value-type="float">
            <text:p>4.628754</text:p>
          </table:table-cell>
          <table:table-cell office:value-type="float" office:value="-2.610662" calcext:value-type="float">
            <text:p>-2.61066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010791026]:</text:p>
          </table:table-cell>
          <table:table-cell office:value-type="float" office:value="124.093422" calcext:value-type="float">
            <text:p>124.093422</text:p>
          </table:table-cell>
          <table:table-cell office:value-type="float" office:value="-40.858372" calcext:value-type="float">
            <text:p>-40.858372</text:p>
          </table:table-cell>
          <table:table-cell office:value-type="float" office:value="0.937519" calcext:value-type="float">
            <text:p>0.937519</text:p>
          </table:table-cell>
          <table:table-cell office:value-type="float" office:value="-0.530579" calcext:value-type="float">
            <text:p>-0.530579</text:p>
          </table:table-cell>
          <table:table-cell office:value-type="float" office:value="4.642444" calcext:value-type="float">
            <text:p>4.642444</text:p>
          </table:table-cell>
          <table:table-cell office:value-type="float" office:value="-2.65657" calcext:value-type="float">
            <text:p>-2.6565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031120862]:</text:p>
          </table:table-cell>
          <table:table-cell office:value-type="float" office:value="125.601326" calcext:value-type="float">
            <text:p>125.601326</text:p>
          </table:table-cell>
          <table:table-cell office:value-type="float" office:value="-42.229805" calcext:value-type="float">
            <text:p>-42.229805</text:p>
          </table:table-cell>
          <table:table-cell office:value-type="float" office:value="0.943255" calcext:value-type="float">
            <text:p>0.943255</text:p>
          </table:table-cell>
          <table:table-cell office:value-type="float" office:value="-0.539622" calcext:value-type="float">
            <text:p>-0.539622</text:p>
          </table:table-cell>
          <table:table-cell office:value-type="float" office:value="4.670671" calcext:value-type="float">
            <text:p>4.670671</text:p>
          </table:table-cell>
          <table:table-cell office:value-type="float" office:value="-2.701071" calcext:value-type="float">
            <text:p>-2.70107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050389041]:</text:p>
          </table:table-cell>
          <table:table-cell office:value-type="float" office:value="126.266273" calcext:value-type="float">
            <text:p>126.266273</text:p>
          </table:table-cell>
          <table:table-cell office:value-type="float" office:value="-43.471478" calcext:value-type="float">
            <text:p>-43.471478</text:p>
          </table:table-cell>
          <table:table-cell office:value-type="float" office:value="0.945645" calcext:value-type="float">
            <text:p>0.945645</text:p>
          </table:table-cell>
          <table:table-cell office:value-type="float" office:value="-0.547272" calcext:value-type="float">
            <text:p>-0.547272</text:p>
          </table:table-cell>
          <table:table-cell office:value-type="float" office:value="4.683066" calcext:value-type="float">
            <text:p>4.683066</text:p>
          </table:table-cell>
          <table:table-cell office:value-type="float" office:value="-2.740755" calcext:value-type="float">
            <text:p>-2.74075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070754202]:</text:p>
          </table:table-cell>
          <table:table-cell office:value-type="float" office:value="126.517151" calcext:value-type="float">
            <text:p>126.517151</text:p>
          </table:table-cell>
          <table:table-cell office:value-type="float" office:value="-44.908409" calcext:value-type="float">
            <text:p>-44.908409</text:p>
          </table:table-cell>
          <table:table-cell office:value-type="float" office:value="0.946595" calcext:value-type="float">
            <text:p>0.946595</text:p>
          </table:table-cell>
          <table:table-cell office:value-type="float" office:value="-0.556482" calcext:value-type="float">
            <text:p>-0.556482</text:p>
          </table:table-cell>
          <table:table-cell office:value-type="float" office:value="4.687734" calcext:value-type="float">
            <text:p>4.687734</text:p>
          </table:table-cell>
          <table:table-cell office:value-type="float" office:value="-2.785963" calcext:value-type="float">
            <text:p>-2.78596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091112949]:</text:p>
          </table:table-cell>
          <table:table-cell office:value-type="float" office:value="127.894783" calcext:value-type="float">
            <text:p>127.894783</text:p>
          </table:table-cell>
          <table:table-cell office:value-type="float" office:value="-45.952049" calcext:value-type="float">
            <text:p>-45.952049</text:p>
          </table:table-cell>
          <table:table-cell office:value-type="float" office:value="0.951792" calcext:value-type="float">
            <text:p>0.951792</text:p>
          </table:table-cell>
          <table:table-cell office:value-type="float" office:value="-0.563069" calcext:value-type="float">
            <text:p>-0.563069</text:p>
          </table:table-cell>
          <table:table-cell office:value-type="float" office:value="4.713282" calcext:value-type="float">
            <text:p>4.713282</text:p>
          </table:table-cell>
          <table:table-cell office:value-type="float" office:value="-2.818346" calcext:value-type="float">
            <text:p>-2.81834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111352228]:</text:p>
          </table:table-cell>
          <table:table-cell office:value-type="float" office:value="128.238174" calcext:value-type="float">
            <text:p>128.238174</text:p>
          </table:table-cell>
          <table:table-cell office:value-type="float" office:value="-47.172871" calcext:value-type="float">
            <text:p>-47.172871</text:p>
          </table:table-cell>
          <table:table-cell office:value-type="float" office:value="0.953077" calcext:value-type="float">
            <text:p>0.953077</text:p>
          </table:table-cell>
          <table:table-cell office:value-type="float" office:value="-0.570648" calcext:value-type="float">
            <text:p>-0.570648</text:p>
          </table:table-cell>
          <table:table-cell office:value-type="float" office:value="4.719628" calcext:value-type="float">
            <text:p>4.719628</text:p>
          </table:table-cell>
          <table:table-cell office:value-type="float" office:value="-2.855764" calcext:value-type="float">
            <text:p>-2.85576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130573156]:</text:p>
          </table:table-cell>
          <table:table-cell office:value-type="float" office:value="129.533585" calcext:value-type="float">
            <text:p>129.533585</text:p>
          </table:table-cell>
          <table:table-cell office:value-type="float" office:value="-48.130547" calcext:value-type="float">
            <text:p>-48.130547</text:p>
          </table:table-cell>
          <table:table-cell office:value-type="float" office:value="0.957666" calcext:value-type="float">
            <text:p>0.957666</text:p>
          </table:table-cell>
          <table:table-cell office:value-type="float" office:value="-0.576227" calcext:value-type="float">
            <text:p>-0.576227</text:p>
          </table:table-cell>
          <table:table-cell office:value-type="float" office:value="4.743499" calcext:value-type="float">
            <text:p>4.743499</text:p>
          </table:table-cell>
          <table:table-cell office:value-type="float" office:value="-2.884789" calcext:value-type="float">
            <text:p>-2.88478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150830537]:</text:p>
          </table:table-cell>
          <table:table-cell office:value-type="float" office:value="129.82962" calcext:value-type="float">
            <text:p>129.82962</text:p>
          </table:table-cell>
          <table:table-cell office:value-type="float" office:value="-49.084949" calcext:value-type="float">
            <text:p>-49.084949</text:p>
          </table:table-cell>
          <table:table-cell office:value-type="float" office:value="0.958768" calcext:value-type="float">
            <text:p>0.958768</text:p>
          </table:table-cell>
          <table:table-cell office:value-type="float" office:value="-0.582027" calcext:value-type="float">
            <text:p>-0.582027</text:p>
          </table:table-cell>
          <table:table-cell office:value-type="float" office:value="4.748937" calcext:value-type="float">
            <text:p>4.748937</text:p>
          </table:table-cell>
          <table:table-cell office:value-type="float" office:value="-2.913419" calcext:value-type="float">
            <text:p>-2.91341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171158614]:</text:p>
          </table:table-cell>
          <table:table-cell office:value-type="float" office:value="130.16629" calcext:value-type="float">
            <text:p>130.16629</text:p>
          </table:table-cell>
          <table:table-cell office:value-type="float" office:value="-49.993538" calcext:value-type="float">
            <text:p>-49.993538</text:p>
          </table:table-cell>
          <table:table-cell office:value-type="float" office:value="0.960023" calcext:value-type="float">
            <text:p>0.960023</text:p>
          </table:table-cell>
          <table:table-cell office:value-type="float" office:value="-0.587517" calcext:value-type="float">
            <text:p>-0.587517</text:p>
          </table:table-cell>
          <table:table-cell office:value-type="float" office:value="4.755113" calcext:value-type="float">
            <text:p>4.755113</text:p>
          </table:table-cell>
          <table:table-cell office:value-type="float" office:value="-2.940417" calcext:value-type="float">
            <text:p>-2.94041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190581367]:</text:p>
          </table:table-cell>
          <table:table-cell office:value-type="float" office:value="130.855301" calcext:value-type="float">
            <text:p>130.855301</text:p>
          </table:table-cell>
          <table:table-cell office:value-type="float" office:value="-50.918564" calcext:value-type="float">
            <text:p>-50.918564</text:p>
          </table:table-cell>
          <table:table-cell office:value-type="float" office:value="0.962456" calcext:value-type="float">
            <text:p>0.962456</text:p>
          </table:table-cell>
          <table:table-cell office:value-type="float" office:value="-0.59277" calcext:value-type="float">
            <text:p>-0.59277</text:p>
          </table:table-cell>
          <table:table-cell office:value-type="float" office:value="4.76773" calcext:value-type="float">
            <text:p>4.76773</text:p>
          </table:table-cell>
          <table:table-cell office:value-type="float" office:value="-2.967661" calcext:value-type="float">
            <text:p>-2.96766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210972574]:</text:p>
          </table:table-cell>
          <table:table-cell office:value-type="float" office:value="131.898117" calcext:value-type="float">
            <text:p>131.898117</text:p>
          </table:table-cell>
          <table:table-cell office:value-type="float" office:value="-50.780598" calcext:value-type="float">
            <text:p>-50.780598</text:p>
          </table:table-cell>
          <table:table-cell office:value-type="float" office:value="0.966362" calcext:value-type="float">
            <text:p>0.966362</text:p>
          </table:table-cell>
          <table:table-cell office:value-type="float" office:value="-0.59194" calcext:value-type="float">
            <text:p>-0.59194</text:p>
          </table:table-cell>
          <table:table-cell office:value-type="float" office:value="4.786758" calcext:value-type="float">
            <text:p>4.786758</text:p>
          </table:table-cell>
          <table:table-cell office:value-type="float" office:value="-2.963615" calcext:value-type="float">
            <text:p>-2.96361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231194448]:</text:p>
          </table:table-cell>
          <table:table-cell office:value-type="float" office:value="131.812119" calcext:value-type="float">
            <text:p>131.812119</text:p>
          </table:table-cell>
          <table:table-cell office:value-type="float" office:value="-52.094971" calcext:value-type="float">
            <text:p>-52.094971</text:p>
          </table:table-cell>
          <table:table-cell office:value-type="float" office:value="0.966045" calcext:value-type="float">
            <text:p>0.966045</text:p>
          </table:table-cell>
          <table:table-cell office:value-type="float" office:value="-0.599692" calcext:value-type="float">
            <text:p>-0.599692</text:p>
          </table:table-cell>
          <table:table-cell office:value-type="float" office:value="4.785192" calcext:value-type="float">
            <text:p>4.785192</text:p>
          </table:table-cell>
          <table:table-cell office:value-type="float" office:value="-3.001945" calcext:value-type="float">
            <text:p>-3.00194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250474335]:</text:p>
          </table:table-cell>
          <table:table-cell office:value-type="float" office:value="132.175156" calcext:value-type="float">
            <text:p>132.175156</text:p>
          </table:table-cell>
          <table:table-cell office:value-type="float" office:value="-52.481102" calcext:value-type="float">
            <text:p>-52.481102</text:p>
          </table:table-cell>
          <table:table-cell office:value-type="float" office:value="0.967319" calcext:value-type="float">
            <text:p>0.967319</text:p>
          </table:table-cell>
          <table:table-cell office:value-type="float" office:value="-0.601844" calcext:value-type="float">
            <text:p>-0.601844</text:p>
          </table:table-cell>
          <table:table-cell office:value-type="float" office:value="4.791802" calcext:value-type="float">
            <text:p>4.791802</text:p>
          </table:table-cell>
          <table:table-cell office:value-type="float" office:value="-3.013116" calcext:value-type="float">
            <text:p>-3.01311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270833020]:</text:p>
          </table:table-cell>
          <table:table-cell office:value-type="float" office:value="132.067078" calcext:value-type="float">
            <text:p>132.067078</text:p>
          </table:table-cell>
          <table:table-cell office:value-type="float" office:value="-53.288029" calcext:value-type="float">
            <text:p>-53.288029</text:p>
          </table:table-cell>
          <table:table-cell office:value-type="float" office:value="0.966918" calcext:value-type="float">
            <text:p>0.966918</text:p>
          </table:table-cell>
          <table:table-cell office:value-type="float" office:value="-0.606571" calcext:value-type="float">
            <text:p>-0.606571</text:p>
          </table:table-cell>
          <table:table-cell office:value-type="float" office:value="4.789836" calcext:value-type="float">
            <text:p>4.789836</text:p>
          </table:table-cell>
          <table:table-cell office:value-type="float" office:value="-3.036323" calcext:value-type="float">
            <text:p>-3.03632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291092475]:</text:p>
          </table:table-cell>
          <table:table-cell office:value-type="float" office:value="132.353226" calcext:value-type="float">
            <text:p>132.353226</text:p>
          </table:table-cell>
          <table:table-cell office:value-type="float" office:value="-53.755466" calcext:value-type="float">
            <text:p>-53.755466</text:p>
          </table:table-cell>
          <table:table-cell office:value-type="float" office:value="0.967973" calcext:value-type="float">
            <text:p>0.967973</text:p>
          </table:table-cell>
          <table:table-cell office:value-type="float" office:value="-0.609277" calcext:value-type="float">
            <text:p>-0.609277</text:p>
          </table:table-cell>
          <table:table-cell office:value-type="float" office:value="4.795041" calcext:value-type="float">
            <text:p>4.795041</text:p>
          </table:table-cell>
          <table:table-cell office:value-type="float" office:value="-3.049686" calcext:value-type="float">
            <text:p>-3.04968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311332362]:</text:p>
          </table:table-cell>
          <table:table-cell office:value-type="float" office:value="132.532516" calcext:value-type="float">
            <text:p>132.532516</text:p>
          </table:table-cell>
          <table:table-cell office:value-type="float" office:value="-53.811996" calcext:value-type="float">
            <text:p>-53.811996</text:p>
          </table:table-cell>
          <table:table-cell office:value-type="float" office:value="0.968632" calcext:value-type="float">
            <text:p>0.968632</text:p>
          </table:table-cell>
          <table:table-cell office:value-type="float" office:value="-0.609603" calcext:value-type="float">
            <text:p>-0.609603</text:p>
          </table:table-cell>
          <table:table-cell office:value-type="float" office:value="4.7983" calcext:value-type="float">
            <text:p>4.7983</text:p>
          </table:table-cell>
          <table:table-cell office:value-type="float" office:value="-3.051298" calcext:value-type="float">
            <text:p>-3.05129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330634180]:</text:p>
          </table:table-cell>
          <table:table-cell office:value-type="float" office:value="132.156235" calcext:value-type="float">
            <text:p>132.156235</text:p>
          </table:table-cell>
          <table:table-cell office:value-type="float" office:value="-54.366718" calcext:value-type="float">
            <text:p>-54.366718</text:p>
          </table:table-cell>
          <table:table-cell office:value-type="float" office:value="0.967312" calcext:value-type="float">
            <text:p>0.967312</text:p>
          </table:table-cell>
          <table:table-cell office:value-type="float" office:value="-0.612647" calcext:value-type="float">
            <text:p>-0.612647</text:p>
          </table:table-cell>
          <table:table-cell office:value-type="float" office:value="4.791457" calcext:value-type="float">
            <text:p>4.791457</text:p>
          </table:table-cell>
          <table:table-cell office:value-type="float" office:value="-3.067077" calcext:value-type="float">
            <text:p>-3.06707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350964142]:</text:p>
          </table:table-cell>
          <table:table-cell office:value-type="float" office:value="131.936417" calcext:value-type="float">
            <text:p>131.936417</text:p>
          </table:table-cell>
          <table:table-cell office:value-type="float" office:value="-54.733253" calcext:value-type="float">
            <text:p>-54.733253</text:p>
          </table:table-cell>
          <table:table-cell office:value-type="float" office:value="0.966499" calcext:value-type="float">
            <text:p>0.966499</text:p>
          </table:table-cell>
          <table:table-cell office:value-type="float" office:value="-0.614757" calcext:value-type="float">
            <text:p>-0.614757</text:p>
          </table:table-cell>
          <table:table-cell office:value-type="float" office:value="4.787456" calcext:value-type="float">
            <text:p>4.787456</text:p>
          </table:table-cell>
          <table:table-cell office:value-type="float" office:value="-3.077456" calcext:value-type="float">
            <text:p>-3.07745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371253273]:</text:p>
          </table:table-cell>
          <table:table-cell office:value-type="float" office:value="131.848206" calcext:value-type="float">
            <text:p>131.848206</text:p>
          </table:table-cell>
          <table:table-cell office:value-type="float" office:value="-54.905262" calcext:value-type="float">
            <text:p>-54.905262</text:p>
          </table:table-cell>
          <table:table-cell office:value-type="float" office:value="0.966173" calcext:value-type="float">
            <text:p>0.966173</text:p>
          </table:table-cell>
          <table:table-cell office:value-type="float" office:value="-0.615743" calcext:value-type="float">
            <text:p>-0.615743</text:p>
          </table:table-cell>
          <table:table-cell office:value-type="float" office:value="4.78585" calcext:value-type="float">
            <text:p>4.78585</text:p>
          </table:table-cell>
          <table:table-cell office:value-type="float" office:value="-3.082315" calcext:value-type="float">
            <text:p>-3.08231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390631435]:</text:p>
          </table:table-cell>
          <table:table-cell office:value-type="float" office:value="131.337967" calcext:value-type="float">
            <text:p>131.337967</text:p>
          </table:table-cell>
          <table:table-cell office:value-type="float" office:value="-55.099495" calcext:value-type="float">
            <text:p>-55.099495</text:p>
          </table:table-cell>
          <table:table-cell office:value-type="float" office:value="0.964371" calcext:value-type="float">
            <text:p>0.964371</text:p>
          </table:table-cell>
          <table:table-cell office:value-type="float" office:value="-0.616804" calcext:value-type="float">
            <text:p>-0.616804</text:p>
          </table:table-cell>
          <table:table-cell office:value-type="float" office:value="4.776545" calcext:value-type="float">
            <text:p>4.776545</text:p>
          </table:table-cell>
          <table:table-cell office:value-type="float" office:value="-3.087794" calcext:value-type="float">
            <text:p>-3.08779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410954002]:</text:p>
          </table:table-cell>
          <table:table-cell office:value-type="float" office:value="130.905884" calcext:value-type="float">
            <text:p>130.905884</text:p>
          </table:table-cell>
          <table:table-cell office:value-type="float" office:value="-55.120464" calcext:value-type="float">
            <text:p>-55.120464</text:p>
          </table:table-cell>
          <table:table-cell office:value-type="float" office:value="0.962766" calcext:value-type="float">
            <text:p>0.962766</text:p>
          </table:table-cell>
          <table:table-cell office:value-type="float" office:value="-0.616924" calcext:value-type="float">
            <text:p>-0.616924</text:p>
          </table:table-cell>
          <table:table-cell office:value-type="float" office:value="4.768652" calcext:value-type="float">
            <text:p>4.768652</text:p>
          </table:table-cell>
          <table:table-cell office:value-type="float" office:value="-3.088385" calcext:value-type="float">
            <text:p>-3.08838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431407314]:</text:p>
          </table:table-cell>
          <table:table-cell office:value-type="float" office:value="130.436737" calcext:value-type="float">
            <text:p>130.436737</text:p>
          </table:table-cell>
          <table:table-cell office:value-type="float" office:value="-54.997978" calcext:value-type="float">
            <text:p>-54.997978</text:p>
          </table:table-cell>
          <table:table-cell office:value-type="float" office:value="0.961017" calcext:value-type="float">
            <text:p>0.961017</text:p>
          </table:table-cell>
          <table:table-cell office:value-type="float" office:value="-0.616221" calcext:value-type="float">
            <text:p>-0.616221</text:p>
          </table:table-cell>
          <table:table-cell office:value-type="float" office:value="4.760068" calcext:value-type="float">
            <text:p>4.760068</text:p>
          </table:table-cell>
          <table:table-cell office:value-type="float" office:value="-3.084932" calcext:value-type="float">
            <text:p>-3.08493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450823622]:</text:p>
          </table:table-cell>
          <table:table-cell office:value-type="float" office:value="130.067612" calcext:value-type="float">
            <text:p>130.067612</text:p>
          </table:table-cell>
          <table:table-cell office:value-type="float" office:value="-54.969845" calcext:value-type="float">
            <text:p>-54.969845</text:p>
          </table:table-cell>
          <table:table-cell office:value-type="float" office:value="0.959699" calcext:value-type="float">
            <text:p>0.959699</text:p>
          </table:table-cell>
          <table:table-cell office:value-type="float" office:value="-0.616066" calcext:value-type="float">
            <text:p>-0.616066</text:p>
          </table:table-cell>
          <table:table-cell office:value-type="float" office:value="4.753303" calcext:value-type="float">
            <text:p>4.753303</text:p>
          </table:table-cell>
          <table:table-cell office:value-type="float" office:value="-3.084139" calcext:value-type="float">
            <text:p>-3.08413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471276716]:</text:p>
          </table:table-cell>
          <table:table-cell office:value-type="float" office:value="129.433441" calcext:value-type="float">
            <text:p>129.433441</text:p>
          </table:table-cell>
          <table:table-cell office:value-type="float" office:value="-54.890732" calcext:value-type="float">
            <text:p>-54.890732</text:p>
          </table:table-cell>
          <table:table-cell office:value-type="float" office:value="0.957315" calcext:value-type="float">
            <text:p>0.957315</text:p>
          </table:table-cell>
          <table:table-cell office:value-type="float" office:value="-0.615609" calcext:value-type="float">
            <text:p>-0.615609</text:p>
          </table:table-cell>
          <table:table-cell office:value-type="float" office:value="4.741658" calcext:value-type="float">
            <text:p>4.741658</text:p>
          </table:table-cell>
          <table:table-cell office:value-type="float" office:value="-3.081906" calcext:value-type="float">
            <text:p>-3.08190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490567945]:</text:p>
          </table:table-cell>
          <table:table-cell office:value-type="float" office:value="127.983162" calcext:value-type="float">
            <text:p>127.983162</text:p>
          </table:table-cell>
          <table:table-cell office:value-type="float" office:value="-55.084785" calcext:value-type="float">
            <text:p>-55.084785</text:p>
          </table:table-cell>
          <table:table-cell office:value-type="float" office:value="0.952155" calcext:value-type="float">
            <text:p>0.952155</text:p>
          </table:table-cell>
          <table:table-cell office:value-type="float" office:value="-0.616665" calcext:value-type="float">
            <text:p>-0.616665</text:p>
          </table:table-cell>
          <table:table-cell office:value-type="float" office:value="4.714915" calcext:value-type="float">
            <text:p>4.714915</text:p>
          </table:table-cell>
          <table:table-cell office:value-type="float" office:value="-3.087381" calcext:value-type="float">
            <text:p>-3.08738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510891952]:</text:p>
          </table:table-cell>
          <table:table-cell office:value-type="float" office:value="127.056572" calcext:value-type="float">
            <text:p>127.056572</text:p>
          </table:table-cell>
          <table:table-cell office:value-type="float" office:value="-55.258598" calcext:value-type="float">
            <text:p>-55.258598</text:p>
          </table:table-cell>
          <table:table-cell office:value-type="float" office:value="0.948669" calcext:value-type="float">
            <text:p>0.948669</text:p>
          </table:table-cell>
          <table:table-cell office:value-type="float" office:value="-0.617659" calcext:value-type="float">
            <text:p>-0.617659</text:p>
          </table:table-cell>
          <table:table-cell office:value-type="float" office:value="4.697753" calcext:value-type="float">
            <text:p>4.697753</text:p>
          </table:table-cell>
          <table:table-cell office:value-type="float" office:value="-3.092275" calcext:value-type="float">
            <text:p>-3.09227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531200033]:</text:p>
          </table:table-cell>
          <table:table-cell office:value-type="float" office:value="125.641693" calcext:value-type="float">
            <text:p>125.641693</text:p>
          </table:table-cell>
          <table:table-cell office:value-type="float" office:value="-55.149097" calcext:value-type="float">
            <text:p>-55.149097</text:p>
          </table:table-cell>
          <table:table-cell office:value-type="float" office:value="0.94332" calcext:value-type="float">
            <text:p>0.94332</text:p>
          </table:table-cell>
          <table:table-cell office:value-type="float" office:value="-0.617033" calcext:value-type="float">
            <text:p>-0.617033</text:p>
          </table:table-cell>
          <table:table-cell office:value-type="float" office:value="4.671425" calcext:value-type="float">
            <text:p>4.671425</text:p>
          </table:table-cell>
          <table:table-cell office:value-type="float" office:value="-3.089193" calcext:value-type="float">
            <text:p>-3.08919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550459140]:</text:p>
          </table:table-cell>
          <table:table-cell office:value-type="float" office:value="124.43071" calcext:value-type="float">
            <text:p>124.43071</text:p>
          </table:table-cell>
          <table:table-cell office:value-type="float" office:value="-54.886852" calcext:value-type="float">
            <text:p>-54.886852</text:p>
          </table:table-cell>
          <table:table-cell office:value-type="float" office:value="0.938956" calcext:value-type="float">
            <text:p>0.938956</text:p>
          </table:table-cell>
          <table:table-cell office:value-type="float" office:value="-0.615608" calcext:value-type="float">
            <text:p>-0.615608</text:p>
          </table:table-cell>
          <table:table-cell office:value-type="float" office:value="4.648769" calcext:value-type="float">
            <text:p>4.648769</text:p>
          </table:table-cell>
          <table:table-cell office:value-type="float" office:value="-3.081796" calcext:value-type="float">
            <text:p>-3.08179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570741560]:</text:p>
          </table:table-cell>
          <table:table-cell office:value-type="float" office:value="123.360298" calcext:value-type="float">
            <text:p>123.360298</text:p>
          </table:table-cell>
          <table:table-cell office:value-type="float" office:value="-54.791241" calcext:value-type="float">
            <text:p>-54.791241</text:p>
          </table:table-cell>
          <table:table-cell office:value-type="float" office:value="0.934886" calcext:value-type="float">
            <text:p>0.934886</text:p>
          </table:table-cell>
          <table:table-cell office:value-type="float" office:value="-0.615062" calcext:value-type="float">
            <text:p>-0.615062</text:p>
          </table:table-cell>
          <table:table-cell office:value-type="float" office:value="4.628655" calcext:value-type="float">
            <text:p>4.628655</text:p>
          </table:table-cell>
          <table:table-cell office:value-type="float" office:value="-3.079096" calcext:value-type="float">
            <text:p>-3.07909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591103597]:</text:p>
          </table:table-cell>
          <table:table-cell office:value-type="float" office:value="121.20343" calcext:value-type="float">
            <text:p>121.20343</text:p>
          </table:table-cell>
          <table:table-cell office:value-type="float" office:value="-54.911976" calcext:value-type="float">
            <text:p>-54.911976</text:p>
          </table:table-cell>
          <table:table-cell office:value-type="float" office:value="0.926564" calcext:value-type="float">
            <text:p>0.926564</text:p>
          </table:table-cell>
          <table:table-cell office:value-type="float" office:value="-0.615757" calcext:value-type="float">
            <text:p>-0.615757</text:p>
          </table:table-cell>
          <table:table-cell office:value-type="float" office:value="4.587859" calcext:value-type="float">
            <text:p>4.587859</text:p>
          </table:table-cell>
          <table:table-cell office:value-type="float" office:value="-3.082505" calcext:value-type="float">
            <text:p>-3.08250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611475055]:</text:p>
          </table:table-cell>
          <table:table-cell office:value-type="float" office:value="119.621292" calcext:value-type="float">
            <text:p>119.621292</text:p>
          </table:table-cell>
          <table:table-cell office:value-type="float" office:value="-55.098923" calcext:value-type="float">
            <text:p>-55.098923</text:p>
          </table:table-cell>
          <table:table-cell office:value-type="float" office:value="0.92042" calcext:value-type="float">
            <text:p>0.92042</text:p>
          </table:table-cell>
          <table:table-cell office:value-type="float" office:value="-0.616831" calcext:value-type="float">
            <text:p>-0.616831</text:p>
          </table:table-cell>
          <table:table-cell office:value-type="float" office:value="4.557703" calcext:value-type="float">
            <text:p>4.557703</text:p>
          </table:table-cell>
          <table:table-cell office:value-type="float" office:value="-3.087777" calcext:value-type="float">
            <text:p>-3.08777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630813131]:</text:p>
          </table:table-cell>
          <table:table-cell office:value-type="float" office:value="117.637749" calcext:value-type="float">
            <text:p>117.637749</text:p>
          </table:table-cell>
          <table:table-cell office:value-type="float" office:value="-54.374325" calcext:value-type="float">
            <text:p>-54.374325</text:p>
          </table:table-cell>
          <table:table-cell office:value-type="float" office:value="0.913051" calcext:value-type="float">
            <text:p>0.913051</text:p>
          </table:table-cell>
          <table:table-cell office:value-type="float" office:value="-0.612868" calcext:value-type="float">
            <text:p>-0.612868</text:p>
          </table:table-cell>
          <table:table-cell office:value-type="float" office:value="4.519604" calcext:value-type="float">
            <text:p>4.519604</text:p>
          </table:table-cell>
          <table:table-cell office:value-type="float" office:value="-3.067288" calcext:value-type="float">
            <text:p>-3.06728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651238665]:</text:p>
          </table:table-cell>
          <table:table-cell office:value-type="float" office:value="115.867981" calcext:value-type="float">
            <text:p>115.867981</text:p>
          </table:table-cell>
          <table:table-cell office:value-type="float" office:value="-54.556435" calcext:value-type="float">
            <text:p>-54.556435</text:p>
          </table:table-cell>
          <table:table-cell office:value-type="float" office:value="0.906063" calcext:value-type="float">
            <text:p>0.906063</text:p>
          </table:table-cell>
          <table:table-cell office:value-type="float" office:value="-0.613921" calcext:value-type="float">
            <text:p>-0.613921</text:p>
          </table:table-cell>
          <table:table-cell office:value-type="float" office:value="4.485347" calcext:value-type="float">
            <text:p>4.485347</text:p>
          </table:table-cell>
          <table:table-cell office:value-type="float" office:value="-3.072448" calcext:value-type="float">
            <text:p>-3.07244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670514871]:</text:p>
          </table:table-cell>
          <table:table-cell office:value-type="float" office:value="114.235115" calcext:value-type="float">
            <text:p>114.235115</text:p>
          </table:table-cell>
          <table:table-cell office:value-type="float" office:value="-54.014439" calcext:value-type="float">
            <text:p>-54.014439</text:p>
          </table:table-cell>
          <table:table-cell office:value-type="float" office:value="0.899916" calcext:value-type="float">
            <text:p>0.899916</text:p>
          </table:table-cell>
          <table:table-cell office:value-type="float" office:value="-0.610951" calcext:value-type="float">
            <text:p>-0.610951</text:p>
          </table:table-cell>
          <table:table-cell office:value-type="float" office:value="4.4535" calcext:value-type="float">
            <text:p>4.4535</text:p>
          </table:table-cell>
          <table:table-cell office:value-type="float" office:value="-3.057059" calcext:value-type="float">
            <text:p>-3.05705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690786589]:</text:p>
          </table:table-cell>
          <table:table-cell office:value-type="float" office:value="111.837517" calcext:value-type="float">
            <text:p>111.837517</text:p>
          </table:table-cell>
          <table:table-cell office:value-type="float" office:value="-53.422634" calcext:value-type="float">
            <text:p>-53.422634</text:p>
          </table:table-cell>
          <table:table-cell office:value-type="float" office:value="0.890352" calcext:value-type="float">
            <text:p>0.890352</text:p>
          </table:table-cell>
          <table:table-cell office:value-type="float" office:value="-0.607527" calcext:value-type="float">
            <text:p>-0.607527</text:p>
          </table:table-cell>
          <table:table-cell office:value-type="float" office:value="4.406331" calcext:value-type="float">
            <text:p>4.406331</text:p>
          </table:table-cell>
          <table:table-cell office:value-type="float" office:value="-3.040172" calcext:value-type="float">
            <text:p>-3.04017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711074898]:</text:p>
          </table:table-cell>
          <table:table-cell office:value-type="float" office:value="109.947632" calcext:value-type="float">
            <text:p>109.947632</text:p>
          </table:table-cell>
          <table:table-cell office:value-type="float" office:value="-53.317398" calcext:value-type="float">
            <text:p>-53.317398</text:p>
          </table:table-cell>
          <table:table-cell office:value-type="float" office:value="0.882736" calcext:value-type="float">
            <text:p>0.882736</text:p>
          </table:table-cell>
          <table:table-cell office:value-type="float" office:value="-0.606916" calcext:value-type="float">
            <text:p>-0.606916</text:p>
          </table:table-cell>
          <table:table-cell office:value-type="float" office:value="4.368793" calcext:value-type="float">
            <text:p>4.368793</text:p>
          </table:table-cell>
          <table:table-cell office:value-type="float" office:value="-3.037159" calcext:value-type="float">
            <text:p>-3.03715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731456760]:</text:p>
          </table:table-cell>
          <table:table-cell office:value-type="float" office:value="107.203133" calcext:value-type="float">
            <text:p>107.203133</text:p>
          </table:table-cell>
          <table:table-cell office:value-type="float" office:value="-53.002033" calcext:value-type="float">
            <text:p>-53.002033</text:p>
          </table:table-cell>
          <table:table-cell office:value-type="float" office:value="0.871533" calcext:value-type="float">
            <text:p>0.871533</text:p>
          </table:table-cell>
          <table:table-cell office:value-type="float" office:value="-0.605076" calcext:value-type="float">
            <text:p>-0.605076</text:p>
          </table:table-cell>
          <table:table-cell office:value-type="float" office:value="4.313703" calcext:value-type="float">
            <text:p>4.313703</text:p>
          </table:table-cell>
          <table:table-cell office:value-type="float" office:value="-3.028113" calcext:value-type="float">
            <text:p>-3.02811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750840659]:</text:p>
          </table:table-cell>
          <table:table-cell office:value-type="float" office:value="105.605408" calcext:value-type="float">
            <text:p>105.605408</text:p>
          </table:table-cell>
          <table:table-cell office:value-type="float" office:value="-52.310085" calcext:value-type="float">
            <text:p>-52.310085</text:p>
          </table:table-cell>
          <table:table-cell office:value-type="float" office:value="0.865238" calcext:value-type="float">
            <text:p>0.865238</text:p>
          </table:table-cell>
          <table:table-cell office:value-type="float" office:value="-0.6012" calcext:value-type="float">
            <text:p>-0.6012</text:p>
          </table:table-cell>
          <table:table-cell office:value-type="float" office:value="4.2813" calcext:value-type="float">
            <text:p>4.2813</text:p>
          </table:table-cell>
          <table:table-cell office:value-type="float" office:value="-3.008165" calcext:value-type="float">
            <text:p>-3.00816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771214267]:</text:p>
          </table:table-cell>
          <table:table-cell office:value-type="float" office:value="103.693153" calcext:value-type="float">
            <text:p>103.693153</text:p>
          </table:table-cell>
          <table:table-cell office:value-type="float" office:value="-51.917999" calcext:value-type="float">
            <text:p>-51.917999</text:p>
          </table:table-cell>
          <table:table-cell office:value-type="float" office:value="0.857288" calcext:value-type="float">
            <text:p>0.857288</text:p>
          </table:table-cell>
          <table:table-cell office:value-type="float" office:value="-0.598891" calcext:value-type="float">
            <text:p>-0.598891</text:p>
          </table:table-cell>
          <table:table-cell office:value-type="float" office:value="4.242202" calcext:value-type="float">
            <text:p>4.242202</text:p>
          </table:table-cell>
          <table:table-cell office:value-type="float" office:value="-2.996806" calcext:value-type="float">
            <text:p>-2.99680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790618496]:</text:p>
          </table:table-cell>
          <table:table-cell office:value-type="float" office:value="100.442795" calcext:value-type="float">
            <text:p>100.442795</text:p>
          </table:table-cell>
          <table:table-cell office:value-type="float" office:value="-51.197994" calcext:value-type="float">
            <text:p>-51.197994</text:p>
          </table:table-cell>
          <table:table-cell office:value-type="float" office:value="0.84422" calcext:value-type="float">
            <text:p>0.84422</text:p>
          </table:table-cell>
          <table:table-cell office:value-type="float" office:value="-0.594818" calcext:value-type="float">
            <text:p>-0.594818</text:p>
          </table:table-cell>
          <table:table-cell office:value-type="float" office:value="4.174895" calcext:value-type="float">
            <text:p>4.174895</text:p>
          </table:table-cell>
          <table:table-cell office:value-type="float" office:value="-2.975829" calcext:value-type="float">
            <text:p>-2.97582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810951769]:</text:p>
          </table:table-cell>
          <table:table-cell office:value-type="float" office:value="98.612793" calcext:value-type="float">
            <text:p>98.612793</text:p>
          </table:table-cell>
          <table:table-cell office:value-type="float" office:value="-50.311752" calcext:value-type="float">
            <text:p>-50.311752</text:p>
          </table:table-cell>
          <table:table-cell office:value-type="float" office:value="0.836408" calcext:value-type="float">
            <text:p>0.836408</text:p>
          </table:table-cell>
          <table:table-cell office:value-type="float" office:value="-0.589521" calcext:value-type="float">
            <text:p>-0.589521</text:p>
          </table:table-cell>
          <table:table-cell office:value-type="float" office:value="4.136528" calcext:value-type="float">
            <text:p>4.136528</text:p>
          </table:table-cell>
          <table:table-cell office:value-type="float" office:value="-2.949812" calcext:value-type="float">
            <text:p>-2.94981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831299350]:</text:p>
          </table:table-cell>
          <table:table-cell office:value-type="float" office:value="95.895386" calcext:value-type="float">
            <text:p>95.895386</text:p>
          </table:table-cell>
          <table:table-cell office:value-type="float" office:value="-50.639008" calcext:value-type="float">
            <text:p>-50.639008</text:p>
          </table:table-cell>
          <table:table-cell office:value-type="float" office:value="0.824681" calcext:value-type="float">
            <text:p>0.824681</text:p>
          </table:table-cell>
          <table:table-cell office:value-type="float" office:value="-0.591481" calcext:value-type="float">
            <text:p>-0.591481</text:p>
          </table:table-cell>
          <table:table-cell office:value-type="float" office:value="4.078894" calcext:value-type="float">
            <text:p>4.078894</text:p>
          </table:table-cell>
          <table:table-cell office:value-type="float" office:value="-2.959445" calcext:value-type="float">
            <text:p>-2.95944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850584777]:</text:p>
          </table:table-cell>
          <table:table-cell office:value-type="float" office:value="93.028931" calcext:value-type="float">
            <text:p>93.028931</text:p>
          </table:table-cell>
          <table:table-cell office:value-type="float" office:value="-49.343616" calcext:value-type="float">
            <text:p>-49.343616</text:p>
          </table:table-cell>
          <table:table-cell office:value-type="float" office:value="0.812779" calcext:value-type="float">
            <text:p>0.812779</text:p>
          </table:table-cell>
          <table:table-cell office:value-type="float" office:value="-0.584087" calcext:value-type="float">
            <text:p>-0.584087</text:p>
          </table:table-cell>
          <table:table-cell office:value-type="float" office:value="4.017191" calcext:value-type="float">
            <text:p>4.017191</text:p>
          </table:table-cell>
          <table:table-cell office:value-type="float" office:value="-2.921116" calcext:value-type="float">
            <text:p>-2.92111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870927028]:</text:p>
          </table:table-cell>
          <table:table-cell office:value-type="float" office:value="90.608521" calcext:value-type="float">
            <text:p>90.608521</text:p>
          </table:table-cell>
          <table:table-cell office:value-type="float" office:value="-48.873573" calcext:value-type="float">
            <text:p>-48.873573</text:p>
          </table:table-cell>
          <table:table-cell office:value-type="float" office:value="0.802037" calcext:value-type="float">
            <text:p>0.802037</text:p>
          </table:table-cell>
          <table:table-cell office:value-type="float" office:value="-0.581235" calcext:value-type="float">
            <text:p>-0.581235</text:p>
          </table:table-cell>
          <table:table-cell office:value-type="float" office:value="3.964358" calcext:value-type="float">
            <text:p>3.964358</text:p>
          </table:table-cell>
          <table:table-cell office:value-type="float" office:value="-2.907088" calcext:value-type="float">
            <text:p>-2.90708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891317721]:</text:p>
          </table:table-cell>
          <table:table-cell office:value-type="float" office:value="87.765144" calcext:value-type="float">
            <text:p>87.765144</text:p>
          </table:table-cell>
          <table:table-cell office:value-type="float" office:value="-47.741459" calcext:value-type="float">
            <text:p>-47.741459</text:p>
          </table:table-cell>
          <table:table-cell office:value-type="float" office:value="0.789202" calcext:value-type="float">
            <text:p>0.789202</text:p>
          </table:table-cell>
          <table:table-cell office:value-type="float" office:value="-0.574291" calcext:value-type="float">
            <text:p>-0.574291</text:p>
          </table:table-cell>
          <table:table-cell office:value-type="float" office:value="3.901383" calcext:value-type="float">
            <text:p>3.901383</text:p>
          </table:table-cell>
          <table:table-cell office:value-type="float" office:value="-2.873022" calcext:value-type="float">
            <text:p>-2.87302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910689462]:</text:p>
          </table:table-cell>
          <table:table-cell office:value-type="float" office:value="86.082031" calcext:value-type="float">
            <text:p>86.082031</text:p>
          </table:table-cell>
          <table:table-cell office:value-type="float" office:value="-46.165363" calcext:value-type="float">
            <text:p>-46.165363</text:p>
          </table:table-cell>
          <table:table-cell office:value-type="float" office:value="0.78189" calcext:value-type="float">
            <text:p>0.78189</text:p>
          </table:table-cell>
          <table:table-cell office:value-type="float" office:value="-0.564976" calcext:value-type="float">
            <text:p>-0.564976</text:p>
          </table:table-cell>
          <table:table-cell office:value-type="float" office:value="3.863616" calcext:value-type="float">
            <text:p>3.863616</text:p>
          </table:table-cell>
          <table:table-cell office:value-type="float" office:value="-2.824901" calcext:value-type="float">
            <text:p>-2.82490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931022340]:</text:p>
          </table:table-cell>
          <table:table-cell office:value-type="float" office:value="82.648598" calcext:value-type="float">
            <text:p>82.648598</text:p>
          </table:table-cell>
          <table:table-cell office:value-type="float" office:value="-45.280422" calcext:value-type="float">
            <text:p>-45.280422</text:p>
          </table:table-cell>
          <table:table-cell office:value-type="float" office:value="0.765979" calcext:value-type="float">
            <text:p>0.765979</text:p>
          </table:table-cell>
          <table:table-cell office:value-type="float" office:value="-0.559406" calcext:value-type="float">
            <text:p>-0.559406</text:p>
          </table:table-cell>
          <table:table-cell office:value-type="float" office:value="3.785427" calcext:value-type="float">
            <text:p>3.785427</text:p>
          </table:table-cell>
          <table:table-cell office:value-type="float" office:value="-2.797531" calcext:value-type="float">
            <text:p>-2.79753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951410980]:</text:p>
          </table:table-cell>
          <table:table-cell office:value-type="float" office:value="80.226105" calcext:value-type="float">
            <text:p>80.226105</text:p>
          </table:table-cell>
          <table:table-cell office:value-type="float" office:value="-44.486855" calcext:value-type="float">
            <text:p>-44.486855</text:p>
          </table:table-cell>
          <table:table-cell office:value-type="float" office:value="0.75454" calcext:value-type="float">
            <text:p>0.75454</text:p>
          </table:table-cell>
          <table:table-cell office:value-type="float" office:value="-0.554359" calcext:value-type="float">
            <text:p>-0.554359</text:p>
          </table:table-cell>
          <table:table-cell office:value-type="float" office:value="3.729279" calcext:value-type="float">
            <text:p>3.729279</text:p>
          </table:table-cell>
          <table:table-cell office:value-type="float" office:value="-2.772758" calcext:value-type="float">
            <text:p>-2.77275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970843557]:</text:p>
          </table:table-cell>
          <table:table-cell office:value-type="float" office:value="77.511902" calcext:value-type="float">
            <text:p>77.511902</text:p>
          </table:table-cell>
          <table:table-cell office:value-type="float" office:value="-44.107754" calcext:value-type="float">
            <text:p>-44.107754</text:p>
          </table:table-cell>
          <table:table-cell office:value-type="float" office:value="0.742121" calcext:value-type="float">
            <text:p>0.742121</text:p>
          </table:table-cell>
          <table:table-cell office:value-type="float" office:value="-0.552045" calcext:value-type="float">
            <text:p>-0.552045</text:p>
          </table:table-cell>
          <table:table-cell office:value-type="float" office:value="3.665339" calcext:value-type="float">
            <text:p>3.665339</text:p>
          </table:table-cell>
          <table:table-cell office:value-type="float" office:value="-2.760842" calcext:value-type="float">
            <text:p>-2.76084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2.991184481]:</text:p>
          </table:table-cell>
          <table:table-cell office:value-type="float" office:value="74.485344" calcext:value-type="float">
            <text:p>74.485344</text:p>
          </table:table-cell>
          <table:table-cell office:value-type="float" office:value="-42.366009" calcext:value-type="float">
            <text:p>-42.366009</text:p>
          </table:table-cell>
          <table:table-cell office:value-type="float" office:value="0.727338" calcext:value-type="float">
            <text:p>0.727338</text:p>
          </table:table-cell>
          <table:table-cell office:value-type="float" office:value="-0.540767" calcext:value-type="float">
            <text:p>-0.540767</text:p>
          </table:table-cell>
          <table:table-cell office:value-type="float" office:value="3.592722" calcext:value-type="float">
            <text:p>3.592722</text:p>
          </table:table-cell>
          <table:table-cell office:value-type="float" office:value="-2.705442" calcext:value-type="float">
            <text:p>-2.70544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010443255]:</text:p>
          </table:table-cell>
          <table:table-cell office:value-type="float" office:value="72.091087" calcext:value-type="float">
            <text:p>72.091087</text:p>
          </table:table-cell>
          <table:table-cell office:value-type="float" office:value="-41.519974" calcext:value-type="float">
            <text:p>-41.519974</text:p>
          </table:table-cell>
          <table:table-cell office:value-type="float" office:value="0.716066" calcext:value-type="float">
            <text:p>0.716066</text:p>
          </table:table-cell>
          <table:table-cell office:value-type="float" office:value="-0.535501" calcext:value-type="float">
            <text:p>-0.535501</text:p>
          </table:table-cell>
          <table:table-cell office:value-type="float" office:value="3.534208" calcext:value-type="float">
            <text:p>3.534208</text:p>
          </table:table-cell>
          <table:table-cell office:value-type="float" office:value="-2.678112" calcext:value-type="float">
            <text:p>-2.67811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030781391]:</text:p>
          </table:table-cell>
          <table:table-cell office:value-type="float" office:value="69.07756" calcext:value-type="float">
            <text:p>69.07756</text:p>
          </table:table-cell>
          <table:table-cell office:value-type="float" office:value="-39.828857" calcext:value-type="float">
            <text:p>-39.828857</text:p>
          </table:table-cell>
          <table:table-cell office:value-type="float" office:value="0.700805" calcext:value-type="float">
            <text:p>0.700805</text:p>
          </table:table-cell>
          <table:table-cell office:value-type="float" office:value="-0.524221" calcext:value-type="float">
            <text:p>-0.524221</text:p>
          </table:table-cell>
          <table:table-cell office:value-type="float" office:value="3.459181" calcext:value-type="float">
            <text:p>3.459181</text:p>
          </table:table-cell>
          <table:table-cell office:value-type="float" office:value="-2.622653" calcext:value-type="float">
            <text:p>-2.62265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051163854]:</text:p>
          </table:table-cell>
          <table:table-cell office:value-type="float" office:value="66.216568" calcext:value-type="float">
            <text:p>66.216568</text:p>
          </table:table-cell>
          <table:table-cell office:value-type="float" office:value="-39.724289" calcext:value-type="float">
            <text:p>-39.724289</text:p>
          </table:table-cell>
          <table:table-cell office:value-type="float" office:value="0.686031" calcext:value-type="float">
            <text:p>0.686031</text:p>
          </table:table-cell>
          <table:table-cell office:value-type="float" office:value="-0.523517" calcext:value-type="float">
            <text:p>-0.523517</text:p>
          </table:table-cell>
          <table:table-cell office:value-type="float" office:value="3.38642" calcext:value-type="float">
            <text:p>3.38642</text:p>
          </table:table-cell>
          <table:table-cell office:value-type="float" office:value="-2.619186" calcext:value-type="float">
            <text:p>-2.61918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070546031]:</text:p>
          </table:table-cell>
          <table:table-cell office:value-type="float" office:value="64.024239" calcext:value-type="float">
            <text:p>64.024239</text:p>
          </table:table-cell>
          <table:table-cell office:value-type="float" office:value="-38.393101" calcext:value-type="float">
            <text:p>-38.393101</text:p>
          </table:table-cell>
          <table:table-cell office:value-type="float" office:value="0.674994" calcext:value-type="float">
            <text:p>0.674994</text:p>
          </table:table-cell>
          <table:table-cell office:value-type="float" office:value="-0.514864" calcext:value-type="float">
            <text:p>-0.514864</text:p>
          </table:table-cell>
          <table:table-cell office:value-type="float" office:value="3.329582" calcext:value-type="float">
            <text:p>3.329582</text:p>
          </table:table-cell>
          <table:table-cell office:value-type="float" office:value="-2.574625" calcext:value-type="float">
            <text:p>-2.57462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091090596]:</text:p>
          </table:table-cell>
          <table:table-cell office:value-type="float" office:value="61.233833" calcext:value-type="float">
            <text:p>61.233833</text:p>
          </table:table-cell>
          <table:table-cell office:value-type="float" office:value="-36.373875" calcext:value-type="float">
            <text:p>-36.373875</text:p>
          </table:table-cell>
          <table:table-cell office:value-type="float" office:value="0.659836" calcext:value-type="float">
            <text:p>0.659836</text:p>
          </table:table-cell>
          <table:table-cell office:value-type="float" office:value="-0.500668" calcext:value-type="float">
            <text:p>-0.500668</text:p>
          </table:table-cell>
          <table:table-cell office:value-type="float" office:value="3.255833" calcext:value-type="float">
            <text:p>3.255833</text:p>
          </table:table-cell>
          <table:table-cell office:value-type="float" office:value="-2.505556" calcext:value-type="float">
            <text:p>-2.50555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110441873]:</text:p>
          </table:table-cell>
          <table:table-cell office:value-type="float" office:value="58.57045" calcext:value-type="float">
            <text:p>58.57045</text:p>
          </table:table-cell>
          <table:table-cell office:value-type="float" office:value="-35.705944" calcext:value-type="float">
            <text:p>-35.705944</text:p>
          </table:table-cell>
          <table:table-cell office:value-type="float" office:value="0.64588" calcext:value-type="float">
            <text:p>0.64588</text:p>
          </table:table-cell>
          <table:table-cell office:value-type="float" office:value="-0.496156" calcext:value-type="float">
            <text:p>-0.496156</text:p>
          </table:table-cell>
          <table:table-cell office:value-type="float" office:value="3.183834" calcext:value-type="float">
            <text:p>3.183834</text:p>
          </table:table-cell>
          <table:table-cell office:value-type="float" office:value="-2.48228" calcext:value-type="float">
            <text:p>-2.4822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130813058]:</text:p>
          </table:table-cell>
          <table:table-cell office:value-type="float" office:value="55.467129" calcext:value-type="float">
            <text:p>55.467129</text:p>
          </table:table-cell>
          <table:table-cell office:value-type="float" office:value="-33.662144" calcext:value-type="float">
            <text:p>-33.662144</text:p>
          </table:table-cell>
          <table:table-cell office:value-type="float" office:value="0.628385" calcext:value-type="float">
            <text:p>0.628385</text:p>
          </table:table-cell>
          <table:table-cell office:value-type="float" office:value="-0.481385" calcext:value-type="float">
            <text:p>-0.481385</text:p>
          </table:table-cell>
          <table:table-cell office:value-type="float" office:value="3.097867" calcext:value-type="float">
            <text:p>3.097867</text:p>
          </table:table-cell>
          <table:table-cell office:value-type="float" office:value="-2.409696" calcext:value-type="float">
            <text:p>-2.40969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151148753]:</text:p>
          </table:table-cell>
          <table:table-cell office:value-type="float" office:value="53.051849" calcext:value-type="float">
            <text:p>53.051849</text:p>
          </table:table-cell>
          <table:table-cell office:value-type="float" office:value="-32.757389" calcext:value-type="float">
            <text:p>-32.757389</text:p>
          </table:table-cell>
          <table:table-cell office:value-type="float" office:value="0.614429" calcext:value-type="float">
            <text:p>0.614429</text:p>
          </table:table-cell>
          <table:table-cell office:value-type="float" office:value="-0.474704" calcext:value-type="float">
            <text:p>-0.474704</text:p>
          </table:table-cell>
          <table:table-cell office:value-type="float" office:value="3.029282" calcext:value-type="float">
            <text:p>3.029282</text:p>
          </table:table-cell>
          <table:table-cell office:value-type="float" office:value="-2.376861" calcext:value-type="float">
            <text:p>-2.37686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170399633]:</text:p>
          </table:table-cell>
          <table:table-cell office:value-type="float" office:value="50.555454" calcext:value-type="float">
            <text:p>50.555454</text:p>
          </table:table-cell>
          <table:table-cell office:value-type="float" office:value="-31.750134" calcext:value-type="float">
            <text:p>-31.750134</text:p>
          </table:table-cell>
          <table:table-cell office:value-type="float" office:value="0.600456" calcext:value-type="float">
            <text:p>0.600456</text:p>
          </table:table-cell>
          <table:table-cell office:value-type="float" office:value="-0.46756" calcext:value-type="float">
            <text:p>-0.46756</text:p>
          </table:table-cell>
          <table:table-cell office:value-type="float" office:value="2.956708" calcext:value-type="float">
            <text:p>2.956708</text:p>
          </table:table-cell>
          <table:table-cell office:value-type="float" office:value="-2.339754" calcext:value-type="float">
            <text:p>-2.33975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190683187]:</text:p>
          </table:table-cell>
          <table:table-cell office:value-type="float" office:value="47.336338" calcext:value-type="float">
            <text:p>47.336338</text:p>
          </table:table-cell>
          <table:table-cell office:value-type="float" office:value="-29.829811" calcext:value-type="float">
            <text:p>-29.829811</text:p>
          </table:table-cell>
          <table:table-cell office:value-type="float" office:value="0.580932" calcext:value-type="float">
            <text:p>0.580932</text:p>
          </table:table-cell>
          <table:table-cell office:value-type="float" office:value="-0.452877" calcext:value-type="float">
            <text:p>-0.452877</text:p>
          </table:table-cell>
          <table:table-cell office:value-type="float" office:value="2.860454" calcext:value-type="float">
            <text:p>2.860454</text:p>
          </table:table-cell>
          <table:table-cell office:value-type="float" office:value="-2.267369" calcext:value-type="float">
            <text:p>-2.26736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210992392]:</text:p>
          </table:table-cell>
          <table:table-cell office:value-type="float" office:value="45.676758" calcext:value-type="float">
            <text:p>45.676758</text:p>
          </table:table-cell>
          <table:table-cell office:value-type="float" office:value="-28.081717" calcext:value-type="float">
            <text:p>-28.081717</text:p>
          </table:table-cell>
          <table:table-cell office:value-type="float" office:value="0.57059" calcext:value-type="float">
            <text:p>0.57059</text:p>
          </table:table-cell>
          <table:table-cell office:value-type="float" office:value="-0.439072" calcext:value-type="float">
            <text:p>-0.439072</text:p>
          </table:table-cell>
          <table:table-cell office:value-type="float" office:value="2.809551" calcext:value-type="float">
            <text:p>2.809551</text:p>
          </table:table-cell>
          <table:table-cell office:value-type="float" office:value="-2.199423" calcext:value-type="float">
            <text:p>-2.19942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231273051]:</text:p>
          </table:table-cell>
          <table:table-cell office:value-type="float" office:value="42.070534" calcext:value-type="float">
            <text:p>42.070534</text:p>
          </table:table-cell>
          <table:table-cell office:value-type="float" office:value="-26.911695" calcext:value-type="float">
            <text:p>-26.911695</text:p>
          </table:table-cell>
          <table:table-cell office:value-type="float" office:value="0.547501" calcext:value-type="float">
            <text:p>0.547501</text:p>
          </table:table-cell>
          <table:table-cell office:value-type="float" office:value="-0.429613" calcext:value-type="float">
            <text:p>-0.429613</text:p>
          </table:table-cell>
          <table:table-cell office:value-type="float" office:value="2.69565" calcext:value-type="float">
            <text:p>2.69565</text:p>
          </table:table-cell>
          <table:table-cell office:value-type="float" office:value="-2.152757" calcext:value-type="float">
            <text:p>-2.15275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250632210]:</text:p>
          </table:table-cell>
          <table:table-cell office:value-type="float" office:value="40.236343" calcext:value-type="float">
            <text:p>40.236343</text:p>
          </table:table-cell>
          <table:table-cell office:value-type="float" office:value="-25.234632" calcext:value-type="float">
            <text:p>-25.234632</text:p>
          </table:table-cell>
          <table:table-cell office:value-type="float" office:value="0.53592" calcext:value-type="float">
            <text:p>0.53592</text:p>
          </table:table-cell>
          <table:table-cell office:value-type="float" office:value="-0.416309" calcext:value-type="float">
            <text:p>-0.416309</text:p>
          </table:table-cell>
          <table:table-cell office:value-type="float" office:value="2.635825" calcext:value-type="float">
            <text:p>2.635825</text:p>
          </table:table-cell>
          <table:table-cell office:value-type="float" office:value="-2.084036" calcext:value-type="float">
            <text:p>-2.08403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271000248]:</text:p>
          </table:table-cell>
          <table:table-cell office:value-type="float" office:value="37.893425" calcext:value-type="float">
            <text:p>37.893425</text:p>
          </table:table-cell>
          <table:table-cell office:value-type="float" office:value="-24.3992" calcext:value-type="float">
            <text:p>-24.3992</text:p>
          </table:table-cell>
          <table:table-cell office:value-type="float" office:value="0.519956" calcext:value-type="float">
            <text:p>0.519956</text:p>
          </table:table-cell>
          <table:table-cell office:value-type="float" office:value="-0.409169" calcext:value-type="float">
            <text:p>-0.409169</text:p>
          </table:table-cell>
          <table:table-cell office:value-type="float" office:value="2.557412" calcext:value-type="float">
            <text:p>2.557412</text:p>
          </table:table-cell>
          <table:table-cell office:value-type="float" office:value="-2.048965" calcext:value-type="float">
            <text:p>-2.04896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291360288]:</text:p>
          </table:table-cell>
          <table:table-cell office:value-type="float" office:value="35.13018" calcext:value-type="float">
            <text:p>35.13018</text:p>
          </table:table-cell>
          <table:table-cell office:value-type="float" office:value="-22.346691" calcext:value-type="float">
            <text:p>-22.346691</text:p>
          </table:table-cell>
          <table:table-cell office:value-type="float" office:value="0.500484" calcext:value-type="float">
            <text:p>0.500484</text:p>
          </table:table-cell>
          <table:table-cell office:value-type="float" office:value="-0.391094" calcext:value-type="float">
            <text:p>-0.391094</text:p>
          </table:table-cell>
          <table:table-cell office:value-type="float" office:value="2.461747" calcext:value-type="float">
            <text:p>2.461747</text:p>
          </table:table-cell>
          <table:table-cell office:value-type="float" office:value="-1.960161" calcext:value-type="float">
            <text:p>-1.96016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310719699]:</text:p>
          </table:table-cell>
          <table:table-cell office:value-type="float" office:value="32.984215" calcext:value-type="float">
            <text:p>32.984215</text:p>
          </table:table-cell>
          <table:table-cell office:value-type="float" office:value="-21.148743" calcext:value-type="float">
            <text:p>-21.148743</text:p>
          </table:table-cell>
          <table:table-cell office:value-type="float" office:value="0.485584" calcext:value-type="float">
            <text:p>0.485584</text:p>
          </table:table-cell>
          <table:table-cell office:value-type="float" office:value="-0.380687" calcext:value-type="float">
            <text:p>-0.380687</text:p>
          </table:table-cell>
          <table:table-cell office:value-type="float" office:value="2.384798" calcext:value-type="float">
            <text:p>2.384798</text:p>
          </table:table-cell>
          <table:table-cell office:value-type="float" office:value="-1.906413" calcext:value-type="float">
            <text:p>-1.90641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331100944]:</text:p>
          </table:table-cell>
          <table:table-cell office:value-type="float" office:value="30.217918" calcext:value-type="float">
            <text:p>30.217918</text:p>
          </table:table-cell>
          <table:table-cell office:value-type="float" office:value="-19.445707" calcext:value-type="float">
            <text:p>-19.445707</text:p>
          </table:table-cell>
          <table:table-cell office:value-type="float" office:value="0.464578" calcext:value-type="float">
            <text:p>0.464578</text:p>
          </table:table-cell>
          <table:table-cell office:value-type="float" office:value="-0.364554" calcext:value-type="float">
            <text:p>-0.364554</text:p>
          </table:table-cell>
          <table:table-cell office:value-type="float" office:value="2.281849" calcext:value-type="float">
            <text:p>2.281849</text:p>
          </table:table-cell>
          <table:table-cell office:value-type="float" office:value="-1.827348" calcext:value-type="float">
            <text:p>-1.82734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351463249]:</text:p>
          </table:table-cell>
          <table:table-cell office:value-type="float" office:value="28.483824" calcext:value-type="float">
            <text:p>28.483824</text:p>
          </table:table-cell>
          <table:table-cell office:value-type="float" office:value="-18.092022" calcext:value-type="float">
            <text:p>-18.092022</text:p>
          </table:table-cell>
          <table:table-cell office:value-type="float" office:value="0.45094" calcext:value-type="float">
            <text:p>0.45094</text:p>
          </table:table-cell>
          <table:table-cell office:value-type="float" office:value="-0.351243" calcext:value-type="float">
            <text:p>-0.351243</text:p>
          </table:table-cell>
          <table:table-cell office:value-type="float" office:value="2.214894" calcext:value-type="float">
            <text:p>2.214894</text:p>
          </table:table-cell>
          <table:table-cell office:value-type="float" office:value="-1.761998" calcext:value-type="float">
            <text:p>-1.76199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370779563]:</text:p>
          </table:table-cell>
          <table:table-cell office:value-type="float" office:value="26.527658" calcext:value-type="float">
            <text:p>26.527658</text:p>
          </table:table-cell>
          <table:table-cell office:value-type="float" office:value="-16.858715" calcext:value-type="float">
            <text:p>-16.858715</text:p>
          </table:table-cell>
          <table:table-cell office:value-type="float" office:value="0.435869" calcext:value-type="float">
            <text:p>0.435869</text:p>
          </table:table-cell>
          <table:table-cell office:value-type="float" office:value="-0.339323" calcext:value-type="float">
            <text:p>-0.339323</text:p>
          </table:table-cell>
          <table:table-cell office:value-type="float" office:value="2.136835" calcext:value-type="float">
            <text:p>2.136835</text:p>
          </table:table-cell>
          <table:table-cell office:value-type="float" office:value="-1.700263" calcext:value-type="float">
            <text:p>-1.70026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391083583]:</text:p>
          </table:table-cell>
          <table:table-cell office:value-type="float" office:value="23.971714" calcext:value-type="float">
            <text:p>23.971714</text:p>
          </table:table-cell>
          <table:table-cell office:value-type="float" office:value="-15.117605" calcext:value-type="float">
            <text:p>-15.117605</text:p>
          </table:table-cell>
          <table:table-cell office:value-type="float" office:value="0.414272" calcext:value-type="float">
            <text:p>0.414272</text:p>
          </table:table-cell>
          <table:table-cell office:value-type="float" office:value="-0.320839" calcext:value-type="float">
            <text:p>-0.320839</text:p>
          </table:table-cell>
          <table:table-cell office:value-type="float" office:value="2.030407" calcext:value-type="float">
            <text:p>2.030407</text:p>
          </table:table-cell>
          <table:table-cell office:value-type="float" office:value="-1.609172" calcext:value-type="float">
            <text:p>-1.60917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411403732]:</text:p>
          </table:table-cell>
          <table:table-cell office:value-type="float" office:value="22.249729" calcext:value-type="float">
            <text:p>22.249729</text:p>
          </table:table-cell>
          <table:table-cell office:value-type="float" office:value="-14.060181" calcext:value-type="float">
            <text:p>-14.060181</text:p>
          </table:table-cell>
          <table:table-cell office:value-type="float" office:value="0.399039" calcext:value-type="float">
            <text:p>0.399039</text:p>
          </table:table-cell>
          <table:table-cell office:value-type="float" office:value="-0.309069" calcext:value-type="float">
            <text:p>-0.309069</text:p>
          </table:table-cell>
          <table:table-cell office:value-type="float" office:value="1.955472" calcext:value-type="float">
            <text:p>1.955472</text:p>
          </table:table-cell>
          <table:table-cell office:value-type="float" office:value="-1.551272" calcext:value-type="float">
            <text:p>-1.55127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430694576]:</text:p>
          </table:table-cell>
          <table:table-cell office:value-type="float" office:value="19.635212" calcext:value-type="float">
            <text:p>19.635212</text:p>
          </table:table-cell>
          <table:table-cell office:value-type="float" office:value="-12.469357" calcext:value-type="float">
            <text:p>-12.469357</text:p>
          </table:table-cell>
          <table:table-cell office:value-type="float" office:value="0.375975" calcext:value-type="float">
            <text:p>0.375975</text:p>
          </table:table-cell>
          <table:table-cell office:value-type="float" office:value="-0.291439" calcext:value-type="float">
            <text:p>-0.291439</text:p>
          </table:table-cell>
          <table:table-cell office:value-type="float" office:value="1.835856" calcext:value-type="float">
            <text:p>1.835856</text:p>
          </table:table-cell>
          <table:table-cell office:value-type="float" office:value="-1.459841" calcext:value-type="float">
            <text:p>-1.45984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450978953]:</text:p>
          </table:table-cell>
          <table:table-cell office:value-type="float" office:value="18.019281" calcext:value-type="float">
            <text:p>18.019281</text:p>
          </table:table-cell>
          <table:table-cell office:value-type="float" office:value="-11.460573" calcext:value-type="float">
            <text:p>-11.460573</text:p>
          </table:table-cell>
          <table:table-cell office:value-type="float" office:value="0.360154" calcext:value-type="float">
            <text:p>0.360154</text:p>
          </table:table-cell>
          <table:table-cell office:value-type="float" office:value="-0.279054" calcext:value-type="float">
            <text:p>-0.279054</text:p>
          </table:table-cell>
          <table:table-cell office:value-type="float" office:value="1.757938" calcext:value-type="float">
            <text:p>1.757938</text:p>
          </table:table-cell>
          <table:table-cell office:value-type="float" office:value="-1.398844" calcext:value-type="float">
            <text:p>-1.39884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471291247]:</text:p>
          </table:table-cell>
          <table:table-cell office:value-type="float" office:value="16.473045" calcext:value-type="float">
            <text:p>16.473045</text:p>
          </table:table-cell>
          <table:table-cell office:value-type="float" office:value="-10.438476" calcext:value-type="float">
            <text:p>-10.438476</text:p>
          </table:table-cell>
          <table:table-cell office:value-type="float" office:value="0.34433" calcext:value-type="float">
            <text:p>0.34433</text:p>
          </table:table-cell>
          <table:table-cell office:value-type="float" office:value="-0.265931" calcext:value-type="float">
            <text:p>-0.265931</text:p>
          </table:table-cell>
          <table:table-cell office:value-type="float" office:value="1.680037" calcext:value-type="float">
            <text:p>1.680037</text:p>
          </table:table-cell>
          <table:table-cell office:value-type="float" office:value="-1.33424" calcext:value-type="float">
            <text:p>-1.3342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490613540]:</text:p>
          </table:table-cell>
          <table:table-cell office:value-type="float" office:value="14.23399" calcext:value-type="float">
            <text:p>14.23399</text:p>
          </table:table-cell>
          <table:table-cell office:value-type="float" office:value="-8.848188" calcext:value-type="float">
            <text:p>-8.848188</text:p>
          </table:table-cell>
          <table:table-cell office:value-type="float" office:value="0.321214" calcext:value-type="float">
            <text:p>0.321214</text:p>
          </table:table-cell>
          <table:table-cell office:value-type="float" office:value="-0.245216" calcext:value-type="float">
            <text:p>-0.245216</text:p>
          </table:table-cell>
          <table:table-cell office:value-type="float" office:value="1.560364" calcext:value-type="float">
            <text:p>1.560364</text:p>
          </table:table-cell>
          <table:table-cell office:value-type="float" office:value="-1.226996" calcext:value-type="float">
            <text:p>-1.22699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511037340]:</text:p>
          </table:table-cell>
          <table:table-cell office:value-type="float" office:value="12.688338" calcext:value-type="float">
            <text:p>12.688338</text:p>
          </table:table-cell>
          <table:table-cell office:value-type="float" office:value="-8.09263" calcext:value-type="float">
            <text:p>-8.09263</text:p>
          </table:table-cell>
          <table:table-cell office:value-type="float" office:value="0.303252" calcext:value-type="float">
            <text:p>0.303252</text:p>
          </table:table-cell>
          <table:table-cell office:value-type="float" office:value="-0.234154" calcext:value-type="float">
            <text:p>-0.234154</text:p>
          </table:table-cell>
          <table:table-cell office:value-type="float" office:value="1.472206" calcext:value-type="float">
            <text:p>1.472206</text:p>
          </table:table-cell>
          <table:table-cell office:value-type="float" office:value="-1.172704" calcext:value-type="float">
            <text:p>-1.17270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531386751]:</text:p>
          </table:table-cell>
          <table:table-cell office:value-type="float" office:value="10.68011" calcext:value-type="float">
            <text:p>10.68011</text:p>
          </table:table-cell>
          <table:table-cell office:value-type="float" office:value="-6.797599" calcext:value-type="float">
            <text:p>-6.797599</text:p>
          </table:table-cell>
          <table:table-cell office:value-type="float" office:value="0.278156" calcext:value-type="float">
            <text:p>0.278156</text:p>
          </table:table-cell>
          <table:table-cell office:value-type="float" office:value="-0.21389" calcext:value-type="float">
            <text:p>-0.21389</text:p>
          </table:table-cell>
          <table:table-cell office:value-type="float" office:value="1.3492" calcext:value-type="float">
            <text:p>1.3492</text:p>
          </table:table-cell>
          <table:table-cell office:value-type="float" office:value="-1.073382" calcext:value-type="float">
            <text:p>-1.07338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3.550670024]:</text:p>
          </table:table-cell>
          <table:table-cell office:value-type="float" office:value="9.342185" calcext:value-type="float">
            <text:p>9.342185</text:p>
          </table:table-cell>
          <table:table-cell office:value-type="float" office:value="-5.918141" calcext:value-type="float">
            <text:p>-5.918141</text:p>
          </table:table-cell>
          <table:table-cell office:value-type="float" office:value="0.261077" calcext:value-type="float">
            <text:p>0.261077</text:p>
          </table:table-cell>
          <table:table-cell office:value-type="float" office:value="-0.199807" calcext:value-type="float">
            <text:p>-0.199807</text:p>
          </table:table-cell>
          <table:table-cell office:value-type="float" office:value="1.260632" calcext:value-type="float">
            <text:p>1.260632</text:p>
          </table:table-cell>
          <table:table-cell office:value-type="float" office:value="-1.000354" calcext:value-type="float">
            <text:p>-1.00035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091273756]:</text:p>
          </table:table-cell>
          <table:table-cell office:value-type="float" office:value="-9.868409" calcext:value-type="float">
            <text:p>-9.868409</text:p>
          </table:table-cell>
          <table:table-cell office:value-type="float" office:value="4.411317" calcext:value-type="float">
            <text:p>4.411317</text:p>
          </table:table-cell>
          <table:table-cell office:value-type="float" office:value="-0.251856" calcext:value-type="float">
            <text:p>-0.251856</text:p>
          </table:table-cell>
          <table:table-cell office:value-type="float" office:value="0.173539" calcext:value-type="float">
            <text:p>0.173539</text:p>
          </table:table-cell>
          <table:table-cell office:value-type="float" office:value="-1.297265" calcext:value-type="float">
            <text:p>-1.297265</text:p>
          </table:table-cell>
          <table:table-cell office:value-type="float" office:value="0.861169" calcext:value-type="float">
            <text:p>0.86116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110553545]:</text:p>
          </table:table-cell>
          <table:table-cell office:value-type="float" office:value="-10.426205" calcext:value-type="float">
            <text:p>-10.426205</text:p>
          </table:table-cell>
          <table:table-cell office:value-type="float" office:value="4.74929" calcext:value-type="float">
            <text:p>4.74929</text:p>
          </table:table-cell>
          <table:table-cell office:value-type="float" office:value="-0.258914" calcext:value-type="float">
            <text:p>-0.258914</text:p>
          </table:table-cell>
          <table:table-cell office:value-type="float" office:value="0.179909" calcext:value-type="float">
            <text:p>0.179909</text:p>
          </table:table-cell>
          <table:table-cell office:value-type="float" office:value="-1.333895" calcext:value-type="float">
            <text:p>-1.333895</text:p>
          </table:table-cell>
          <table:table-cell office:value-type="float" office:value="0.894227" calcext:value-type="float">
            <text:p>0.89422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130912346]:</text:p>
          </table:table-cell>
          <table:table-cell office:value-type="float" office:value="-11.265169" calcext:value-type="float">
            <text:p>-11.265169</text:p>
          </table:table-cell>
          <table:table-cell office:value-type="float" office:value="5.10669" calcext:value-type="float">
            <text:p>5.10669</text:p>
          </table:table-cell>
          <table:table-cell office:value-type="float" office:value="-0.269744" calcext:value-type="float">
            <text:p>-0.269744</text:p>
          </table:table-cell>
          <table:table-cell office:value-type="float" office:value="0.186755" calcext:value-type="float">
            <text:p>0.186755</text:p>
          </table:table-cell>
          <table:table-cell office:value-type="float" office:value="-1.387155" calcext:value-type="float">
            <text:p>-1.387155</text:p>
          </table:table-cell>
          <table:table-cell office:value-type="float" office:value="0.927895" calcext:value-type="float">
            <text:p>0.92789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151285255]:</text:p>
          </table:table-cell>
          <table:table-cell office:value-type="float" office:value="-11.75155" calcext:value-type="float">
            <text:p>-11.75155</text:p>
          </table:table-cell>
          <table:table-cell office:value-type="float" office:value="5.37398" calcext:value-type="float">
            <text:p>5.37398</text:p>
          </table:table-cell>
          <table:table-cell office:value-type="float" office:value="-0.275844" calcext:value-type="float">
            <text:p>-0.275844</text:p>
          </table:table-cell>
          <table:table-cell office:value-type="float" office:value="0.191724" calcext:value-type="float">
            <text:p>0.191724</text:p>
          </table:table-cell>
          <table:table-cell office:value-type="float" office:value="-1.417127" calcext:value-type="float">
            <text:p>-1.417127</text:p>
          </table:table-cell>
          <table:table-cell office:value-type="float" office:value="0.95231" calcext:value-type="float">
            <text:p>0.9523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170798983]:</text:p>
          </table:table-cell>
          <table:table-cell office:value-type="float" office:value="-12.267908" calcext:value-type="float">
            <text:p>-12.267908</text:p>
          </table:table-cell>
          <table:table-cell office:value-type="float" office:value="5.608251" calcext:value-type="float">
            <text:p>5.608251</text:p>
          </table:table-cell>
          <table:table-cell office:value-type="float" office:value="-0.281923" calcext:value-type="float">
            <text:p>-0.281923</text:p>
          </table:table-cell>
          <table:table-cell office:value-type="float" office:value="0.195805" calcext:value-type="float">
            <text:p>0.195805</text:p>
          </table:table-cell>
          <table:table-cell office:value-type="float" office:value="-1.448291" calcext:value-type="float">
            <text:p>-1.448291</text:p>
          </table:table-cell>
          <table:table-cell office:value-type="float" office:value="0.973231" calcext:value-type="float">
            <text:p>0.97323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191253899]:</text:p>
          </table:table-cell>
          <table:table-cell office:value-type="float" office:value="-12.803049" calcext:value-type="float">
            <text:p>-12.803049</text:p>
          </table:table-cell>
          <table:table-cell office:value-type="float" office:value="6.047199" calcext:value-type="float">
            <text:p>6.047199</text:p>
          </table:table-cell>
          <table:table-cell office:value-type="float" office:value="-0.288395" calcext:value-type="float">
            <text:p>-0.288395</text:p>
          </table:table-cell>
          <table:table-cell office:value-type="float" office:value="0.203593" calcext:value-type="float">
            <text:p>0.203593</text:p>
          </table:table-cell>
          <table:table-cell office:value-type="float" office:value="-1.479887" calcext:value-type="float">
            <text:p>-1.479887</text:p>
          </table:table-cell>
          <table:table-cell office:value-type="float" office:value="1.011252" calcext:value-type="float">
            <text:p>1.01125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210642522]:</text:p>
          </table:table-cell>
          <table:table-cell office:value-type="float" office:value="-13.136453" calcext:value-type="float">
            <text:p>-13.136453</text:p>
          </table:table-cell>
          <table:table-cell office:value-type="float" office:value="6.327539" calcext:value-type="float">
            <text:p>6.327539</text:p>
          </table:table-cell>
          <table:table-cell office:value-type="float" office:value="-0.292147" calcext:value-type="float">
            <text:p>-0.292147</text:p>
          </table:table-cell>
          <table:table-cell office:value-type="float" office:value="0.208163" calcext:value-type="float">
            <text:p>0.208163</text:p>
          </table:table-cell>
          <table:table-cell office:value-type="float" office:value="-1.499251" calcext:value-type="float">
            <text:p>-1.499251</text:p>
          </table:table-cell>
          <table:table-cell office:value-type="float" office:value="1.034839" calcext:value-type="float">
            <text:p>1.03483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231010021]:</text:p>
          </table:table-cell>
          <table:table-cell office:value-type="float" office:value="-13.712435" calcext:value-type="float">
            <text:p>-13.712435</text:p>
          </table:table-cell>
          <table:table-cell office:value-type="float" office:value="6.547159" calcext:value-type="float">
            <text:p>6.547159</text:p>
          </table:table-cell>
          <table:table-cell office:value-type="float" office:value="-0.298844" calcext:value-type="float">
            <text:p>-0.298844</text:p>
          </table:table-cell>
          <table:table-cell office:value-type="float" office:value="0.211851" calcext:value-type="float">
            <text:p>0.211851</text:p>
          </table:table-cell>
          <table:table-cell office:value-type="float" office:value="-1.532116" calcext:value-type="float">
            <text:p>-1.532116</text:p>
          </table:table-cell>
          <table:table-cell office:value-type="float" office:value="1.052938" calcext:value-type="float">
            <text:p>1.05293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251610348]:</text:p>
          </table:table-cell>
          <table:table-cell office:value-type="float" office:value="-14.09973" calcext:value-type="float">
            <text:p>-14.09973</text:p>
          </table:table-cell>
          <table:table-cell office:value-type="float" office:value="6.666483" calcext:value-type="float">
            <text:p>6.666483</text:p>
          </table:table-cell>
          <table:table-cell office:value-type="float" office:value="-0.303289" calcext:value-type="float">
            <text:p>-0.303289</text:p>
          </table:table-cell>
          <table:table-cell office:value-type="float" office:value="0.213839" calcext:value-type="float">
            <text:p>0.213839</text:p>
          </table:table-cell>
          <table:table-cell office:value-type="float" office:value="-1.553827" calcext:value-type="float">
            <text:p>-1.553827</text:p>
          </table:table-cell>
          <table:table-cell office:value-type="float" office:value="1.062644" calcext:value-type="float">
            <text:p>1.06264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271079375]:</text:p>
          </table:table-cell>
          <table:table-cell office:value-type="float" office:value="-14.361917" calcext:value-type="float">
            <text:p>-14.361917</text:p>
          </table:table-cell>
          <table:table-cell office:value-type="float" office:value="6.880105" calcext:value-type="float">
            <text:p>6.880105</text:p>
          </table:table-cell>
          <table:table-cell office:value-type="float" office:value="-0.306136" calcext:value-type="float">
            <text:p>-0.306136</text:p>
          </table:table-cell>
          <table:table-cell office:value-type="float" office:value="0.217203" calcext:value-type="float">
            <text:p>0.217203</text:p>
          </table:table-cell>
          <table:table-cell office:value-type="float" office:value="-1.568363" calcext:value-type="float">
            <text:p>-1.568363</text:p>
          </table:table-cell>
          <table:table-cell office:value-type="float" office:value="1.079818" calcext:value-type="float">
            <text:p>1.07981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291415616]:</text:p>
          </table:table-cell>
          <table:table-cell office:value-type="float" office:value="-14.730965" calcext:value-type="float">
            <text:p>-14.730965</text:p>
          </table:table-cell>
          <table:table-cell office:value-type="float" office:value="7.133972" calcext:value-type="float">
            <text:p>7.133972</text:p>
          </table:table-cell>
          <table:table-cell office:value-type="float" office:value="-0.310254" calcext:value-type="float">
            <text:p>-0.310254</text:p>
          </table:table-cell>
          <table:table-cell office:value-type="float" office:value="0.221285" calcext:value-type="float">
            <text:p>0.221285</text:p>
          </table:table-cell>
          <table:table-cell office:value-type="float" office:value="-1.588592" calcext:value-type="float">
            <text:p>-1.588592</text:p>
          </table:table-cell>
          <table:table-cell office:value-type="float" office:value="1.099873" calcext:value-type="float">
            <text:p>1.09987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310854215]:</text:p>
          </table:table-cell>
          <table:table-cell office:value-type="float" office:value="-15.004132" calcext:value-type="float">
            <text:p>-15.004132</text:p>
          </table:table-cell>
          <table:table-cell office:value-type="float" office:value="7.267952" calcext:value-type="float">
            <text:p>7.267952</text:p>
          </table:table-cell>
          <table:table-cell office:value-type="float" office:value="-0.313133" calcext:value-type="float">
            <text:p>-0.313133</text:p>
          </table:table-cell>
          <table:table-cell office:value-type="float" office:value="0.223315" calcext:value-type="float">
            <text:p>0.223315</text:p>
          </table:table-cell>
          <table:table-cell office:value-type="float" office:value="-1.60341" calcext:value-type="float">
            <text:p>-1.60341</text:p>
          </table:table-cell>
          <table:table-cell office:value-type="float" office:value="1.11032" calcext:value-type="float">
            <text:p>1.1103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331248460]:</text:p>
          </table:table-cell>
          <table:table-cell office:value-type="float" office:value="-15.364511" calcext:value-type="float">
            <text:p>-15.364511</text:p>
          </table:table-cell>
          <table:table-cell office:value-type="float" office:value="7.292853" calcext:value-type="float">
            <text:p>7.292853</text:p>
          </table:table-cell>
          <table:table-cell office:value-type="float" office:value="-0.317077" calcext:value-type="float">
            <text:p>-0.317077</text:p>
          </table:table-cell>
          <table:table-cell office:value-type="float" office:value="0.223709" calcext:value-type="float">
            <text:p>0.223709</text:p>
          </table:table-cell>
          <table:table-cell office:value-type="float" office:value="-1.622745" calcext:value-type="float">
            <text:p>-1.622745</text:p>
          </table:table-cell>
          <table:table-cell office:value-type="float" office:value="1.11225" calcext:value-type="float">
            <text:p>1.1122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350703764]:</text:p>
          </table:table-cell>
          <table:table-cell office:value-type="float" office:value="-15.581605" calcext:value-type="float">
            <text:p>-15.581605</text:p>
          </table:table-cell>
          <table:table-cell office:value-type="float" office:value="7.527175" calcext:value-type="float">
            <text:p>7.527175</text:p>
          </table:table-cell>
          <table:table-cell office:value-type="float" office:value="-0.31932" calcext:value-type="float">
            <text:p>-0.31932</text:p>
          </table:table-cell>
          <table:table-cell office:value-type="float" office:value="0.227209" calcext:value-type="float">
            <text:p>0.227209</text:p>
          </table:table-cell>
          <table:table-cell office:value-type="float" office:value="-1.634289" calcext:value-type="float">
            <text:p>-1.634289</text:p>
          </table:table-cell>
          <table:table-cell office:value-type="float" office:value="1.130263" calcext:value-type="float">
            <text:p>1.13026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371121864]:</text:p>
          </table:table-cell>
          <table:table-cell office:value-type="float" office:value="-15.860123" calcext:value-type="float">
            <text:p>-15.860123</text:p>
          </table:table-cell>
          <table:table-cell office:value-type="float" office:value="7.597359" calcext:value-type="float">
            <text:p>7.597359</text:p>
          </table:table-cell>
          <table:table-cell office:value-type="float" office:value="-0.322313" calcext:value-type="float">
            <text:p>-0.322313</text:p>
          </table:table-cell>
          <table:table-cell office:value-type="float" office:value="0.228297" calcext:value-type="float">
            <text:p>0.228297</text:p>
          </table:table-cell>
          <table:table-cell office:value-type="float" office:value="-1.648974" calcext:value-type="float">
            <text:p>-1.648974</text:p>
          </table:table-cell>
          <table:table-cell office:value-type="float" office:value="1.135599" calcext:value-type="float">
            <text:p>1.13559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390450548]:</text:p>
          </table:table-cell>
          <table:table-cell office:value-type="float" office:value="-15.990227" calcext:value-type="float">
            <text:p>-15.990227</text:p>
          </table:table-cell>
          <table:table-cell office:value-type="float" office:value="7.661619" calcext:value-type="float">
            <text:p>7.661619</text:p>
          </table:table-cell>
          <table:table-cell office:value-type="float" office:value="-0.323636" calcext:value-type="float">
            <text:p>-0.323636</text:p>
          </table:table-cell>
          <table:table-cell office:value-type="float" office:value="0.22924" calcext:value-type="float">
            <text:p>0.22924</text:p>
          </table:table-cell>
          <table:table-cell office:value-type="float" office:value="-1.655794" calcext:value-type="float">
            <text:p>-1.655794</text:p>
          </table:table-cell>
          <table:table-cell office:value-type="float" office:value="1.140468" calcext:value-type="float">
            <text:p>1.14046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410834608]:</text:p>
          </table:table-cell>
          <table:table-cell office:value-type="float" office:value="-16.129105" calcext:value-type="float">
            <text:p>-16.129105</text:p>
          </table:table-cell>
          <table:table-cell office:value-type="float" office:value="7.690611" calcext:value-type="float">
            <text:p>7.690611</text:p>
          </table:table-cell>
          <table:table-cell office:value-type="float" office:value="-0.325113" calcext:value-type="float">
            <text:p>-0.325113</text:p>
          </table:table-cell>
          <table:table-cell office:value-type="float" office:value="0.229687" calcext:value-type="float">
            <text:p>0.229687</text:p>
          </table:table-cell>
          <table:table-cell office:value-type="float" office:value="-1.663039" calcext:value-type="float">
            <text:p>-1.663039</text:p>
          </table:table-cell>
          <table:table-cell office:value-type="float" office:value="1.142656" calcext:value-type="float">
            <text:p>1.14265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431147407]:</text:p>
          </table:table-cell>
          <table:table-cell office:value-type="float" office:value="-16.338861" calcext:value-type="float">
            <text:p>-16.338861</text:p>
          </table:table-cell>
          <table:table-cell office:value-type="float" office:value="7.653554" calcext:value-type="float">
            <text:p>7.653554</text:p>
          </table:table-cell>
          <table:table-cell office:value-type="float" office:value="-0.327323" calcext:value-type="float">
            <text:p>-0.327323</text:p>
          </table:table-cell>
          <table:table-cell office:value-type="float" office:value="0.229119" calcext:value-type="float">
            <text:p>0.229119</text:p>
          </table:table-cell>
          <table:table-cell office:value-type="float" office:value="-1.673923" calcext:value-type="float">
            <text:p>-1.673923</text:p>
          </table:table-cell>
          <table:table-cell office:value-type="float" office:value="1.139858" calcext:value-type="float">
            <text:p>1.13985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450422549]:</text:p>
          </table:table-cell>
          <table:table-cell office:value-type="float" office:value="-16.386456" calcext:value-type="float">
            <text:p>-16.386456</text:p>
          </table:table-cell>
          <table:table-cell office:value-type="float" office:value="7.692204" calcext:value-type="float">
            <text:p>7.692204</text:p>
          </table:table-cell>
          <table:table-cell office:value-type="float" office:value="-0.327798" calcext:value-type="float">
            <text:p>-0.327798</text:p>
          </table:table-cell>
          <table:table-cell office:value-type="float" office:value="0.229682" calcext:value-type="float">
            <text:p>0.229682</text:p>
          </table:table-cell>
          <table:table-cell office:value-type="float" office:value="-1.676385" calcext:value-type="float">
            <text:p>-1.676385</text:p>
          </table:table-cell>
          <table:table-cell office:value-type="float" office:value="1.142778" calcext:value-type="float">
            <text:p>1.14277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470753055]:</text:p>
          </table:table-cell>
          <table:table-cell office:value-type="float" office:value="-16.527357" calcext:value-type="float">
            <text:p>-16.527357</text:p>
          </table:table-cell>
          <table:table-cell office:value-type="float" office:value="7.643922" calcext:value-type="float">
            <text:p>7.643922</text:p>
          </table:table-cell>
          <table:table-cell office:value-type="float" office:value="-0.329275" calcext:value-type="float">
            <text:p>-0.329275</text:p>
          </table:table-cell>
          <table:table-cell office:value-type="float" office:value="0.22894" calcext:value-type="float">
            <text:p>0.22894</text:p>
          </table:table-cell>
          <table:table-cell office:value-type="float" office:value="-1.683646" calcext:value-type="float">
            <text:p>-1.683646</text:p>
          </table:table-cell>
          <table:table-cell office:value-type="float" office:value="1.139132" calcext:value-type="float">
            <text:p>1.13913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491053849]:</text:p>
          </table:table-cell>
          <table:table-cell office:value-type="float" office:value="-16.647623" calcext:value-type="float">
            <text:p>-16.647623</text:p>
          </table:table-cell>
          <table:table-cell office:value-type="float" office:value="7.558683" calcext:value-type="float">
            <text:p>7.558683</text:p>
          </table:table-cell>
          <table:table-cell office:value-type="float" office:value="-0.330527" calcext:value-type="float">
            <text:p>-0.330527</text:p>
          </table:table-cell>
          <table:table-cell office:value-type="float" office:value="0.227629" calcext:value-type="float">
            <text:p>0.227629</text:p>
          </table:table-cell>
          <table:table-cell office:value-type="float" office:value="-1.68982" calcext:value-type="float">
            <text:p>-1.68982</text:p>
          </table:table-cell>
          <table:table-cell office:value-type="float" office:value="1.132667" calcext:value-type="float">
            <text:p>1.13266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511397635]:</text:p>
          </table:table-cell>
          <table:table-cell office:value-type="float" office:value="-16.735064" calcext:value-type="float">
            <text:p>-16.735064</text:p>
          </table:table-cell>
          <table:table-cell office:value-type="float" office:value="7.450563" calcext:value-type="float">
            <text:p>7.450563</text:p>
          </table:table-cell>
          <table:table-cell office:value-type="float" office:value="-0.331438" calcext:value-type="float">
            <text:p>-0.331438</text:p>
          </table:table-cell>
          <table:table-cell office:value-type="float" office:value="0.225949" calcext:value-type="float">
            <text:p>0.225949</text:p>
          </table:table-cell>
          <table:table-cell office:value-type="float" office:value="-1.694295" calcext:value-type="float">
            <text:p>-1.694295</text:p>
          </table:table-cell>
          <table:table-cell office:value-type="float" office:value="1.124414" calcext:value-type="float">
            <text:p>1.12441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530835592]:</text:p>
          </table:table-cell>
          <table:table-cell office:value-type="float" office:value="-16.837185" calcext:value-type="float">
            <text:p>-16.837185</text:p>
          </table:table-cell>
          <table:table-cell office:value-type="float" office:value="7.245493" calcext:value-type="float">
            <text:p>7.245493</text:p>
          </table:table-cell>
          <table:table-cell office:value-type="float" office:value="-0.33245" calcext:value-type="float">
            <text:p>-0.33245</text:p>
          </table:table-cell>
          <table:table-cell office:value-type="float" office:value="0.222875" calcext:value-type="float">
            <text:p>0.222875</text:p>
          </table:table-cell>
          <table:table-cell office:value-type="float" office:value="-1.699508" calcext:value-type="float">
            <text:p>-1.699508</text:p>
          </table:table-cell>
          <table:table-cell office:value-type="float" office:value="1.108584" calcext:value-type="float">
            <text:p>1.10858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551211225]:</text:p>
          </table:table-cell>
          <table:table-cell office:value-type="float" office:value="-16.809999" calcext:value-type="float">
            <text:p>-16.809999</text:p>
          </table:table-cell>
          <table:table-cell office:value-type="float" office:value="7.185111" calcext:value-type="float">
            <text:p>7.185111</text:p>
          </table:table-cell>
          <table:table-cell office:value-type="float" office:value="-0.332168" calcext:value-type="float">
            <text:p>-0.332168</text:p>
          </table:table-cell>
          <table:table-cell office:value-type="float" office:value="0.221918" calcext:value-type="float">
            <text:p>0.221918</text:p>
          </table:table-cell>
          <table:table-cell office:value-type="float" office:value="-1.698123" calcext:value-type="float">
            <text:p>-1.698123</text:p>
          </table:table-cell>
          <table:table-cell office:value-type="float" office:value="1.103884" calcext:value-type="float">
            <text:p>1.10388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570677947]:</text:p>
          </table:table-cell>
          <table:table-cell office:value-type="float" office:value="-16.795118" calcext:value-type="float">
            <text:p>-16.795118</text:p>
          </table:table-cell>
          <table:table-cell office:value-type="float" office:value="7.030657" calcext:value-type="float">
            <text:p>7.030657</text:p>
          </table:table-cell>
          <table:table-cell office:value-type="float" office:value="-0.33202" calcext:value-type="float">
            <text:p>-0.33202</text:p>
          </table:table-cell>
          <table:table-cell office:value-type="float" office:value="0.219562" calcext:value-type="float">
            <text:p>0.219562</text:p>
          </table:table-cell>
          <table:table-cell office:value-type="float" office:value="-1.697363" calcext:value-type="float">
            <text:p>-1.697363</text:p>
          </table:table-cell>
          <table:table-cell office:value-type="float" office:value="1.091761" calcext:value-type="float">
            <text:p>1.09176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591000732]:</text:p>
          </table:table-cell>
          <table:table-cell office:value-type="float" office:value="-16.787769" calcext:value-type="float">
            <text:p>-16.787769</text:p>
          </table:table-cell>
          <table:table-cell office:value-type="float" office:value="6.765463" calcext:value-type="float">
            <text:p>6.765463</text:p>
          </table:table-cell>
          <table:table-cell office:value-type="float" office:value="-0.331944" calcext:value-type="float">
            <text:p>-0.331944</text:p>
          </table:table-cell>
          <table:table-cell office:value-type="float" office:value="0.215263" calcext:value-type="float">
            <text:p>0.215263</text:p>
          </table:table-cell>
          <table:table-cell office:value-type="float" office:value="-1.696988" calcext:value-type="float">
            <text:p>-1.696988</text:p>
          </table:table-cell>
          <table:table-cell office:value-type="float" office:value="1.070647" calcext:value-type="float">
            <text:p>1.07064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611343108]:</text:p>
          </table:table-cell>
          <table:table-cell office:value-type="float" office:value="-16.750118" calcext:value-type="float">
            <text:p>-16.750118</text:p>
          </table:table-cell>
          <table:table-cell office:value-type="float" office:value="6.60001" calcext:value-type="float">
            <text:p>6.60001</text:p>
          </table:table-cell>
          <table:table-cell office:value-type="float" office:value="-0.331552" calcext:value-type="float">
            <text:p>-0.331552</text:p>
          </table:table-cell>
          <table:table-cell office:value-type="float" office:value="0.212537" calcext:value-type="float">
            <text:p>0.212537</text:p>
          </table:table-cell>
          <table:table-cell office:value-type="float" office:value="-1.695066" calcext:value-type="float">
            <text:p>-1.695066</text:p>
          </table:table-cell>
          <table:table-cell office:value-type="float" office:value="1.057264" calcext:value-type="float">
            <text:p>1.05726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630612682]:</text:p>
          </table:table-cell>
          <table:table-cell office:value-type="float" office:value="-16.641798" calcext:value-type="float">
            <text:p>-16.641798</text:p>
          </table:table-cell>
          <table:table-cell office:value-type="float" office:value="6.419181" calcext:value-type="float">
            <text:p>6.419181</text:p>
          </table:table-cell>
          <table:table-cell office:value-type="float" office:value="-0.330484" calcext:value-type="float">
            <text:p>-0.330484</text:p>
          </table:table-cell>
          <table:table-cell office:value-type="float" office:value="0.209679" calcext:value-type="float">
            <text:p>0.209679</text:p>
          </table:table-cell>
          <table:table-cell office:value-type="float" office:value="-1.689521" calcext:value-type="float">
            <text:p>-1.689521</text:p>
          </table:table-cell>
          <table:table-cell office:value-type="float" office:value="1.042431" calcext:value-type="float">
            <text:p>1.04243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650960088]:</text:p>
          </table:table-cell>
          <table:table-cell office:value-type="float" office:value="-16.572706" calcext:value-type="float">
            <text:p>-16.572706</text:p>
          </table:table-cell>
          <table:table-cell office:value-type="float" office:value="6.057024" calcext:value-type="float">
            <text:p>6.057024</text:p>
          </table:table-cell>
          <table:table-cell office:value-type="float" office:value="-0.329763" calcext:value-type="float">
            <text:p>-0.329763</text:p>
          </table:table-cell>
          <table:table-cell office:value-type="float" office:value="0.203511" calcext:value-type="float">
            <text:p>0.203511</text:p>
          </table:table-cell>
          <table:table-cell office:value-type="float" office:value="-1.685976" calcext:value-type="float">
            <text:p>-1.685976</text:p>
          </table:table-cell>
          <table:table-cell office:value-type="float" office:value="1.012109" calcext:value-type="float">
            <text:p>1.01210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671216852]:</text:p>
          </table:table-cell>
          <table:table-cell office:value-type="float" office:value="-16.427834" calcext:value-type="float">
            <text:p>-16.427834</text:p>
          </table:table-cell>
          <table:table-cell office:value-type="float" office:value="5.87855" calcext:value-type="float">
            <text:p>5.87855</text:p>
          </table:table-cell>
          <table:table-cell office:value-type="float" office:value="-0.328252" calcext:value-type="float">
            <text:p>-0.328252</text:p>
          </table:table-cell>
          <table:table-cell office:value-type="float" office:value="0.200416" calcext:value-type="float">
            <text:p>0.200416</text:p>
          </table:table-cell>
          <table:table-cell office:value-type="float" office:value="-1.678519" calcext:value-type="float">
            <text:p>-1.678519</text:p>
          </table:table-cell>
          <table:table-cell office:value-type="float" office:value="0.996832" calcext:value-type="float">
            <text:p>0.99683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690402161]:</text:p>
          </table:table-cell>
          <table:table-cell office:value-type="float" office:value="-16.347912" calcext:value-type="float">
            <text:p>-16.347912</text:p>
          </table:table-cell>
          <table:table-cell office:value-type="float" office:value="5.409246" calcext:value-type="float">
            <text:p>5.409246</text:p>
          </table:table-cell>
          <table:table-cell office:value-type="float" office:value="-0.32746" calcext:value-type="float">
            <text:p>-0.32746</text:p>
          </table:table-cell>
          <table:table-cell office:value-type="float" office:value="0.192485" calcext:value-type="float">
            <text:p>0.192485</text:p>
          </table:table-cell>
          <table:table-cell office:value-type="float" office:value="-1.674389" calcext:value-type="float">
            <text:p>-1.674389</text:p>
          </table:table-cell>
          <table:table-cell office:value-type="float" office:value="0.955475" calcext:value-type="float">
            <text:p>0.95547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710661856]:</text:p>
          </table:table-cell>
          <table:table-cell office:value-type="float" office:value="-16.154116" calcext:value-type="float">
            <text:p>-16.154116</text:p>
          </table:table-cell>
          <table:table-cell office:value-type="float" office:value="5.232257" calcext:value-type="float">
            <text:p>5.232257</text:p>
          </table:table-cell>
          <table:table-cell office:value-type="float" office:value="-0.325423" calcext:value-type="float">
            <text:p>-0.325423</text:p>
          </table:table-cell>
          <table:table-cell office:value-type="float" office:value="0.189233" calcext:value-type="float">
            <text:p>0.189233</text:p>
          </table:table-cell>
          <table:table-cell office:value-type="float" office:value="-1.664338" calcext:value-type="float">
            <text:p>-1.664338</text:p>
          </table:table-cell>
          <table:table-cell office:value-type="float" office:value="0.93943" calcext:value-type="float">
            <text:p>0.9394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730944543]:</text:p>
          </table:table-cell>
          <table:table-cell office:value-type="float" office:value="-15.932929" calcext:value-type="float">
            <text:p>-15.932929</text:p>
          </table:table-cell>
          <table:table-cell office:value-type="float" office:value="4.83269" calcext:value-type="float">
            <text:p>4.83269</text:p>
          </table:table-cell>
          <table:table-cell office:value-type="float" office:value="-0.323082" calcext:value-type="float">
            <text:p>-0.323082</text:p>
          </table:table-cell>
          <table:table-cell office:value-type="float" office:value="0.181679" calcext:value-type="float">
            <text:p>0.181679</text:p>
          </table:table-cell>
          <table:table-cell office:value-type="float" office:value="-1.652793" calcext:value-type="float">
            <text:p>-1.652793</text:p>
          </table:table-cell>
          <table:table-cell office:value-type="float" office:value="0.902179" calcext:value-type="float">
            <text:p>0.90217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751331821]:</text:p>
          </table:table-cell>
          <table:table-cell office:value-type="float" office:value="-15.704894" calcext:value-type="float">
            <text:p>-15.704894</text:p>
          </table:table-cell>
          <table:table-cell office:value-type="float" office:value="4.610315" calcext:value-type="float">
            <text:p>4.610315</text:p>
          </table:table-cell>
          <table:table-cell office:value-type="float" office:value="-0.320637" calcext:value-type="float">
            <text:p>-0.320637</text:p>
          </table:table-cell>
          <table:table-cell office:value-type="float" office:value="0.177316" calcext:value-type="float">
            <text:p>0.177316</text:p>
          </table:table-cell>
          <table:table-cell office:value-type="float" office:value="-1.640806" calcext:value-type="float">
            <text:p>-1.640806</text:p>
          </table:table-cell>
          <table:table-cell office:value-type="float" office:value="0.880781" calcext:value-type="float">
            <text:p>0.88078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770669859]:</text:p>
          </table:table-cell>
          <table:table-cell office:value-type="float" office:value="-15.508068" calcext:value-type="float">
            <text:p>-15.508068</text:p>
          </table:table-cell>
          <table:table-cell office:value-type="float" office:value="4.303073" calcext:value-type="float">
            <text:p>4.303073</text:p>
          </table:table-cell>
          <table:table-cell office:value-type="float" office:value="-0.318624" calcext:value-type="float">
            <text:p>-0.318624</text:p>
          </table:table-cell>
          <table:table-cell office:value-type="float" office:value="0.171431" calcext:value-type="float">
            <text:p>0.171431</text:p>
          </table:table-cell>
          <table:table-cell office:value-type="float" office:value="-1.630384" calcext:value-type="float">
            <text:p>-1.630384</text:p>
          </table:table-cell>
          <table:table-cell office:value-type="float" office:value="0.850316" calcext:value-type="float">
            <text:p>0.85031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790986494]:</text:p>
          </table:table-cell>
          <table:table-cell office:value-type="float" office:value="-15.16743" calcext:value-type="float">
            <text:p>-15.16743</text:p>
          </table:table-cell>
          <table:table-cell office:value-type="float" office:value="3.910506" calcext:value-type="float">
            <text:p>3.910506</text:p>
          </table:table-cell>
          <table:table-cell office:value-type="float" office:value="-0.314926" calcext:value-type="float">
            <text:p>-0.314926</text:p>
          </table:table-cell>
          <table:table-cell office:value-type="float" office:value="0.163193" calcext:value-type="float">
            <text:p>0.163193</text:p>
          </table:table-cell>
          <table:table-cell office:value-type="float" office:value="-1.6122" calcext:value-type="float">
            <text:p>-1.6122</text:p>
          </table:table-cell>
          <table:table-cell office:value-type="float" office:value="0.809802" calcext:value-type="float">
            <text:p>0.80980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811338511]:</text:p>
          </table:table-cell>
          <table:table-cell office:value-type="float" office:value="-14.906937" calcext:value-type="float">
            <text:p>-14.906937</text:p>
          </table:table-cell>
          <table:table-cell office:value-type="float" office:value="3.623358" calcext:value-type="float">
            <text:p>3.623358</text:p>
          </table:table-cell>
          <table:table-cell office:value-type="float" office:value="-0.312067" calcext:value-type="float">
            <text:p>-0.312067</text:p>
          </table:table-cell>
          <table:table-cell office:value-type="float" office:value="0.156895" calcext:value-type="float">
            <text:p>0.156895</text:p>
          </table:table-cell>
          <table:table-cell office:value-type="float" office:value="-1.598156" calcext:value-type="float">
            <text:p>-1.598156</text:p>
          </table:table-cell>
          <table:table-cell office:value-type="float" office:value="0.778865" calcext:value-type="float">
            <text:p>0.77886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830746366]:</text:p>
          </table:table-cell>
          <table:table-cell office:value-type="float" office:value="-14.400537" calcext:value-type="float">
            <text:p>-14.400537</text:p>
          </table:table-cell>
          <table:table-cell office:value-type="float" office:value="3.24246" calcext:value-type="float">
            <text:p>3.24246</text:p>
          </table:table-cell>
          <table:table-cell office:value-type="float" office:value="-0.306698" calcext:value-type="float">
            <text:p>-0.306698</text:p>
          </table:table-cell>
          <table:table-cell office:value-type="float" office:value="0.148543" calcext:value-type="float">
            <text:p>0.148543</text:p>
          </table:table-cell>
          <table:table-cell office:value-type="float" office:value="-1.570485" calcext:value-type="float">
            <text:p>-1.570485</text:p>
          </table:table-cell>
          <table:table-cell office:value-type="float" office:value="0.735823" calcext:value-type="float">
            <text:p>0.73582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851066368]:</text:p>
          </table:table-cell>
          <table:table-cell office:value-type="float" office:value="-14.090072" calcext:value-type="float">
            <text:p>-14.090072</text:p>
          </table:table-cell>
          <table:table-cell office:value-type="float" office:value="3.003692" calcext:value-type="float">
            <text:p>3.003692</text:p>
          </table:table-cell>
          <table:table-cell office:value-type="float" office:value="-0.303203" calcext:value-type="float">
            <text:p>-0.303203</text:p>
          </table:table-cell>
          <table:table-cell office:value-type="float" office:value="0.142801" calcext:value-type="float">
            <text:p>0.142801</text:p>
          </table:table-cell>
          <table:table-cell office:value-type="float" office:value="-1.553288" calcext:value-type="float">
            <text:p>-1.553288</text:p>
          </table:table-cell>
          <table:table-cell office:value-type="float" office:value="0.70757" calcext:value-type="float">
            <text:p>0.7075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871372297]:</text:p>
          </table:table-cell>
          <table:table-cell office:value-type="float" office:value="-13.782188" calcext:value-type="float">
            <text:p>-13.782188</text:p>
          </table:table-cell>
          <table:table-cell office:value-type="float" office:value="2.754795" calcext:value-type="float">
            <text:p>2.754795</text:p>
          </table:table-cell>
          <table:table-cell office:value-type="float" office:value="-0.299702" calcext:value-type="float">
            <text:p>-0.299702</text:p>
          </table:table-cell>
          <table:table-cell office:value-type="float" office:value="0.136573" calcext:value-type="float">
            <text:p>0.136573</text:p>
          </table:table-cell>
          <table:table-cell office:value-type="float" office:value="-1.536045" calcext:value-type="float">
            <text:p>-1.536045</text:p>
          </table:table-cell>
          <table:table-cell office:value-type="float" office:value="0.676897" calcext:value-type="float">
            <text:p>0.67689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890698453]:</text:p>
          </table:table-cell>
          <table:table-cell office:value-type="float" office:value="-13.346441" calcext:value-type="float">
            <text:p>-13.346441</text:p>
          </table:table-cell>
          <table:table-cell office:value-type="float" office:value="2.273504" calcext:value-type="float">
            <text:p>2.273504</text:p>
          </table:table-cell>
          <table:table-cell office:value-type="float" office:value="-0.294927" calcext:value-type="float">
            <text:p>-0.294927</text:p>
          </table:table-cell>
          <table:table-cell office:value-type="float" office:value="0.1243" calcext:value-type="float">
            <text:p>0.1243</text:p>
          </table:table-cell>
          <table:table-cell office:value-type="float" office:value="-1.511296" calcext:value-type="float">
            <text:p>-1.511296</text:p>
          </table:table-cell>
          <table:table-cell office:value-type="float" office:value="0.613279" calcext:value-type="float">
            <text:p>0.61327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911079743]:</text:p>
          </table:table-cell>
          <table:table-cell office:value-type="float" office:value="-13.005849" calcext:value-type="float">
            <text:p>-13.005849</text:p>
          </table:table-cell>
          <table:table-cell office:value-type="float" office:value="2.032997" calcext:value-type="float">
            <text:p>2.032997</text:p>
          </table:table-cell>
          <table:table-cell office:value-type="float" office:value="-0.290928" calcext:value-type="float">
            <text:p>-0.290928</text:p>
          </table:table-cell>
          <table:table-cell office:value-type="float" office:value="0.117311" calcext:value-type="float">
            <text:p>0.117311</text:p>
          </table:table-cell>
          <table:table-cell office:value-type="float" office:value="-1.491681" calcext:value-type="float">
            <text:p>-1.491681</text:p>
          </table:table-cell>
          <table:table-cell office:value-type="float" office:value="0.579004" calcext:value-type="float">
            <text:p>0.57900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931407879]:</text:p>
          </table:table-cell>
          <table:table-cell office:value-type="float" office:value="-12.469153" calcext:value-type="float">
            <text:p>-12.469153</text:p>
          </table:table-cell>
          <table:table-cell office:value-type="float" office:value="1.662385" calcext:value-type="float">
            <text:p>1.662385</text:p>
          </table:table-cell>
          <table:table-cell office:value-type="float" office:value="-0.284533" calcext:value-type="float">
            <text:p>-0.284533</text:p>
          </table:table-cell>
          <table:table-cell office:value-type="float" office:value="0.105703" calcext:value-type="float">
            <text:p>0.105703</text:p>
          </table:table-cell>
          <table:table-cell office:value-type="float" office:value="-1.460243" calcext:value-type="float">
            <text:p>-1.460243</text:p>
          </table:table-cell>
          <table:table-cell office:value-type="float" office:value="0.521938" calcext:value-type="float">
            <text:p>0.52193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950697725]:</text:p>
          </table:table-cell>
          <table:table-cell office:value-type="float" office:value="-12.076429" calcext:value-type="float">
            <text:p>-12.076429</text:p>
          </table:table-cell>
          <table:table-cell office:value-type="float" office:value="1.425373" calcext:value-type="float">
            <text:p>1.425373</text:p>
          </table:table-cell>
          <table:table-cell office:value-type="float" office:value="-0.280011" calcext:value-type="float">
            <text:p>-0.280011</text:p>
          </table:table-cell>
          <table:table-cell office:value-type="float" office:value="0.097995" calcext:value-type="float">
            <text:p>0.097995</text:p>
          </table:table-cell>
          <table:table-cell office:value-type="float" office:value="-1.436793" calcext:value-type="float">
            <text:p>-1.436793</text:p>
          </table:table-cell>
          <table:table-cell office:value-type="float" office:value="0.481966" calcext:value-type="float">
            <text:p>0.48196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971093911]:</text:p>
          </table:table-cell>
          <table:table-cell office:value-type="float" office:value="-11.717045" calcext:value-type="float">
            <text:p>-11.717045</text:p>
          </table:table-cell>
          <table:table-cell office:value-type="float" office:value="1.182217" calcext:value-type="float">
            <text:p>1.182217</text:p>
          </table:table-cell>
          <table:table-cell office:value-type="float" office:value="-0.275575" calcext:value-type="float">
            <text:p>-0.275575</text:p>
          </table:table-cell>
          <table:table-cell office:value-type="float" office:value="0.08892" calcext:value-type="float">
            <text:p>0.08892</text:p>
          </table:table-cell>
          <table:table-cell office:value-type="float" office:value="-1.415011" calcext:value-type="float">
            <text:p>-1.415011</text:p>
          </table:table-cell>
          <table:table-cell office:value-type="float" office:value="0.437409" calcext:value-type="float">
            <text:p>0.43740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4.991348562]:</text:p>
          </table:table-cell>
          <table:table-cell office:value-type="float" office:value="-11.082785" calcext:value-type="float">
            <text:p>-11.082785</text:p>
          </table:table-cell>
          <table:table-cell office:value-type="float" office:value="0.923393" calcext:value-type="float">
            <text:p>0.923393</text:p>
          </table:table-cell>
          <table:table-cell office:value-type="float" office:value="-0.267601" calcext:value-type="float">
            <text:p>-0.267601</text:p>
          </table:table-cell>
          <table:table-cell office:value-type="float" office:value="0.078196" calcext:value-type="float">
            <text:p>0.078196</text:p>
          </table:table-cell>
          <table:table-cell office:value-type="float" office:value="-1.375739" calcext:value-type="float">
            <text:p>-1.375739</text:p>
          </table:table-cell>
          <table:table-cell office:value-type="float" office:value="0.38459" calcext:value-type="float">
            <text:p>0.3845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5.010588826]:</text:p>
          </table:table-cell>
          <table:table-cell office:value-type="float" office:value="-10.621125" calcext:value-type="float">
            <text:p>-10.621125</text:p>
          </table:table-cell>
          <table:table-cell office:value-type="float" office:value="0.731871" calcext:value-type="float">
            <text:p>0.731871</text:p>
          </table:table-cell>
          <table:table-cell office:value-type="float" office:value="-0.261959" calcext:value-type="float">
            <text:p>-0.261959</text:p>
          </table:table-cell>
          <table:table-cell office:value-type="float" office:value="0.069694" calcext:value-type="float">
            <text:p>0.069694</text:p>
          </table:table-cell>
          <table:table-cell office:value-type="float" office:value="-1.346423" calcext:value-type="float">
            <text:p>-1.346423</text:p>
          </table:table-cell>
          <table:table-cell office:value-type="float" office:value="0.340413" calcext:value-type="float">
            <text:p>0.34041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5525.030809577]:</text:p>
          </table:table-cell>
          <table:table-cell office:value-type="float" office:value="-9.977539" calcext:value-type="float">
            <text:p>-9.977539</text:p>
          </table:table-cell>
          <table:table-cell office:value-type="float" office:value="0.505493" calcext:value-type="float">
            <text:p>0.505493</text:p>
          </table:table-cell>
          <table:table-cell office:value-type="float" office:value="-0.253486" calcext:value-type="float">
            <text:p>-0.253486</text:p>
          </table:table-cell>
          <table:table-cell office:value-type="float" office:value="0.057485" calcext:value-type="float">
            <text:p>0.057485</text:p>
          </table:table-cell>
          <table:table-cell office:value-type="float" office:value="-1.304496" calcext:value-type="float">
            <text:p>-1.304496</text:p>
          </table:table-cell>
          <table:table-cell office:value-type="float" office:value="0.280002" calcext:value-type="float">
            <text:p>0.280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20:39:47.968340095</meta:creation-date>
    <dc:date>2018-05-22T21:11:34.295176935</dc:date>
    <meta:editing-duration>PT30M11S</meta:editing-duration>
    <meta:editing-cycles>3</meta:editing-cycles>
    <meta:generator>LibreOffice/4.2.8.2$Linux_X86_64 LibreOffice_project/420m0$Build-2</meta:generator>
    <meta:document-statistic meta:table-count="1" meta:cell-count="3771" meta:object-count="0"/>
  </office:meta>
</office:document-meta>
</file>